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dvTT3713a231" svg:font-family="AdvTT3713a231"/>
    <style:font-face style:name="AdvTT50a2f13e.I" svg:font-family="AdvTT50a2f13e.I"/>
    <style:font-face style:name="AdvTT911bbacd" svg:font-family="AdvTT911bbacd"/>
    <style:font-face style:name="AdvTTd7835f12" svg:font-family="AdvTTd7835f12"/>
    <style:font-face style:name="Arial" svg:font-family="Arial"/>
    <style:font-face style:name="Arial1" svg:font-family="Arial, sans-serif"/>
    <style:font-face style:name="Corbel" svg:font-family="Corbel"/>
    <style:font-face style:name="Georgia" svg:font-family="Georgia, serif"/>
    <style:font-face style:name="Helvetica" svg:font-family="Helvetica"/>
    <style:font-face style:name="Lora" svg:font-family="Lora, Palatino, Times, 'Times New Roman', serif"/>
    <style:font-face style:name="MinionPro" svg:font-family="MinionPro"/>
    <style:font-face style:name="NexusSerif" svg:font-family="NexusSerif, Georgia, 'Times New Roman', Times, STIXGeneral, 'Cambria Math', 'Lucida Sans Unicode', 'Microsoft Sans Serif', 'Segoe UI Symbol', 'Arial Unicode MS', serif"/>
    <style:font-face style:name="Open Sans1" svg:font-family="'Open Sans', HelveticaNeue, 'Helvetica Neue', Helvetica, Arial, sans-serif"/>
    <style:font-face style:name="Open Sans" svg:font-family="'Open Sans', icomoon, sans-serif"/>
    <style:font-face style:name="Roboto" svg:font-family="Roboto, 'Helvetica Neue', Helvetica, Arial, sans-serif"/>
    <style:font-face style:name="Lucida Sans1" svg:font-family="'Lucida Sans'" style:font-family-generic="swiss"/>
    <style:font-face style:name="AdvOT82c4f4c4" svg:font-family="AdvOT82c4f4c4" style:font-family-generic="roman" style:font-pitch="variable"/>
    <style:font-face style:name="GulliverIT" svg:font-family="GulliverIT"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Bold" svg:font-family="'Times Bold'"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Roman" svg:font-family="'Times Roman', '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Bold1" svg:font-family="'Times Bold'" style:font-family-generic="system" style:font-pitch="variable"/>
    <style:font-face style:name="Times New Roman" svg:font-family="'Times New Roman'" style:font-family-generic="system" style:font-pitch="variable"/>
    <style:font-face style:name="Times Roman1" svg:font-family="'Times Roman', 'Times New Roman'" style:font-family-generic="system" style:font-pitch="variable"/>
  </office:font-face-decls>
  <office:automatic-styles>
    <style:style style:name="P1" style:family="paragraph" style:parent-style-name="Standard">
      <style:paragraph-properties fo:line-height="150%"/>
      <style:text-properties style:font-name="Times New Roman2"/>
    </style:style>
    <style:style style:name="P2" style:family="paragraph" style:parent-style-name="Standard">
      <style:paragraph-properties fo:line-height="150%" fo:text-align="justify" style:justify-single-word="false"/>
      <style:text-properties officeooo:paragraph-rsid="000c6534"/>
    </style:style>
    <style:style style:name="P3" style:family="paragraph" style:parent-style-name="Standard">
      <style:paragraph-properties fo:line-height="150%" fo:text-align="justify" style:justify-single-word="false"/>
      <style:text-properties officeooo:paragraph-rsid="001defa4"/>
    </style:style>
    <style:style style:name="P4" style:family="paragraph" style:parent-style-name="Standard">
      <style:paragraph-properties fo:line-height="150%" fo:text-align="justify" style:justify-single-word="false"/>
      <style:text-properties fo:font-variant="normal" fo:text-transform="none" fo:color="#000000" style:font-name="Times New Roman2" fo:font-size="12pt" fo:letter-spacing="normal" fo:font-style="normal" fo:font-weight="normal" officeooo:rsid="001c9789" officeooo:paragraph-rsid="001defa4" style:font-size-asian="12pt" style:font-name-complex="Times New Roman" style:font-size-complex="12pt" style:font-weight-complex="bold"/>
    </style:style>
    <style:style style:name="P5" style:family="paragraph" style:parent-style-name="Standard">
      <style:paragraph-properties fo:line-height="150%"/>
      <style:text-properties fo:color="#000000" style:font-name="Times New Roman2" fo:font-weight="bold" officeooo:paragraph-rsid="002755b2" style:font-weight-asian="bold" style:font-name-complex="Times New Roman" style:font-weight-complex="bold"/>
    </style:style>
    <style:style style:name="P6" style:family="paragraph" style:parent-style-name="Standard">
      <style:paragraph-properties fo:line-height="150%" fo:text-align="justify" style:justify-single-word="false"/>
      <style:text-properties fo:color="#000000" style:font-name="Times New Roman2" officeooo:rsid="0009c481" officeooo:paragraph-rsid="003abeb8" style:font-name-complex="Times New Roman" style:font-weight-complex="bold"/>
    </style:style>
    <style:style style:name="P7" style:family="paragraph" style:parent-style-name="Standard">
      <style:text-properties fo:color="#000000" fo:font-weight="bold" officeooo:paragraph-rsid="002755b2" style:font-weight-asian="bold" style:font-name-complex="Times New Roman" style:font-weight-complex="bold"/>
    </style:style>
    <style:style style:name="P8" style:family="paragraph" style:parent-style-name="Standard">
      <style:text-properties fo:color="#000000" officeooo:paragraph-rsid="00423652" fo:background-color="#ffffff" style:font-name-complex="Times New Roman"/>
    </style:style>
    <style:style style:name="P9" style:family="paragraph" style:parent-style-name="Standard">
      <style:text-properties officeooo:paragraph-rsid="00423652"/>
    </style:style>
    <style:style style:name="P10" style:family="paragraph" style:parent-style-name="Standard">
      <style:text-properties fo:color="#ff4000" style:font-name="Times New Roman2" fo:font-size="12pt" fo:font-style="italic" fo:font-weight="bold" officeooo:rsid="00312d90" officeooo:paragraph-rsid="0087430c" style:font-size-asian="12pt" style:font-style-asian="italic" style:font-weight-asian="bold" style:font-name-complex="Times New Roman" style:font-size-complex="12pt" style:font-style-complex="italic" style:font-weight-complex="bold"/>
    </style:style>
    <style:style style:name="P11" style:family="paragraph" style:parent-style-name="Standard">
      <style:text-properties fo:font-weight="bold" officeooo:paragraph-rsid="00645a16" style:font-weight-asian="bold" style:font-name-complex="Times New Roman" style:font-weight-complex="bold"/>
    </style:style>
    <style:style style:name="P12" style:family="paragraph" style:parent-style-name="Standard">
      <style:text-properties officeooo:paragraph-rsid="0087430c"/>
    </style:style>
    <style:style style:name="P13" style:family="paragraph" style:parent-style-name="Standard">
      <style:text-properties officeooo:paragraph-rsid="00cade29"/>
    </style:style>
    <style:style style:name="P14" style:family="paragraph" style:parent-style-name="Standard">
      <style:paragraph-properties fo:margin-top="0in" fo:margin-bottom="0.1665in" loext:contextual-spacing="false" style:line-height-at-least="0.139in" fo:text-align="justify" style:justify-single-word="false" fo:orphans="0" fo:widows="0"/>
      <style:text-properties officeooo:paragraph-rsid="00274372"/>
    </style:style>
    <style:style style:name="P15" style:family="paragraph" style:parent-style-name="Standard">
      <style:paragraph-properties fo:margin-top="0in" fo:margin-bottom="0.1665in" loext:contextual-spacing="false" fo:line-height="150%" fo:text-align="justify" style:justify-single-word="false" fo:orphans="0" fo:widows="0"/>
      <style:text-properties style:font-name="Times New Roman2" fo:font-weight="bold" officeooo:paragraph-rsid="000c6534" style:font-weight-asian="bold"/>
    </style:style>
    <style:style style:name="P16" style:family="paragraph" style:parent-style-name="Standard">
      <style:paragraph-properties fo:margin-top="0in" fo:margin-bottom="0.1665in" loext:contextual-spacing="false" fo:line-height="150%" fo:text-align="justify" style:justify-single-word="false" fo:orphans="0" fo:widows="0"/>
      <style:text-properties style:font-name="Times New Roman2" fo:font-weight="bold" officeooo:rsid="008c49a5" officeooo:paragraph-rsid="008c49a5" style:font-weight-asian="bold"/>
    </style:style>
    <style:style style:name="P17" style:family="paragraph" style:parent-style-name="Standard">
      <style:paragraph-properties fo:margin-top="0in" fo:margin-bottom="0.1665in" loext:contextual-spacing="false" fo:line-height="100%" fo:text-align="justify" style:justify-single-word="false" fo:orphans="0" fo:widows="0"/>
      <style:text-properties officeooo:paragraph-rsid="0061c074"/>
    </style:style>
    <style:style style:name="P18" style:family="paragraph" style:parent-style-name="Text_20_body">
      <style:paragraph-properties fo:line-height="150%"/>
      <style:text-properties officeooo:paragraph-rsid="002755b2"/>
    </style:style>
    <style:style style:name="P19" style:family="paragraph" style:parent-style-name="Text_20_body">
      <style:paragraph-properties fo:line-height="150%" fo:text-align="justify" style:justify-single-word="false"/>
      <style:text-properties fo:font-weight="bold" officeooo:rsid="00312d90" officeooo:paragraph-rsid="00312d90" style:font-weight-asian="bold" style:font-weight-complex="bold"/>
    </style:style>
    <style:style style:name="P20" style:family="paragraph" style:parent-style-name="Text_20_body">
      <style:paragraph-properties fo:line-height="150%" fo:text-align="justify" style:justify-single-word="false"/>
      <style:text-properties style:font-name="Times New Roman2" officeooo:paragraph-rsid="0051440a"/>
    </style:style>
    <style:style style:name="P21" style:family="paragraph" style:parent-style-name="Text_20_body">
      <style:paragraph-properties fo:line-height="150%"/>
      <style:text-properties fo:color="#000000" style:font-name="Times New Roman2" officeooo:paragraph-rsid="00c937ca" style:font-name-complex="Times New Roman" style:font-weight-complex="bold"/>
    </style:style>
    <style:style style:name="P22" style:family="paragraph" style:parent-style-name="Standard">
      <style:text-properties officeooo:paragraph-rsid="011c116e"/>
    </style:style>
    <style:style style:name="P23" style:family="paragraph" style:parent-style-name="Standard">
      <style:text-properties officeooo:paragraph-rsid="011c5094"/>
    </style:style>
    <style:style style:name="P24" style:family="paragraph" style:parent-style-name="Standard">
      <style:paragraph-properties fo:line-height="150%"/>
      <style:text-properties fo:color="#000000" officeooo:paragraph-rsid="019ef469" style:font-name-complex="Times New Roman"/>
    </style:style>
    <style:style style:name="P25" style:family="paragraph" style:parent-style-name="Standard">
      <style:text-properties officeooo:paragraph-rsid="0124cd16"/>
    </style:style>
    <style:style style:name="P26" style:family="paragraph" style:parent-style-name="Standard">
      <style:text-properties fo:font-weight="bold" style:font-weight-asian="bold" style:font-name-complex="Times New Roman" style:font-weight-complex="bold"/>
    </style:style>
    <style:style style:name="P27" style:family="paragraph" style:parent-style-name="Standard">
      <style:paragraph-properties fo:line-height="150%"/>
      <style:text-properties fo:font-weight="bold" officeooo:paragraph-rsid="019ef469" style:font-weight-asian="bold"/>
    </style:style>
    <style:style style:name="P28" style:family="paragraph" style:parent-style-name="Standard">
      <style:text-properties officeooo:paragraph-rsid="014fc94c"/>
    </style:style>
    <style:style style:name="P29" style:family="paragraph" style:parent-style-name="Standard">
      <style:paragraph-properties fo:line-height="150%"/>
      <style:text-properties fo:color="#ff4000" officeooo:paragraph-rsid="019ef469" style:font-name-complex="Times New Roman"/>
    </style:style>
    <style:style style:name="P30" style:family="paragraph" style:parent-style-name="Standard">
      <style:text-properties officeooo:paragraph-rsid="0155e731"/>
    </style:style>
    <style:style style:name="P31" style:family="paragraph" style:parent-style-name="Standard">
      <style:paragraph-properties fo:line-height="150%"/>
      <style:text-properties officeooo:paragraph-rsid="017f074d"/>
    </style:style>
    <style:style style:name="P32" style:family="paragraph" style:parent-style-name="Standard">
      <style:paragraph-properties fo:line-height="150%"/>
      <style:text-properties officeooo:paragraph-rsid="019ef469"/>
    </style:style>
    <style:style style:name="P33" style:family="paragraph" style:parent-style-name="Standard">
      <style:text-properties officeooo:paragraph-rsid="00423652"/>
    </style:style>
    <style:style style:name="P34" style:family="paragraph" style:parent-style-name="Standard">
      <style:text-properties officeooo:rsid="019d0f0e" officeooo:paragraph-rsid="019d0f0e"/>
    </style:style>
    <style:style style:name="P35" style:family="paragraph" style:parent-style-name="Standard">
      <style:text-properties officeooo:paragraph-rsid="019d0f0e"/>
    </style:style>
    <style:style style:name="P36" style:family="paragraph" style:parent-style-name="Standard">
      <style:paragraph-properties fo:line-height="150%"/>
      <style:text-properties fo:font-size="10pt" fo:font-weight="bold" officeooo:paragraph-rsid="019ef469" style:font-size-asian="10pt" style:font-weight-asian="bold" style:font-size-complex="10pt"/>
    </style:style>
    <style:style style:name="P37" style:family="paragraph" style:parent-style-name="Standard">
      <style:paragraph-properties fo:line-height="150%"/>
      <style:text-properties style:font-name="AdvOT82c4f4c4" fo:font-size="8pt" officeooo:paragraph-rsid="019ef469" style:font-size-asian="8pt" style:font-size-complex="10pt"/>
    </style:style>
    <style:style style:name="P38" style:family="paragraph" style:parent-style-name="Standard">
      <style:paragraph-properties fo:line-height="150%"/>
      <style:text-properties fo:color="#111111" fo:font-weight="bold" officeooo:paragraph-rsid="019ef469" style:font-weight-asian="bold" style:font-name-complex="Times New Roman" style:font-weight-complex="bold"/>
    </style:style>
    <style:style style:name="P39" style:family="paragraph" style:parent-style-name="Standard">
      <style:paragraph-properties fo:margin-top="0in" fo:margin-bottom="0.1665in" loext:contextual-spacing="false" fo:line-height="150%" fo:orphans="0" fo:widows="0">
        <style:tab-stops>
          <style:tab-stop style:position="0in"/>
          <style:tab-stop style:position="0.1528in"/>
        </style:tab-stops>
      </style:paragraph-properties>
      <style:text-properties fo:color="#000000" style:font-name="Times Roman" fo:font-weight="bold" officeooo:paragraph-rsid="019ef469" style:font-weight-asian="bold" style:font-name-complex="Times Roman1"/>
    </style:style>
    <style:style style:name="P40" style:family="paragraph" style:parent-style-name="Standard">
      <style:paragraph-properties fo:margin-top="0in" fo:margin-bottom="0.1665in" loext:contextual-spacing="false" fo:line-height="150%" fo:text-align="center" style:justify-single-word="false" fo:orphans="0" fo:widows="0">
        <style:tab-stops>
          <style:tab-stop style:position="0in"/>
          <style:tab-stop style:position="0.1528in"/>
        </style:tab-stops>
      </style:paragraph-properties>
      <style:text-properties officeooo:paragraph-rsid="019ef469"/>
    </style:style>
    <style:style style:name="P41" style:family="paragraph" style:parent-style-name="Standard">
      <style:paragraph-properties fo:margin-top="0in" fo:margin-bottom="0.1665in" loext:contextual-spacing="false" fo:line-height="150%" fo:text-align="center" style:justify-single-word="false" fo:orphans="0" fo:widows="0">
        <style:tab-stops>
          <style:tab-stop style:position="0in"/>
          <style:tab-stop style:position="0.1528in"/>
        </style:tab-stops>
      </style:paragraph-properties>
      <style:text-properties officeooo:paragraph-rsid="019fb07c"/>
    </style:style>
    <style:style style:name="P42" style:family="paragraph" style:parent-style-name="Standard">
      <style:paragraph-properties fo:margin-top="0in" fo:margin-bottom="0.1665in" loext:contextual-spacing="false" fo:line-height="150%" fo:orphans="0" fo:widows="0">
        <style:tab-stops>
          <style:tab-stop style:position="0in"/>
          <style:tab-stop style:position="0.1528in"/>
        </style:tab-stops>
      </style:paragraph-properties>
      <style:text-properties officeooo:paragraph-rsid="019ef469"/>
    </style:style>
    <style:style style:name="P43" style:family="paragraph" style:parent-style-name="Text_20_body">
      <style:paragraph-properties fo:line-height="150%"/>
      <style:text-properties fo:color="#000000" style:font-name="Times New Roman2" fo:font-size="12pt" fo:font-weight="normal" officeooo:rsid="00312d90" officeooo:paragraph-rsid="007bc073" fo:background-color="#ffffff" style:font-size-asian="12pt" style:font-weight-asian="normal" style:font-name-complex="Times New Roman" style:font-size-complex="12pt" style:font-weight-complex="bold"/>
    </style:style>
    <style:style style:name="P44" style:family="paragraph" style:parent-style-name="Text_20_body">
      <style:paragraph-properties fo:line-height="150%"/>
      <style:text-properties fo:color="#000000" style:font-name="Times New Roman2" fo:font-size="12pt" fo:font-weight="normal" officeooo:rsid="00312d90" officeooo:paragraph-rsid="019ef469" fo:background-color="#ffffff" style:font-size-asian="12pt" style:font-weight-asian="normal" style:font-name-complex="Times New Roman" style:font-size-complex="12pt" style:font-weight-complex="bold"/>
    </style:style>
    <style:style style:name="P45" style:family="paragraph" style:parent-style-name="Text_20_body">
      <style:paragraph-properties fo:line-height="150%"/>
      <style:text-properties fo:color="#000000" style:font-name="Times New Roman2" fo:font-size="12pt" fo:font-weight="bold" officeooo:rsid="01a21693" officeooo:paragraph-rsid="01a21693" fo:background-color="#ffffff" style:font-size-asian="12pt" style:font-weight-asian="bold" style:font-name-complex="Times New Roman" style:font-size-complex="12pt" style:font-weight-complex="bold"/>
    </style:style>
    <style:style style:name="P46" style:family="paragraph" style:parent-style-name="Text_20_body">
      <style:paragraph-properties fo:line-height="150%"/>
      <style:text-properties fo:color="#000000" fo:font-weight="bold" officeooo:paragraph-rsid="019ef469" style:font-weight-asian="bold" style:font-name-complex="Times New Roman" style:font-weight-complex="bold"/>
    </style:style>
    <style:style style:name="P47" style:family="paragraph" style:parent-style-name="Text_20_body">
      <style:paragraph-properties fo:line-height="150%"/>
      <style:text-properties officeooo:paragraph-rsid="019ef469"/>
    </style:style>
    <style:style style:name="P48" style:family="paragraph" style:parent-style-name="Text_20_body">
      <style:paragraph-properties fo:line-height="150%"/>
      <style:text-properties style:font-name="Times New Roman2"/>
    </style:style>
    <style:style style:name="P49" style:family="paragraph" style:parent-style-name="Text_20_body">
      <style:paragraph-properties fo:line-height="150%"/>
      <style:text-properties fo:font-weight="bold" officeooo:paragraph-rsid="019ef469" style:font-weight-asian="bold" style:font-weight-complex="bold"/>
    </style:style>
    <style:style style:name="P50" style:family="paragraph" style:parent-style-name="Text_20_body">
      <style:text-properties fo:font-weight="bold" officeooo:paragraph-rsid="019ef469" fo:background-color="#ffffff" style:font-weight-asian="bold"/>
    </style:style>
    <style:style style:name="P51" style:family="paragraph" style:parent-style-name="Text_20_body">
      <style:paragraph-properties fo:margin-top="0in" fo:margin-bottom="0.1665in" loext:contextual-spacing="false" fo:line-height="150%" fo:text-align="justify" style:justify-single-word="false" fo:orphans="0" fo:widows="0"/>
      <style:text-properties officeooo:paragraph-rsid="015785cd"/>
    </style:style>
    <style:style style:name="P52" style:family="paragraph" style:parent-style-name="Text_20_body">
      <style:paragraph-properties fo:margin-top="0in" fo:margin-bottom="0.1665in" loext:contextual-spacing="false" fo:line-height="150%" fo:orphans="0" fo:widows="0">
        <style:tab-stops>
          <style:tab-stop style:position="0in"/>
          <style:tab-stop style:position="0.1528in"/>
        </style:tab-stops>
      </style:paragraph-properties>
      <style:text-properties officeooo:paragraph-rsid="019ef469"/>
    </style:style>
    <style:style style:name="P53" style:family="paragraph" style:parent-style-name="Text_20_body">
      <style:paragraph-properties fo:margin-top="0in" fo:margin-bottom="0.1665in" loext:contextual-spacing="false" fo:line-height="150%" fo:orphans="0" fo:widows="0">
        <style:tab-stops>
          <style:tab-stop style:position="0in"/>
          <style:tab-stop style:position="0.1528in"/>
        </style:tab-stops>
      </style:paragraph-properties>
      <style:text-properties fo:color="#000000" fo:font-weight="bold" officeooo:paragraph-rsid="019ef469" style:font-weight-asian="bold" style:font-name-complex="Times New Roman" style:font-weight-complex="bold"/>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complex="Times New Roman"/>
    </style:style>
    <style:style style:name="T3" style:family="text">
      <style:text-properties fo:color="#000000" style:font-name-complex="Times New Roman" style:font-weight-complex="bold"/>
    </style:style>
    <style:style style:name="T4" style:family="text">
      <style:text-properties fo:color="#000000" officeooo:rsid="0009c481" style:font-name-complex="Times New Roman" style:font-weight-complex="bold"/>
    </style:style>
    <style:style style:name="T5" style:family="text">
      <style:text-properties fo:color="#000000" officeooo:rsid="002b7502" style:font-name-complex="Times New Roman" style:font-weight-complex="bold"/>
    </style:style>
    <style:style style:name="T6" style:family="text">
      <style:text-properties fo:color="#000000" officeooo:rsid="004a41a4" style:font-name-complex="Times New Roman" style:font-weight-complex="bold"/>
    </style:style>
    <style:style style:name="T7" style:family="text">
      <style:text-properties fo:color="#000000" officeooo:rsid="00cbb91f" style:font-name-complex="Times New Roman" style:font-weight-complex="bold"/>
    </style:style>
    <style:style style:name="T8" style:family="text">
      <style:text-properties fo:color="#000000" officeooo:rsid="0009c481" style:font-name-complex="Times New Roman"/>
    </style:style>
    <style:style style:name="T9" style:family="text">
      <style:text-properties fo:color="#000000" fo:font-style="italic" style:font-style-asian="italic" style:font-name-complex="Times New Roman"/>
    </style:style>
    <style:style style:name="T10" style:family="text">
      <style:text-properties fo:color="#000000" fo:font-style="italic" style:font-style-asian="italic" style:font-name-complex="Times New Roman" style:font-style-complex="italic" style:font-weight-complex="bold"/>
    </style:style>
    <style:style style:name="T11" style:family="text">
      <style:text-properties fo:color="#000000" style:font-name="Times New Roman2"/>
    </style:style>
    <style:style style:name="T12" style:family="text">
      <style:text-properties fo:color="#000000" style:font-name="Times New Roman2" fo:font-weight="bold" style:font-weight-asian="bold" style:font-name-complex="Times New Roman"/>
    </style:style>
    <style:style style:name="T13" style:family="text">
      <style:text-properties fo:color="#000000" style:font-name="Times New Roman2" fo:font-weight="bold" officeooo:rsid="000e2f34" style:font-weight-asian="bold" style:font-name-complex="Times New Roman"/>
    </style:style>
    <style:style style:name="T14" style:family="text">
      <style:text-properties fo:color="#000000" style:font-name="Times New Roman2" style:font-name-complex="Times New Roman"/>
    </style:style>
    <style:style style:name="T15" style:family="text">
      <style:text-properties fo:color="#000000" style:font-name="Times New Roman2" style:font-name-complex="Times New Roman" style:font-weight-complex="bold"/>
    </style:style>
    <style:style style:name="T16" style:family="text">
      <style:text-properties fo:color="#000000" style:font-name="Times New Roman2" officeooo:rsid="0009c481" style:font-name-complex="Times New Roman" style:font-weight-complex="bold"/>
    </style:style>
    <style:style style:name="T17" style:family="text">
      <style:text-properties fo:color="#000000" style:font-name="Times New Roman2" officeooo:rsid="004d4808" style:font-name-complex="Times New Roman" style:font-weight-complex="bold"/>
    </style:style>
    <style:style style:name="T18" style:family="text">
      <style:text-properties fo:color="#000000" style:font-name="Times New Roman2" fo:background-color="#ffffff" loext:char-shading-value="0" style:font-name-complex="Times New Roman"/>
    </style:style>
    <style:style style:name="T19" style:family="text">
      <style:text-properties fo:color="#000000" style:font-name="Times New Roman2" fo:background-color="#ffffff" loext:char-shading-value="0" style:font-name-complex="Times New Roman" style:font-weight-complex="bold"/>
    </style:style>
    <style:style style:name="T20" style:family="text">
      <style:text-properties fo:color="#000000" style:font-name="Times New Roman2" fo:font-style="normal" officeooo:rsid="0009c481" style:font-name-complex="Times New Roman" style:font-weight-complex="bold"/>
    </style:style>
    <style:style style:name="T21" style:family="text">
      <style:text-properties fo:color="#000000" style:font-name="Times New Roman2" fo:font-style="normal" officeooo:rsid="004d4808" style:font-name-complex="Times New Roman" style:font-weight-complex="bold"/>
    </style:style>
    <style:style style:name="T22" style:family="text">
      <style:text-properties fo:color="#000000" style:font-name="Times New Roman2" fo:font-style="normal" officeooo:rsid="0184e787"/>
    </style:style>
    <style:style style:name="T23" style:family="text">
      <style:text-properties fo:color="#000000" style:font-name="Times New Roman2" fo:font-style="italic" officeooo:rsid="0009c481" style:font-style-asian="italic" style:font-name-complex="Times New Roman" style:font-style-complex="italic" style:font-weight-complex="bold"/>
    </style:style>
    <style:style style:name="T24" style:family="text">
      <style:text-properties fo:color="#000000" style:font-name="Times New Roman2" fo:font-size="12pt" fo:font-weight="normal" officeooo:rsid="00312d90" style:font-size-asian="12pt" style:font-weight-asian="normal" style:font-name-complex="Times New Roman" style:font-size-complex="12pt" style:font-weight-complex="normal"/>
    </style:style>
    <style:style style:name="T25" style:family="text">
      <style:text-properties fo:color="#000000" style:font-name="Times New Roman2" fo:font-size="12pt" fo:font-weight="normal" officeooo:rsid="00537cb6" style:font-size-asian="12pt" style:font-weight-asian="normal" style:font-name-complex="Times New Roman" style:font-size-complex="12pt" style:font-weight-complex="normal"/>
    </style:style>
    <style:style style:name="T26" style:family="text">
      <style:text-properties fo:color="#000000" style:font-name="Times New Roman2" fo:font-size="12pt" fo:font-weight="normal" officeooo:rsid="005e7253" style:font-size-asian="12pt" style:font-weight-asian="normal" style:font-name-complex="Times New Roman" style:font-size-complex="12pt" style:font-weight-complex="normal"/>
    </style:style>
    <style:style style:name="T27" style:family="text">
      <style:text-properties fo:color="#000000" style:font-name="Times New Roman2" fo:font-size="12pt" fo:font-weight="normal" officeooo:rsid="0060a9a3" style:font-size-asian="12pt" style:font-weight-asian="normal" style:font-name-complex="Times New Roman" style:font-size-complex="12pt" style:font-weight-complex="normal"/>
    </style:style>
    <style:style style:name="T28" style:family="text">
      <style:text-properties fo:color="#000000" style:font-name="Times New Roman2" fo:font-size="12pt" fo:font-weight="normal" officeooo:rsid="0081111c" style:font-size-asian="12pt" style:font-weight-asian="normal" style:font-name-complex="Times New Roman" style:font-size-complex="12pt" style:font-weight-complex="normal"/>
    </style:style>
    <style:style style:name="T29" style:family="text">
      <style:text-properties fo:color="#000000" style:font-name="Times New Roman2" fo:font-size="12pt" fo:font-weight="normal" officeooo:rsid="00819f16" style:font-size-asian="12pt" style:font-weight-asian="normal" style:font-name-complex="Times New Roman" style:font-size-complex="12pt" style:font-weight-complex="normal"/>
    </style:style>
    <style:style style:name="T30" style:family="text">
      <style:text-properties fo:color="#000000" style:font-name="Times New Roman2" fo:font-size="12pt" fo:font-weight="normal" officeooo:rsid="00888388" style:font-size-asian="12pt" style:font-weight-asian="normal" style:font-name-complex="Times New Roman" style:font-size-complex="12pt" style:font-weight-complex="normal"/>
    </style:style>
    <style:style style:name="T31" style:family="text">
      <style:text-properties fo:color="#000000" style:font-name="Times New Roman2" fo:font-size="12pt" fo:font-weight="normal" officeooo:rsid="00cbb91f" style:font-size-asian="12pt" style:font-weight-asian="normal" style:font-name-complex="Times New Roman" style:font-size-complex="12pt" style:font-weight-complex="normal"/>
    </style:style>
    <style:style style:name="T32" style:family="text">
      <style:text-properties fo:color="#000000" style:font-name="Times New Roman2" fo:font-size="12pt" fo:font-weight="normal" officeooo:rsid="00cecb34" style:font-size-asian="12pt" style:font-weight-asian="normal" style:font-name-complex="Times New Roman" style:font-size-complex="12pt" style:font-weight-complex="normal"/>
    </style:style>
    <style:style style:name="T33" style:family="text">
      <style:text-properties fo:color="#000000" style:font-name="Times New Roman2" fo:font-size="12pt" fo:font-weight="normal" officeooo:rsid="013a8455" style:font-size-asian="12pt" style:font-weight-asian="normal" style:font-name-complex="Times New Roman" style:font-size-complex="12pt" style:font-weight-complex="normal"/>
    </style:style>
    <style:style style:name="T34" style:family="text">
      <style:text-properties fo:color="#000000" style:font-name="Times New Roman2" fo:font-size="12pt" fo:font-weight="normal" officeooo:rsid="00312d90" style:font-size-asian="12pt" style:font-weight-asian="normal" style:font-name-complex="Times New Roman" style:font-size-complex="12pt" style:font-weight-complex="bold"/>
    </style:style>
    <style:style style:name="T35" style:family="text">
      <style:text-properties fo:color="#000000" style:font-name="Times New Roman2" fo:font-size="12pt" fo:font-weight="normal" officeooo:rsid="006cc28d" style:font-size-asian="12pt" style:font-weight-asian="normal" style:font-name-complex="Times New Roman" style:font-size-complex="12pt" style:font-weight-complex="bold"/>
    </style:style>
    <style:style style:name="T36" style:family="text">
      <style:text-properties fo:color="#000000" style:font-name="Times New Roman2" fo:font-size="12pt" fo:font-weight="normal" officeooo:rsid="00741257" style:font-size-asian="12pt" style:font-weight-asian="normal" style:font-name-complex="Times New Roman" style:font-size-complex="12pt" style:font-weight-complex="bold"/>
    </style:style>
    <style:style style:name="T37" style:family="text">
      <style:text-properties fo:color="#000000" style:font-name="Times New Roman2" fo:font-size="12pt" fo:font-weight="normal" officeooo:rsid="007aad5e" style:font-size-asian="12pt" style:font-weight-asian="normal" style:font-name-complex="Times New Roman" style:font-size-complex="12pt" style:font-weight-complex="bold"/>
    </style:style>
    <style:style style:name="T38" style:family="text">
      <style:text-properties fo:color="#000000" style:font-name="Times New Roman2" fo:font-size="12pt" fo:font-weight="normal" officeooo:rsid="00cbb91f" style:font-size-asian="12pt" style:font-weight-asian="normal" style:font-name-complex="Times New Roman" style:font-size-complex="12pt" style:font-weight-complex="bold"/>
    </style:style>
    <style:style style:name="T39" style:family="text">
      <style:text-properties fo:color="#000000" style:font-name="Times New Roman2" fo:font-size="12pt" fo:font-weight="normal" officeooo:rsid="014c9c24" style:font-size-asian="12pt" style:font-weight-asian="normal" style:font-name-complex="Times New Roman" style:font-size-complex="12pt" style:font-weight-complex="bold"/>
    </style:style>
    <style:style style:name="T40" style:family="text">
      <style:text-properties fo:color="#000000" style:font-name="Times New Roman2" fo:font-size="12pt" fo:font-weight="normal" officeooo:rsid="008c49a5" style:font-size-asian="12pt" style:font-weight-asian="normal" style:font-name-complex="Times Roman1" style:font-size-complex="12pt" style:font-weight-complex="normal"/>
    </style:style>
    <style:style style:name="T41" style:family="text">
      <style:text-properties fo:color="#000000" style:font-name="Times New Roman2" fo:font-size="12pt" fo:font-weight="normal" officeooo:rsid="0184529e" style:font-size-asian="12pt" style:font-weight-asian="normal" style:font-name-complex="Times Roman1" style:font-size-complex="12pt" style:font-weight-complex="normal"/>
    </style:style>
    <style:style style:name="T42" style:family="text">
      <style:text-properties fo:color="#000000" style:font-name="Times New Roman2" fo:font-size="12pt" fo:font-weight="normal" style:font-size-asian="12pt" style:font-size-complex="12pt"/>
    </style:style>
    <style:style style:name="T43" style:family="text">
      <style:text-properties fo:color="#000000" style:font-name="Times New Roman2" fo:font-size="12pt" fo:font-weight="normal" officeooo:rsid="0184e787" style:font-size-asian="12pt" style:font-size-complex="12pt"/>
    </style:style>
    <style:style style:name="T44" style:family="text">
      <style:text-properties fo:color="#000000" style:font-name="Times New Roman2" fo:font-size="12pt" fo:font-weight="normal" officeooo:rsid="00312d90" fo:background-color="transparent" loext:char-shading-value="0" style:font-size-asian="12pt" style:font-weight-asian="normal" style:font-name-complex="Times New Roman" style:font-size-complex="12pt" style:font-weight-complex="normal"/>
    </style:style>
    <style:style style:name="T45" style:family="text">
      <style:text-properties fo:color="#000000" style:font-name="Times New Roman2" fo:font-size="12pt" fo:font-style="normal" fo:font-weight="normal" officeooo:rsid="005d6f9d" style:font-size-asian="12pt" style:font-weight-asian="normal" style:font-name-complex="Times New Roman" style:font-size-complex="12pt" style:font-weight-complex="normal"/>
    </style:style>
    <style:style style:name="T46" style:family="text">
      <style:text-properties fo:color="#000000" style:font-name="Times New Roman2" fo:font-size="12pt" fo:font-style="normal" fo:font-weight="normal" officeooo:rsid="00312d90" style:font-size-asian="12pt" style:font-weight-asian="normal" style:font-name-complex="Times New Roman" style:font-size-complex="12pt" style:font-weight-complex="bold"/>
    </style:style>
    <style:style style:name="T47" style:family="text">
      <style:text-properties fo:color="#000000" style:font-name="Times New Roman2" fo:font-size="12pt" fo:font-style="normal" fo:font-weight="normal" officeooo:rsid="0066a199" style:font-size-asian="12pt" style:font-weight-asian="normal" style:font-name-complex="Times New Roman" style:font-size-complex="12pt" style:font-weight-complex="bold"/>
    </style:style>
    <style:style style:name="T48" style:family="text">
      <style:text-properties fo:color="#000000" style:font-name="Times New Roman2" fo:font-size="12pt" fo:font-style="normal" fo:font-weight="normal" officeooo:rsid="00741257" style:font-size-asian="12pt" style:font-weight-asian="normal" style:font-name-complex="Times New Roman" style:font-size-complex="12pt" style:font-weight-complex="bold"/>
    </style:style>
    <style:style style:name="T49" style:family="text">
      <style:text-properties fo:color="#000000" style:font-name="Times New Roman2" fo:font-size="12pt" fo:font-style="normal" fo:font-weight="normal" officeooo:rsid="007699d2" style:font-size-asian="12pt" style:font-weight-asian="normal" style:font-name-complex="Times New Roman" style:font-size-complex="12pt" style:font-weight-complex="bold"/>
    </style:style>
    <style:style style:name="T50" style:family="text">
      <style:text-properties fo:color="#000000" style:font-name="Times New Roman2" fo:font-size="12pt" fo:font-style="normal" fo:font-weight="normal" officeooo:rsid="00cbb91f" style:font-size-asian="12pt" style:font-weight-asian="normal" style:font-name-complex="Times New Roman" style:font-size-complex="12pt" style:font-weight-complex="bold"/>
    </style:style>
    <style:style style:name="T51" style:family="text">
      <style:text-properties fo:color="#000000" style:font-name="Times New Roman2" fo:font-size="12pt" fo:font-style="normal" fo:font-weight="normal" officeooo:rsid="014adac8" style:font-size-asian="12pt" style:font-weight-asian="normal" style:font-name-complex="Times New Roman" style:font-size-complex="12pt" style:font-weight-complex="bold"/>
    </style:style>
    <style:style style:name="T52" style:family="text">
      <style:text-properties fo:color="#000000" style:font-name="Times New Roman2" fo:font-size="12pt" fo:font-style="normal" fo:font-weight="normal" style:font-size-asian="12pt" style:font-style-asian="normal" style:font-weight-asian="normal"/>
    </style:style>
    <style:style style:name="T53" style:family="text">
      <style:text-properties fo:color="#000000" style:font-name="Times New Roman2" fo:font-size="12pt" fo:font-style="normal" fo:font-weight="normal" officeooo:rsid="00312d90" style:font-size-asian="12pt" style:font-style-asian="normal" style:font-weight-asian="normal" style:font-name-complex="Times New Roman" style:font-style-complex="normal" style:font-weight-complex="normal"/>
    </style:style>
    <style:style style:name="T54" style:family="text">
      <style:text-properties fo:color="#000000" style:font-name="Times New Roman2" fo:font-size="12pt" fo:font-style="normal" fo:font-weight="normal" officeooo:rsid="0090a3b3" style:font-size-asian="12pt" style:font-style-asian="normal" style:font-weight-asian="normal" style:font-name-complex="Times New Roman" style:font-style-complex="normal" style:font-weight-complex="normal"/>
    </style:style>
    <style:style style:name="T55" style:family="text">
      <style:text-properties fo:color="#000000" style:font-name="Times New Roman2" fo:font-size="12pt" fo:font-style="normal" fo:font-weight="normal" officeooo:rsid="008f44d0" style:font-size-asian="12pt" style:font-style-asian="normal" style:font-weight-asian="normal" style:font-name-complex="Times New Roman" style:font-style-complex="normal" style:font-weight-complex="normal"/>
    </style:style>
    <style:style style:name="T56" style:family="text">
      <style:text-properties fo:color="#000000" style:font-name="Times New Roman2" fo:font-size="12pt" fo:font-style="normal" fo:font-weight="normal" officeooo:rsid="00cbb91f" style:font-size-asian="12pt" style:font-style-asian="normal" style:font-weight-asian="normal" style:font-name-complex="Times New Roman" style:font-style-complex="normal" style:font-weight-complex="normal"/>
    </style:style>
    <style:style style:name="T57" style:family="text">
      <style:text-properties fo:color="#000000" style:font-name="Times New Roman2" fo:font-size="12pt" fo:font-style="normal" fo:font-weight="normal" officeooo:rsid="00d7a110" style:font-size-asian="12pt" style:font-style-asian="normal" style:font-weight-asian="normal" style:font-name-complex="Times New Roman" style:font-style-complex="normal" style:font-weight-complex="normal"/>
    </style:style>
    <style:style style:name="T58" style:family="text">
      <style:text-properties fo:color="#000000" style:font-name="Times New Roman2" fo:font-size="12pt" fo:font-style="normal" fo:font-weight="normal" officeooo:rsid="00d92f4a" style:font-size-asian="12pt" style:font-style-asian="normal" style:font-weight-asian="normal" style:font-name-complex="Times New Roman" style:font-style-complex="normal" style:font-weight-complex="normal"/>
    </style:style>
    <style:style style:name="T59" style:family="text">
      <style:text-properties fo:color="#000000" style:font-name="Times New Roman2" fo:font-size="12pt" fo:font-style="normal" fo:font-weight="normal" officeooo:rsid="00db33f8" style:font-size-asian="12pt" style:font-style-asian="normal" style:font-weight-asian="normal" style:font-name-complex="Times New Roman" style:font-style-complex="normal" style:font-weight-complex="normal"/>
    </style:style>
    <style:style style:name="T60" style:family="text">
      <style:text-properties fo:color="#000000" style:font-name="Times New Roman2" fo:font-size="12pt" fo:font-style="normal" fo:font-weight="normal" officeooo:rsid="00d7a110" style:font-size-asian="12pt" style:font-style-asian="normal" style:font-weight-asian="normal" style:font-name-complex="Times New Roman" style:font-size-complex="12pt" style:font-style-complex="normal" style:font-weight-complex="normal"/>
    </style:style>
    <style:style style:name="T61" style:family="text">
      <style:text-properties fo:color="#000000" style:font-name="Times New Roman2" fo:font-size="12pt" fo:font-style="normal" fo:font-weight="normal" officeooo:rsid="00312d90" style:font-size-asian="12pt" style:font-style-asian="normal" style:font-weight-asian="normal" style:font-name-complex="Times New Roman" style:font-size-complex="12pt" style:font-style-complex="normal" style:font-weight-complex="normal"/>
    </style:style>
    <style:style style:name="T62" style:family="text">
      <style:text-properties fo:color="#000000" style:font-name="Times New Roman2" fo:font-size="12pt" fo:font-style="normal" fo:font-weight="normal" officeooo:rsid="00dda251" style:font-size-asian="12pt" style:font-style-asian="normal" style:font-weight-asian="normal" style:font-name-complex="Times New Roman" style:font-size-complex="12pt" style:font-style-complex="normal" style:font-weight-complex="normal"/>
    </style:style>
    <style:style style:name="T63" style:family="text">
      <style:text-properties fo:color="#000000" style:font-name="Times New Roman2" fo:font-size="12pt" fo:font-style="normal" fo:font-weight="normal" officeooo:rsid="00dc8c29" style:font-size-asian="12pt" style:font-style-asian="normal" style:font-weight-asian="normal" style:font-name-complex="Times New Roman" style:font-size-complex="12pt" style:font-style-complex="normal" style:font-weight-complex="normal"/>
    </style:style>
    <style:style style:name="T64" style:family="text">
      <style:text-properties fo:color="#000000" style:font-name="Times New Roman2" fo:font-size="12pt" fo:font-style="normal" fo:font-weight="normal" officeooo:rsid="00de8288" style:font-size-asian="12pt" style:font-style-asian="normal" style:font-weight-asian="normal" style:font-name-complex="Times New Roman" style:font-size-complex="12pt" style:font-style-complex="normal" style:font-weight-complex="normal"/>
    </style:style>
    <style:style style:name="T65" style:family="text">
      <style:text-properties fo:color="#000000" style:font-name="Times New Roman2" fo:font-size="12pt" fo:font-style="normal" fo:font-weight="normal" officeooo:rsid="00de8288" fo:background-color="#f2f2f2" loext:char-shading-value="0" style:font-size-asian="12pt" style:font-style-asian="normal" style:font-weight-asian="normal" style:font-name-complex="Times New Roman" style:font-size-complex="12pt" style:font-style-complex="normal" style:font-weight-complex="normal"/>
    </style:style>
    <style:style style:name="T66" style:family="text">
      <style:text-properties fo:color="#000000" style:font-name="Times New Roman2" fo:font-size="12pt" fo:font-style="normal" fo:font-weight="normal" officeooo:rsid="00e07a0c" fo:background-color="#f2f2f2" loext:char-shading-value="0" style:font-size-asian="12pt" style:font-style-asian="normal" style:font-weight-asian="normal" style:font-name-complex="Times New Roman" style:font-size-complex="12pt" style:font-style-complex="normal" style:font-weight-complex="normal"/>
    </style:style>
    <style:style style:name="T67" style:family="text">
      <style:text-properties fo:color="#000000" style:font-name="Times New Roman2" fo:font-size="12pt" fo:font-style="normal" fo:font-weight="normal" officeooo:rsid="00e22e95" fo:background-color="#f2f2f2" loext:char-shading-value="0" style:font-size-asian="12pt" style:font-style-asian="normal" style:font-weight-asian="normal" style:font-name-complex="Times New Roman" style:font-size-complex="12pt" style:font-style-complex="normal" style:font-weight-complex="normal"/>
    </style:style>
    <style:style style:name="T68" style:family="text">
      <style:text-properties fo:color="#000000" style:font-name="Times New Roman2" fo:font-size="12pt" fo:font-style="normal" fo:font-weight="normal" officeooo:rsid="00312d90" fo:background-color="#f2f2f2" loext:char-shading-value="0" style:font-size-asian="12pt" style:font-style-asian="normal" style:font-weight-asian="normal" style:font-name-complex="Times New Roman" style:font-size-complex="12pt" style:font-style-complex="normal" style:font-weight-complex="normal"/>
    </style:style>
    <style:style style:name="T69" style:family="text">
      <style:text-properties fo:color="#000000" style:font-name="Times New Roman2" fo:font-size="12pt" fo:font-style="normal" fo:font-weight="normal" officeooo:rsid="00ea305f" fo:background-color="#f2f2f2" loext:char-shading-value="0" style:font-size-asian="12pt" style:font-style-asian="normal" style:font-weight-asian="normal" style:font-name-complex="Times New Roman" style:font-size-complex="12pt" style:font-style-complex="normal" style:font-weight-complex="normal"/>
    </style:style>
    <style:style style:name="T70" style:family="text">
      <style:text-properties fo:color="#000000" style:font-name="Times New Roman2" fo:font-size="12pt" fo:font-style="normal" fo:font-weight="normal" officeooo:rsid="011a9d57" fo:background-color="#f2f2f2" loext:char-shading-value="0" style:font-size-asian="12pt" style:font-style-asian="normal" style:font-weight-asian="normal" style:font-name-complex="Times New Roman" style:font-size-complex="12pt" style:font-style-complex="normal" style:font-weight-complex="normal"/>
    </style:style>
    <style:style style:name="T71" style:family="text">
      <style:text-properties fo:color="#000000" style:font-name="Times New Roman2" fo:font-size="12pt" fo:font-style="normal" fo:font-weight="normal" officeooo:rsid="00e906c8" fo:background-color="#f2f2f2" loext:char-shading-value="0" style:font-size-asian="12pt" style:font-style-asian="normal" style:font-weight-asian="normal" style:font-name-complex="Times New Roman" style:font-size-complex="12pt" style:font-style-complex="normal" style:font-weight-complex="normal"/>
    </style:style>
    <style:style style:name="T72" style:family="text">
      <style:text-properties fo:color="#000000" style:font-name="Times New Roman2" fo:font-size="12pt" fo:font-style="normal" fo:font-weight="normal" officeooo:rsid="00ec299f" fo:background-color="#f2f2f2" loext:char-shading-value="0" style:font-size-asian="12pt" style:font-style-asian="normal" style:font-weight-asian="normal" style:font-name-complex="Times New Roman" style:font-size-complex="12pt" style:font-style-complex="normal" style:font-weight-complex="normal"/>
    </style:style>
    <style:style style:name="T73" style:family="text">
      <style:text-properties fo:color="#000000" style:font-name="Times New Roman2" fo:font-size="12pt" fo:font-style="normal" fo:font-weight="normal" officeooo:rsid="00ecd9bf" fo:background-color="#f2f2f2" loext:char-shading-value="0" style:font-size-asian="12pt" style:font-style-asian="normal" style:font-weight-asian="normal" style:font-name-complex="Times New Roman" style:font-size-complex="12pt" style:font-style-complex="normal" style:font-weight-complex="normal"/>
    </style:style>
    <style:style style:name="T74" style:family="text">
      <style:text-properties fo:color="#000000" style:font-name="Times New Roman2" fo:font-size="12pt" fo:font-style="normal" fo:font-weight="normal" officeooo:rsid="00312d9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 style:family="text">
      <style:text-properties fo:color="#000000" style:font-name="Times New Roman2" fo:font-size="12pt" fo:font-style="normal" fo:font-weight="normal" officeooo:rsid="00f9d6d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6" style:family="text">
      <style:text-properties fo:color="#000000" style:font-name="Times New Roman2" fo:font-size="12pt" fo:font-style="normal" officeooo:rsid="00a2eba2" fo:background-color="#ffffff" loext:char-shading-value="0" style:font-size-asian="12pt" style:font-size-complex="12pt"/>
    </style:style>
    <style:style style:name="T77" style:family="text">
      <style:text-properties fo:color="#000000" style:font-name="Times New Roman2" fo:font-size="12pt" fo:font-style="normal" officeooo:rsid="00a404d3" fo:background-color="#ffffff" loext:char-shading-value="0" style:font-size-asian="12pt" style:font-size-complex="12pt"/>
    </style:style>
    <style:style style:name="T78" style:family="text">
      <style:text-properties fo:color="#000000" style:font-name="Times New Roman2" fo:font-size="12pt" fo:font-style="normal" officeooo:rsid="00a48540" fo:background-color="#ffffff" loext:char-shading-value="0" style:font-size-asian="12pt" style:font-size-complex="12pt"/>
    </style:style>
    <style:style style:name="T79" style:family="text">
      <style:text-properties fo:color="#000000" style:font-name="Times New Roman2" fo:font-size="12pt" fo:font-style="normal" officeooo:rsid="00a5227d" fo:background-color="#ffffff" loext:char-shading-value="0" style:font-size-asian="12pt" style:font-size-complex="12pt"/>
    </style:style>
    <style:style style:name="T80" style:family="text">
      <style:text-properties fo:color="#000000" style:font-name="Times New Roman2" fo:font-size="12pt" officeooo:rsid="009f1cb5" fo:background-color="#ffffff" loext:char-shading-value="0" style:font-size-asian="12pt"/>
    </style:style>
    <style:style style:name="T81" style:family="text">
      <style:text-properties fo:color="#000000" style:font-name="Times New Roman2" fo:font-size="12pt" officeooo:rsid="00a2eba2" fo:background-color="#ffffff" loext:char-shading-value="0" style:font-size-asian="12pt"/>
    </style:style>
    <style:style style:name="T82" style:family="text">
      <style:text-properties fo:color="#000000" style:font-name="Times New Roman2" fo:font-size="12pt" officeooo:rsid="00a2eba2" fo:background-color="#ffffff" loext:char-shading-value="0" style:font-size-asian="12pt" style:font-size-complex="12pt"/>
    </style:style>
    <style:style style:name="T83" style:family="text">
      <style:text-properties fo:color="#000000" style:font-name="Times New Roman2" fo:font-size="12pt" officeooo:rsid="00a48540" fo:background-color="#ffffff" loext:char-shading-value="0" style:font-size-asian="12pt" style:font-size-complex="12pt"/>
    </style:style>
    <style:style style:name="T84" style:family="text">
      <style:text-properties fo:color="#000000" style:font-name="Times New Roman2" fo:font-size="12pt" officeooo:rsid="00a404d3" fo:background-color="#ffffff" loext:char-shading-value="0" style:font-size-asian="12pt" style:font-size-complex="12pt"/>
    </style:style>
    <style:style style:name="T85" style:family="text">
      <style:text-properties fo:color="#000000" style:font-name="Times New Roman2" fo:font-size="12pt" fo:font-weight="bold" officeooo:rsid="01a21693" fo:background-color="#ffffff" loext:char-shading-value="0" style:font-size-asian="12pt" style:font-weight-asian="bold" style:font-name-complex="Times New Roman" style:font-size-complex="12pt" style:font-weight-complex="bold"/>
    </style:style>
    <style:style style:name="T86" style:family="text">
      <style:text-properties fo:color="#000000" style:font-name="Times New Roman2" fo:font-weight="normal"/>
    </style:style>
    <style:style style:name="T87" style:family="text">
      <style:text-properties fo:color="#000000" style:font-name="Times New Roman2" fo:font-weight="normal" fo:background-color="#ffffff" loext:char-shading-value="0" style:font-weight-asian="normal" style:font-name-complex="Times New Roman" style:font-weight-complex="normal"/>
    </style:style>
    <style:style style:name="T88" style:family="text">
      <style:text-properties fo:color="#000000" style:font-name="Times New Roman2" fo:font-weight="normal" officeooo:rsid="0068738c" fo:background-color="#ffffff" loext:char-shading-value="0" style:font-weight-asian="normal" style:font-name-complex="Times New Roman" style:font-weight-complex="normal"/>
    </style:style>
    <style:style style:name="T89" style:family="text">
      <style:text-properties fo:color="#000000" style:font-name="Times New Roman2" fo:font-weight="normal" officeooo:rsid="00cbb91f" fo:background-color="#ffffff" loext:char-shading-value="0" style:font-weight-asian="normal" style:font-name-complex="Times New Roman" style:font-weight-complex="normal"/>
    </style:style>
    <style:style style:name="T90" style:family="text">
      <style:text-properties fo:color="#000000" style:font-name="Times New Roman2" officeooo:rsid="0184e787"/>
    </style:style>
    <style:style style:name="T91" style:family="text">
      <style:text-properties fo:color="#000000" style:font-name="Times Bold" fo:font-size="9pt" fo:font-weight="bold" style:font-size-asian="9pt" style:font-weight-asian="bold" style:font-name-complex="Times Bold1" style:font-size-complex="9pt" style:font-weight-complex="bold"/>
    </style:style>
    <style:style style:name="T92" style:family="text">
      <style:text-properties fo:color="#000000" style:font-name="Times Roman" fo:font-size="9pt" style:font-size-asian="9pt" style:font-name-complex="Times Roman1" style:font-size-complex="9pt"/>
    </style:style>
    <style:style style:name="T93" style:family="text">
      <style:text-properties fo:color="#000000" style:font-name="Times Roman" fo:font-size="9pt" officeooo:rsid="016fdb70" style:font-size-asian="9pt" style:font-name-complex="Times Roman1" style:font-size-complex="9pt"/>
    </style:style>
    <style:style style:name="T94" style:family="text">
      <style:text-properties fo:color="#000000" style:font-name="Times Roman" style:font-name-complex="Times Roman1"/>
    </style:style>
    <style:style style:name="T95" style:family="text">
      <style:text-properties fo:color="#000000" style:font-name="Times Roman" officeooo:rsid="017f074d" style:font-name-complex="Times Roman1"/>
    </style:style>
    <style:style style:name="T96" style:family="text">
      <style:text-properties fo:color="#000000" style:font-name="Times Roman" officeooo:rsid="0181eb7b" style:font-name-complex="Times Roman1"/>
    </style:style>
    <style:style style:name="T97" style:family="text">
      <style:text-properties fo:color="#000000" style:font-name="Times Roman" fo:font-style="normal" officeooo:rsid="017f074d" style:font-name-complex="Times Roman1"/>
    </style:style>
    <style:style style:name="T98" style:family="text">
      <style:text-properties fo:color="#000000" style:font-name="Times Roman" fo:font-style="normal" officeooo:rsid="0181eb7b" style:font-name-complex="Times Roman1"/>
    </style:style>
    <style:style style:name="T99" style:family="text">
      <style:text-properties fo:color="#000000" style:font-name-complex="Times Roman1"/>
    </style:style>
    <style:style style:name="T100" style:family="text">
      <style:text-properties fo:color="#000000" officeooo:rsid="0009c481" style:font-name-complex="Times Roman1" style:font-weight-complex="bold"/>
    </style:style>
    <style:style style:name="T101" style:family="text">
      <style:text-properties fo:color="#000000" style:font-name="Times New Roman2" fo:font-size="12pt" style:font-size-asian="12pt" style:font-size-complex="12pt"/>
    </style:style>
    <style:style style:name="T102" style:family="text">
      <style:text-properties fo:color="#000000" style:font-name="Times New Roman2" fo:font-size="12pt" officeooo:rsid="0127d201" style:font-size-asian="12pt" style:font-size-complex="12pt"/>
    </style:style>
    <style:style style:name="T103" style:family="text">
      <style:text-properties fo:color="#000000" style:font-name="Times New Roman2" fo:font-size="12pt" officeooo:rsid="012a6dd7" style:font-size-asian="12pt" style:font-size-complex="12pt"/>
    </style:style>
    <style:style style:name="T104" style:family="text">
      <style:text-properties fo:color="#000000" style:font-name="Times New Roman2" fo:font-size="12pt" officeooo:rsid="0146d710" style:font-size-asian="12pt" style:font-size-complex="12pt"/>
    </style:style>
    <style:style style:name="T105" style:family="text">
      <style:text-properties fo:color="#000000" style:font-name="Times New Roman2" fo:font-size="12pt" officeooo:rsid="014943ab" style:font-size-asian="12pt" style:font-size-complex="12pt"/>
    </style:style>
    <style:style style:name="T106" style:family="text">
      <style:text-properties fo:color="#000000" style:font-name="Times New Roman2" fo:font-size="12pt" officeooo:rsid="0160f295" style:font-size-asian="12pt" style:font-size-complex="12pt"/>
    </style:style>
    <style:style style:name="T107" style:family="text">
      <style:text-properties fo:color="#000000" style:font-name="Times New Roman2" fo:font-size="12pt" officeooo:rsid="015d26e4" style:font-size-asian="12pt" style:font-size-complex="12pt"/>
    </style:style>
    <style:style style:name="T108" style:family="text">
      <style:text-properties fo:color="#000000" style:font-name="Times New Roman2" fo:font-size="12pt" style:font-size-asian="12pt" style:font-name-complex="Times Roman1" style:font-size-complex="12pt"/>
    </style:style>
    <style:style style:name="T109" style:family="text">
      <style:text-properties fo:color="#000000" style:font-name="Times New Roman2" fo:font-size="12pt" fo:font-style="normal" officeooo:rsid="0127d201" style:font-size-asian="12pt" style:font-size-complex="12pt"/>
    </style:style>
    <style:style style:name="T110" style:family="text">
      <style:text-properties fo:color="#000000" style:font-name="Times New Roman2" fo:font-size="12pt" fo:font-style="normal" officeooo:rsid="01295388" style:font-size-asian="12pt" style:font-size-complex="12pt"/>
    </style:style>
    <style:style style:name="T111" style:family="text">
      <style:text-properties fo:color="#000000" style:font-name="Times New Roman2" fo:font-size="12pt" fo:font-style="normal" fo:font-weight="normal" officeooo:rsid="01973d20" style:font-size-asian="12pt" style:font-name-complex="Times Roman1" style:font-size-complex="12pt"/>
    </style:style>
    <style:style style:name="T112" style:family="text">
      <style:text-properties fo:color="#000000" style:font-name="Times New Roman2" fo:font-size="12pt" fo:font-weight="normal" style:font-size-asian="12pt" style:font-size-complex="12pt"/>
    </style:style>
    <style:style style:name="T113" style:family="text">
      <style:text-properties fo:color="#000000" style:font-name="Times New Roman2" fo:font-size="12pt" fo:font-weight="normal" style:font-size-asian="12pt" style:font-name-complex="Times Roman1" style:font-size-complex="12pt"/>
    </style:style>
    <style:style style:name="T114" style:family="text">
      <style:text-properties fo:color="#000000" style:font-name="Times New Roman2" fo:font-size="12pt" fo:font-weight="normal" officeooo:rsid="01973d20" style:font-size-asian="12pt" style:font-name-complex="Times Roman1" style:font-size-complex="12pt"/>
    </style:style>
    <style:style style:name="T115" style:family="text">
      <style:text-properties fo:color="#000000" style:font-name="Times New Roman2" fo:font-size="12pt" fo:font-weight="normal" fo:background-color="#ffffff" loext:char-shading-value="0" style:font-size-asian="12pt" style:font-name-complex="Times Roman1" style:font-size-complex="12pt"/>
    </style:style>
    <style:style style:name="T116" style:family="text">
      <style:text-properties fo:color="#000000" style:font-name="Times New Roman1" fo:font-style="normal" officeooo:rsid="016c327e"/>
    </style:style>
    <style:style style:name="T117" style:family="text">
      <style:text-properties fo:color="#000000" officeooo:rsid="016c327e"/>
    </style:style>
    <style:style style:name="T118" style:family="text">
      <style:text-properties fo:color="#000000" fo:font-weight="normal" style:font-name-complex="Times Roman1"/>
    </style:style>
    <style:style style:name="T119" style:family="text">
      <style:text-properties fo:color="#000000" fo:font-weight="normal" fo:background-color="#ffffff" loext:char-shading-value="0" style:font-name-complex="Times Roman1"/>
    </style:style>
    <style:style style:name="T120" style:family="text">
      <style:text-properties fo:color="#000000" style:text-position="super 58%" style:font-name="Times New Roman2" fo:font-size="12pt" fo:font-weight="normal" officeooo:rsid="01731740" style:font-size-asian="12pt" style:font-name-complex="Times Roman1" style:font-size-complex="12pt"/>
    </style:style>
    <style:style style:name="T121" style:family="text">
      <style:text-properties fo:color="#000000" style:text-position="super 58%" style:font-name-complex="Times New Roman"/>
    </style:style>
    <style:style style:name="T122" style:family="text">
      <style:text-properties fo:color="#000000" style:font-name="Times" fo:font-size="12pt" fo:font-weight="normal" style:font-size-asian="12pt" style:font-name-complex="Times Roman1" style:font-size-complex="12pt"/>
    </style:style>
    <style:style style:name="T123" style:family="text">
      <style:text-properties fo:color="#000000" style:font-name="Times" fo:font-size="12pt" fo:font-weight="normal" officeooo:rsid="0174f9aa" style:font-size-asian="12pt" style:font-name-complex="Times Roman1" style:font-size-complex="12pt"/>
    </style:style>
    <style:style style:name="T124" style:family="text">
      <style:text-properties fo:color="#000000" style:font-name="Times" fo:font-size="12pt" fo:font-weight="normal" officeooo:rsid="01759098" style:font-size-asian="12pt" style:font-name-complex="Times Roman1" style:font-size-complex="12pt"/>
    </style:style>
    <style:style style:name="T125" style:family="text">
      <style:text-properties fo:color="#000000" style:font-name="Times" fo:font-size="12pt" fo:font-style="normal" fo:font-weight="normal" officeooo:rsid="0174f9aa" style:font-size-asian="12pt" style:font-name-complex="Times Roman1" style:font-size-complex="12pt"/>
    </style:style>
    <style:style style:name="T126" style:family="text">
      <style:text-properties fo:color="#000000" style:font-name="Times" fo:font-size="12pt" fo:font-style="normal" fo:font-weight="normal" officeooo:rsid="01759098" style:font-size-asian="12pt" style:font-name-complex="Times Roman1" style:font-size-complex="12pt"/>
    </style:style>
    <style:style style:name="T127" style:family="text">
      <style:text-properties fo:color="#000000" fo:font-style="normal" officeooo:rsid="016c327e"/>
    </style:style>
    <style:style style:name="T128" style:family="text">
      <style:text-properties fo:color="#000000" fo:font-size="12pt" officeooo:rsid="0160f295" style:font-size-asian="12pt" style:font-size-complex="12pt"/>
    </style:style>
    <style:style style:name="T129" style:family="text">
      <style:text-properties fo:color="#000000" fo:font-size="12pt" officeooo:rsid="015d26e4" style:font-size-asian="12pt" style:font-size-complex="12pt"/>
    </style:style>
    <style:style style:name="T130" style:family="text">
      <style:text-properties fo:color="#000000" fo:font-size="12pt" fo:font-weight="normal" style:font-size-asian="12pt" style:font-size-complex="12pt"/>
    </style:style>
    <style:style style:name="T131" style:family="text">
      <style:text-properties fo:color="#000000" fo:font-size="12pt" fo:font-weight="normal" style:font-size-asian="12pt" style:font-name-complex="Times Roman1" style:font-size-complex="12pt"/>
    </style:style>
    <style:style style:name="T132" style:family="text">
      <style:text-properties fo:color="#000000" fo:font-size="12pt" fo:font-weight="normal" fo:background-color="#ffffff" loext:char-shading-value="0" style:font-size-asian="12pt" style:font-name-complex="Times Roman1" style:font-size-complex="12pt"/>
    </style:style>
    <style:style style:name="T133" style:family="text">
      <style:text-properties fo:color="#000000" style:font-name="MinionPro" fo:font-size="9pt" fo:font-weight="normal" style:font-size-asian="12pt" style:font-name-complex="Times Roman1" style:font-size-complex="12pt"/>
    </style:style>
    <style:style style:name="T134" style:family="text">
      <style:text-properties fo:color="#000000" style:font-name="MinionPro" fo:font-size="6pt" fo:font-weight="normal" style:font-size-asian="12pt" style:font-name-complex="Times Roman1" style:font-size-complex="12pt"/>
    </style:style>
    <style:style style:name="T135" style:family="text">
      <style:text-properties fo:color="#000000" fo:font-size="9pt" fo:font-weight="normal" style:font-size-asian="12pt" style:font-name-complex="Times Roman1" style:font-size-complex="12pt"/>
    </style:style>
    <style:style style:name="T136" style:family="text">
      <style:text-properties fo:color="#000000" fo:font-size="6pt" fo:font-weight="normal" style:font-size-asian="12pt" style:font-name-complex="Times Roman1" style:font-size-complex="12pt"/>
    </style:style>
    <style:style style:name="T137" style:family="text">
      <style:text-properties fo:color="#000000" style:font-name-asian="Times New Roman" style:language-asian="pt" style:country-asian="BR" style:font-name-complex="Times New Roman"/>
    </style:style>
    <style:style style:name="T138" style:family="text">
      <style:text-properties fo:color="#000000" style:font-name-asian="Times New Roman" style:font-name-complex="Times New Roman"/>
    </style:style>
    <style:style style:name="T139" style:family="text">
      <style:text-properties fo:color="#000000" style:text-position="sub 58%" style:font-name-complex="Times New Roman"/>
    </style:style>
    <style:style style:name="T140" style:family="text">
      <style:text-properties fo:color="#000000" style:text-position="sub 58%" fo:font-style="italic" style:font-style-asian="italic" style:font-name-complex="Times New Roman"/>
    </style:style>
    <style:style style:name="T141" style:family="text">
      <style:text-properties fo:color="#000000" fo:font-weight="bold" style:font-weight-asian="bold" style:font-name-complex="Times New Roman" style:font-weight-complex="bold"/>
    </style:style>
    <style:style style:name="T142" style:family="text">
      <style:text-properties fo:color="#000000" style:font-name="GulliverIT" fo:font-size="8pt" fo:font-weight="bold" style:font-size-asian="8pt" style:font-weight-asian="bold" style:font-name-complex="Times New Roman" style:font-weight-complex="bold"/>
    </style:style>
    <style:style style:name="T143" style:family="text">
      <style:text-properties fo:font-weight="bold" style:font-weight-asian="bold"/>
    </style:style>
    <style:style style:name="T144" style:family="text">
      <style:text-properties fo:font-weight="bold" style:font-weight-asian="bold" style:font-weight-complex="bold"/>
    </style:style>
    <style:style style:name="T145" style:family="text">
      <style:text-properties fo:font-weight="bold" officeooo:rsid="019d0f0e" style:font-weight-asian="bold"/>
    </style:style>
    <style:style style:name="T146" style:family="text">
      <style:text-properties fo:font-variant="normal" fo:text-transform="none" fo:color="#000000" style:font-name="Times New Roman2" fo:font-size="12pt" fo:letter-spacing="normal" fo:font-style="normal" fo:font-weight="normal" style:font-size-asian="12pt" style:font-name-complex="Times New Roman" style:font-size-complex="12pt"/>
    </style:style>
    <style:style style:name="T147" style:family="text">
      <style:text-properties fo:font-variant="normal" fo:text-transform="none" fo:color="#000000" style:font-name="Times New Roman2" fo:font-size="12pt" fo:letter-spacing="normal" fo:font-style="normal" fo:font-weight="normal" officeooo:rsid="000fdf06" style:font-size-asian="12pt" style:font-name-complex="Times New Roman" style:font-size-complex="12pt" style:font-style-complex="italic"/>
    </style:style>
    <style:style style:name="T148" style:family="text">
      <style:text-properties fo:font-variant="normal" fo:text-transform="none" fo:color="#000000" style:font-name="Times New Roman2" fo:font-size="12pt" fo:letter-spacing="normal" fo:font-style="normal" fo:font-weight="normal" officeooo:rsid="000fdf06" style:font-size-asian="12pt" style:font-name-complex="Times New Roman" style:font-size-complex="12pt"/>
    </style:style>
    <style:style style:name="T149" style:family="text">
      <style:text-properties fo:font-variant="normal" fo:text-transform="none" fo:color="#000000" style:font-name="Times New Roman2" fo:font-size="12pt" fo:letter-spacing="normal" fo:font-style="normal" fo:font-weight="normal" officeooo:rsid="0010cc55" style:font-size-asian="12pt" style:font-name-complex="Times New Roman" style:font-size-complex="12pt"/>
    </style:style>
    <style:style style:name="T150" style:family="text">
      <style:text-properties fo:font-variant="normal" fo:text-transform="none" fo:color="#000000" style:font-name="Times New Roman2" fo:font-size="12pt" fo:letter-spacing="normal" fo:font-style="normal" fo:font-weight="normal" officeooo:rsid="001335d8" style:font-size-asian="12pt" style:font-name-complex="Times New Roman" style:font-size-complex="12pt"/>
    </style:style>
    <style:style style:name="T151" style:family="text">
      <style:text-properties fo:font-variant="normal" fo:text-transform="none" fo:color="#000000" style:font-name="Times New Roman2" fo:font-size="12pt" fo:letter-spacing="normal" fo:font-style="normal" fo:font-weight="normal" officeooo:rsid="0014c4fc" style:font-size-asian="12pt" style:font-name-complex="Times New Roman" style:font-size-complex="12pt"/>
    </style:style>
    <style:style style:name="T152" style:family="text">
      <style:text-properties fo:font-variant="normal" fo:text-transform="none" fo:color="#000000" style:font-name="Times New Roman2" fo:font-size="12pt" fo:letter-spacing="normal" fo:font-style="normal" fo:font-weight="normal" officeooo:rsid="0017f662" style:font-size-asian="12pt" style:font-name-complex="Times New Roman" style:font-size-complex="12pt"/>
    </style:style>
    <style:style style:name="T153" style:family="text">
      <style:text-properties fo:font-variant="normal" fo:text-transform="none" fo:color="#000000" style:font-name="Times New Roman2" fo:font-size="12pt" fo:letter-spacing="normal" fo:font-style="normal" fo:font-weight="normal" officeooo:rsid="001c9789" style:font-size-asian="12pt" style:font-name-complex="Times New Roman" style:font-size-complex="12pt" style:font-weight-complex="bold"/>
    </style:style>
    <style:style style:name="T154" style:family="text">
      <style:text-properties fo:font-variant="normal" fo:text-transform="none" fo:color="#000000" style:font-name="Times New Roman2" fo:font-size="12pt" fo:letter-spacing="normal" fo:font-style="normal" fo:font-weight="normal" officeooo:rsid="002d599f" style:font-size-asian="12pt" style:font-name-complex="Times New Roman" style:font-size-complex="12pt" style:font-weight-complex="bold"/>
    </style:style>
    <style:style style:name="T155" style:family="text">
      <style:text-properties fo:font-variant="normal" fo:text-transform="none" fo:color="#000000" style:font-name="Times New Roman2" fo:font-size="12pt" fo:letter-spacing="normal" fo:font-style="normal" fo:font-weight="normal" officeooo:rsid="001d4eac" style:font-size-asian="12pt" style:font-name-complex="Times New Roman" style:font-size-complex="12pt"/>
    </style:style>
    <style:style style:name="T156" style:family="text">
      <style:text-properties fo:font-variant="normal" fo:text-transform="none" fo:color="#000000" style:font-name="Times New Roman2" fo:font-size="12pt" fo:letter-spacing="normal" fo:font-style="normal" fo:font-weight="normal" officeooo:rsid="001defa4" style:font-size-asian="12pt" style:font-name-complex="Times New Roman" style:font-size-complex="12pt"/>
    </style:style>
    <style:style style:name="T157" style:family="text">
      <style:text-properties fo:font-variant="normal" fo:text-transform="none" fo:color="#000000" style:font-name="Times New Roman2" fo:font-size="12pt" fo:letter-spacing="normal" fo:font-style="normal" fo:font-weight="normal" officeooo:rsid="002755b2" style:font-size-asian="12pt" style:font-name-complex="Times New Roman" style:font-size-complex="12pt"/>
    </style:style>
    <style:style style:name="T158" style:family="text">
      <style:text-properties fo:font-variant="normal" fo:text-transform="none" fo:color="#000000" style:font-name="Times New Roman2" fo:font-size="12pt" fo:letter-spacing="normal" fo:font-style="normal" fo:font-weight="normal" officeooo:rsid="00c937ca" style:font-size-asian="12pt" style:font-name-complex="Times New Roman" style:font-size-complex="12pt"/>
    </style:style>
    <style:style style:name="T159" style:family="text">
      <style:text-properties fo:font-variant="normal" fo:text-transform="none" fo:color="#000000" style:font-name="Times New Roman2" fo:font-size="12pt" fo:letter-spacing="normal" fo:font-style="normal" fo:font-weight="normal" officeooo:rsid="00c3a58a" style:font-size-asian="12pt" style:font-name-complex="Times New Roman" style:font-size-complex="12pt"/>
    </style:style>
    <style:style style:name="T160" style:family="text">
      <style:text-properties fo:font-variant="normal" fo:text-transform="none" fo:color="#000000" style:font-name="Times New Roman2" fo:font-size="12pt" fo:letter-spacing="normal" fo:font-style="normal" fo:font-weight="normal" officeooo:rsid="00c4f29f" style:font-size-asian="12pt" style:font-name-complex="Times New Roman" style:font-size-complex="12pt"/>
    </style:style>
    <style:style style:name="T161" style:family="text">
      <style:text-properties fo:font-variant="normal" fo:text-transform="none" fo:color="#000000" style:font-name="Times New Roman2" fo:font-size="12pt" fo:letter-spacing="normal" fo:font-style="normal" fo:font-weight="normal" officeooo:rsid="001defa4" style:font-size-asian="12pt" style:font-style-asian="normal" style:font-name-complex="Times New Roman" style:font-size-complex="12pt" style:font-style-complex="normal"/>
    </style:style>
    <style:style style:name="T162" style:family="text">
      <style:text-properties fo:font-variant="normal" fo:text-transform="none" fo:color="#000000" style:font-name="Times New Roman2" fo:font-size="12pt" fo:letter-spacing="normal" fo:font-style="normal" fo:font-weight="normal" officeooo:rsid="00312d90" style:font-size-asian="12pt" style:font-style-asian="normal" style:font-weight-asian="bold" style:font-name-complex="Times New Roman" style:font-style-complex="normal" style:font-weight-complex="bold"/>
    </style:style>
    <style:style style:name="T163" style:family="text">
      <style:text-properties fo:font-variant="normal" fo:text-transform="none" fo:color="#000000" style:font-name="Times New Roman2" fo:font-size="12pt" fo:letter-spacing="normal" fo:font-style="normal" fo:font-weight="normal" officeooo:rsid="009f1cb5" style:font-size-asian="12pt" style:font-style-asian="normal" style:font-weight-asian="bold" style:font-name-complex="Times New Roman" style:font-style-complex="normal" style:font-weight-complex="bold"/>
    </style:style>
    <style:style style:name="T164" style:family="text">
      <style:text-properties fo:font-variant="normal" fo:text-transform="none" fo:color="#000000" style:font-name="Times New Roman2" fo:font-size="12pt" fo:letter-spacing="normal" fo:font-style="normal" fo:font-weight="normal" officeooo:rsid="00a0e203" style:font-size-asian="12pt" style:font-style-asian="normal" style:font-weight-asian="bold" style:font-name-complex="Times New Roman" style:font-style-complex="normal" style:font-weight-complex="bold"/>
    </style:style>
    <style:style style:name="T165" style:family="text">
      <style:text-properties fo:font-variant="normal" fo:text-transform="none" fo:color="#000000" style:font-name="Times New Roman2" fo:font-size="12pt" fo:letter-spacing="normal" fo:font-style="normal" fo:font-weight="normal" officeooo:rsid="00312d90" style:font-size-asian="12pt" style:font-weight-asian="normal" style:font-name-complex="Times New Roman" style:font-size-complex="12pt" style:font-weight-complex="normal"/>
    </style:style>
    <style:style style:name="T166" style:family="text">
      <style:text-properties fo:font-variant="normal" fo:text-transform="none" fo:color="#000000" style:font-name="Times New Roman2" fo:font-size="12pt" fo:letter-spacing="normal" fo:font-style="normal" fo:font-weight="normal" officeooo:rsid="0058ef53" style:font-size-asian="12pt" style:font-weight-asian="normal" style:font-name-complex="Times New Roman" style:font-size-complex="12pt" style:font-weight-complex="normal"/>
    </style:style>
    <style:style style:name="T167" style:family="text">
      <style:text-properties fo:font-variant="normal" fo:text-transform="none" fo:color="#000000" style:font-name="Times New Roman2" fo:font-size="12pt" fo:letter-spacing="normal" fo:font-style="normal" fo:font-weight="normal" officeooo:rsid="005c1e9c" style:font-size-asian="12pt" style:font-weight-asian="normal" style:font-name-complex="Times New Roman" style:font-size-complex="12pt" style:font-weight-complex="normal"/>
    </style:style>
    <style:style style:name="T168" style:family="text">
      <style:text-properties fo:font-variant="normal" fo:text-transform="none" fo:color="#000000" style:font-name="Times New Roman2" fo:font-size="12pt" fo:letter-spacing="normal" fo:font-style="normal" fo:font-weight="normal" officeooo:rsid="005d6f9d" style:font-size-asian="12pt" style:font-weight-asian="normal" style:font-name-complex="Times New Roman" style:font-size-complex="12pt" style:font-weight-complex="normal"/>
    </style:style>
    <style:style style:name="T169" style:family="text">
      <style:text-properties fo:font-variant="normal" fo:text-transform="none" fo:color="#000000" style:font-name="Times New Roman2" fo:font-size="12pt" fo:letter-spacing="normal" fo:font-style="normal" fo:font-weight="normal" officeooo:rsid="00819f16" style:font-size-asian="12pt" style:font-weight-asian="normal" style:font-name-complex="Times New Roman" style:font-size-complex="12pt" style:font-weight-complex="normal"/>
    </style:style>
    <style:style style:name="T170" style:family="text">
      <style:text-properties fo:font-variant="normal" fo:text-transform="none" fo:color="#000000" style:font-name="Times New Roman2" fo:font-size="12pt" fo:letter-spacing="normal" fo:font-style="normal" fo:font-weight="normal" officeooo:rsid="0082f7b8" style:font-size-asian="12pt" style:font-weight-asian="normal" style:font-name-complex="Times New Roman" style:font-size-complex="12pt" style:font-weight-complex="normal"/>
    </style:style>
    <style:style style:name="T171" style:family="text">
      <style:text-properties fo:font-variant="normal" fo:text-transform="none" fo:color="#000000" style:font-name="Times New Roman2" fo:font-size="12pt" fo:letter-spacing="normal" fo:font-style="normal" fo:font-weight="normal" officeooo:rsid="00848e16" style:font-size-asian="12pt" style:font-weight-asian="normal" style:font-name-complex="Times New Roman" style:font-size-complex="12pt" style:font-weight-complex="normal"/>
    </style:style>
    <style:style style:name="T172" style:family="text">
      <style:text-properties fo:font-variant="normal" fo:text-transform="none" fo:color="#000000" style:font-name="Times New Roman2" fo:font-size="12pt" fo:letter-spacing="normal" fo:font-style="normal" fo:font-weight="normal" officeooo:rsid="0087430c" style:font-size-asian="12pt" style:font-weight-asian="normal" style:font-name-complex="Times New Roman" style:font-size-complex="12pt" style:font-weight-complex="normal"/>
    </style:style>
    <style:style style:name="T173" style:family="text">
      <style:text-properties fo:font-variant="normal" fo:text-transform="none" fo:color="#000000" style:font-name="Times New Roman2" fo:font-size="12pt" fo:letter-spacing="normal" fo:font-style="normal" fo:font-weight="normal" officeooo:rsid="011a49db" style:font-size-asian="12pt" style:font-weight-asian="normal" style:font-name-complex="Times New Roman" style:font-size-complex="12pt" style:font-weight-complex="normal"/>
    </style:style>
    <style:style style:name="T174" style:family="text">
      <style:text-properties fo:font-variant="normal" fo:text-transform="none" fo:color="#000000" style:font-name="Times New Roman2" fo:font-size="12pt" fo:letter-spacing="normal" fo:font-style="normal" fo:font-weight="normal" officeooo:rsid="00312d90" style:font-size-asian="12pt" style:font-weight-asian="normal" style:font-name-complex="Times New Roman" style:font-size-complex="12pt" style:font-weight-complex="bold"/>
    </style:style>
    <style:style style:name="T175" style:family="text">
      <style:text-properties fo:font-variant="normal" fo:text-transform="none" fo:color="#000000" style:font-name="Times New Roman2" fo:font-size="12pt" fo:letter-spacing="normal" fo:font-style="normal" fo:font-weight="normal" style:font-size-asian="12pt" style:font-size-complex="12pt"/>
    </style:style>
    <style:style style:name="T176" style:family="text">
      <style:text-properties fo:font-variant="normal" fo:text-transform="none" fo:color="#000000" style:font-name="Times New Roman2" fo:font-size="12pt" fo:letter-spacing="normal" fo:font-style="normal" fo:font-weight="normal" officeooo:rsid="01021b30" style:font-size-asian="12pt" style:font-size-complex="12pt"/>
    </style:style>
    <style:style style:name="T177" style:family="text">
      <style:text-properties fo:font-variant="normal" fo:text-transform="none" fo:color="#000000" style:font-name="Times New Roman2" fo:font-size="12pt" fo:letter-spacing="normal" fo:font-style="normal" fo:font-weight="normal" officeooo:rsid="0105b67f" style:font-size-asian="12pt" style:font-size-complex="12pt"/>
    </style:style>
    <style:style style:name="T178" style:family="text">
      <style:text-properties fo:font-variant="normal" fo:text-transform="none" fo:color="#000000" style:font-name="Times New Roman2" fo:font-size="12pt" fo:letter-spacing="normal" fo:font-style="normal" fo:font-weight="normal" officeooo:rsid="010950cd" style:font-size-asian="12pt" style:font-size-complex="12pt"/>
    </style:style>
    <style:style style:name="T179" style:family="text">
      <style:text-properties fo:font-variant="normal" fo:text-transform="none" fo:color="#000000" style:font-name="Times New Roman2" fo:font-size="12pt" fo:letter-spacing="normal" fo:font-style="normal" fo:font-weight="normal" officeooo:rsid="0109f038" style:font-size-asian="12pt" style:font-size-complex="12pt"/>
    </style:style>
    <style:style style:name="T180" style:family="text">
      <style:text-properties fo:font-variant="normal" fo:text-transform="none" fo:color="#000000" style:font-name="Times New Roman2" fo:font-size="12pt" fo:letter-spacing="normal" fo:font-style="normal" fo:font-weight="normal" officeooo:rsid="01107a74" style:font-size-asian="12pt" style:font-size-complex="12pt"/>
    </style:style>
    <style:style style:name="T181" style:family="text">
      <style:text-properties fo:font-variant="normal" fo:text-transform="none" fo:color="#000000" style:font-name="Times New Roman2" fo:font-size="12pt" fo:letter-spacing="normal" fo:font-style="normal" fo:font-weight="normal" officeooo:rsid="0116eb04" style:font-size-asian="12pt" style:font-size-complex="12pt"/>
    </style:style>
    <style:style style:name="T182" style:family="text">
      <style:text-properties fo:font-variant="normal" fo:text-transform="none" fo:color="#000000" style:font-name="Times New Roman2" fo:font-size="12pt" fo:letter-spacing="normal" fo:font-style="normal" fo:font-weight="normal" officeooo:rsid="011762ec" style:font-size-asian="12pt" style:font-size-complex="12pt"/>
    </style:style>
    <style:style style:name="T183" style:family="text">
      <style:text-properties fo:font-variant="normal" fo:text-transform="none" fo:color="#000000" style:font-name="Times New Roman2" fo:font-size="12pt" fo:letter-spacing="normal" fo:font-style="normal" fo:font-weight="normal" officeooo:rsid="0117d62e" style:font-size-asian="12pt" style:font-size-complex="12pt"/>
    </style:style>
    <style:style style:name="T184" style:family="text">
      <style:text-properties fo:font-variant="normal" fo:text-transform="none" fo:color="#000000" style:font-name="Times New Roman2" fo:font-size="12pt" fo:letter-spacing="normal" fo:font-style="normal" fo:font-weight="normal" officeooo:rsid="011ad9d1" style:font-size-asian="12pt" style:font-size-complex="12pt"/>
    </style:style>
    <style:style style:name="T185" style:family="text">
      <style:text-properties fo:font-variant="normal" fo:text-transform="none" fo:color="#000000" style:font-name="Times New Roman2" fo:font-size="12pt" fo:letter-spacing="normal" fo:font-style="normal" fo:font-weight="normal" officeooo:rsid="011c79eb" style:font-size-asian="12pt" style:font-size-complex="12pt"/>
    </style:style>
    <style:style style:name="T186" style:family="text">
      <style:text-properties fo:font-variant="normal" fo:text-transform="none" fo:color="#000000" style:font-name="Times New Roman2" fo:font-size="12pt" fo:letter-spacing="normal" fo:font-style="normal" fo:font-weight="normal" officeooo:rsid="011f616e" style:font-size-asian="12pt" style:font-size-complex="12pt"/>
    </style:style>
    <style:style style:name="T187" style:family="text">
      <style:text-properties fo:font-variant="normal" fo:text-transform="none" fo:color="#000000" style:font-name="Times New Roman2" fo:font-size="12pt" fo:letter-spacing="normal" fo:font-style="normal" fo:font-weight="normal" officeooo:rsid="013c39d1" style:font-size-asian="12pt" style:font-size-complex="12pt"/>
    </style:style>
    <style:style style:name="T188" style:family="text">
      <style:text-properties fo:font-variant="normal" fo:text-transform="none" fo:color="#000000" style:font-name="Times New Roman2" fo:font-size="12pt" fo:letter-spacing="normal" fo:font-style="normal" fo:font-weight="normal" officeooo:rsid="013de62f" style:font-size-asian="12pt" style:font-size-complex="12pt"/>
    </style:style>
    <style:style style:name="T189" style:family="text">
      <style:text-properties fo:font-variant="normal" fo:text-transform="none" fo:color="#000000" style:font-name="Times New Roman2" fo:font-size="12pt" fo:letter-spacing="normal" fo:font-style="normal" fo:font-weight="normal" officeooo:rsid="013f7ab8" style:font-size-asian="12pt" style:font-size-complex="12pt"/>
    </style:style>
    <style:style style:name="T190" style:family="text">
      <style:text-properties fo:font-variant="normal" fo:text-transform="none" fo:color="#000000" style:font-name="Times New Roman2" fo:font-size="12pt" fo:letter-spacing="normal" fo:font-style="normal" fo:font-weight="normal" fo:background-color="#ffffff" loext:char-shading-value="0" style:font-size-asian="12pt" style:font-name-complex="Times New Roman" style:font-size-complex="12pt"/>
    </style:style>
    <style:style style:name="T191" style:family="text">
      <style:text-properties fo:font-variant="normal" fo:text-transform="none" fo:color="#000000" style:font-name="Times New Roman2" fo:font-size="12pt" fo:letter-spacing="normal" fo:font-style="normal" fo:font-weight="normal" officeooo:rsid="00475926" fo:background-color="#ffffff" loext:char-shading-value="0" style:font-size-asian="12pt" style:font-name-complex="Times New Roman" style:font-size-complex="12pt"/>
    </style:style>
    <style:style style:name="T192" style:family="text">
      <style:text-properties fo:font-variant="normal" fo:text-transform="none" fo:color="#000000" style:font-name="Times New Roman2" fo:font-size="12pt" fo:letter-spacing="normal" fo:font-style="normal" fo:font-weight="normal" officeooo:rsid="0045e3f6" fo:background-color="#ffffff" loext:char-shading-value="0" style:font-size-asian="12pt" style:font-name-complex="Times New Roman" style:font-size-complex="12pt"/>
    </style:style>
    <style:style style:name="T193" style:family="text">
      <style:text-properties fo:font-variant="normal" fo:text-transform="none" fo:color="#000000" style:font-name="Times New Roman2" fo:font-size="12pt" fo:letter-spacing="normal" fo:font-style="normal" fo:font-weight="normal" fo:background-color="#ffffff" loext:char-shading-value="0" style:font-size-asian="12pt" style:font-weight-asian="normal" style:font-name-complex="Times New Roman" style:font-size-complex="12pt" style:font-weight-complex="normal"/>
    </style:style>
    <style:style style:name="T194" style:family="text">
      <style:text-properties fo:font-variant="normal" fo:text-transform="none" fo:color="#000000" style:font-name="Times New Roman2" fo:font-size="12pt" fo:letter-spacing="normal" fo:font-style="normal" fo:font-weight="normal" officeooo:rsid="00a0e203" fo:background-color="#ffffff" loext:char-shading-value="0" style:font-size-asian="12pt" style:font-style-asian="normal" style:font-weight-asian="bold" style:font-name-complex="Times New Roman" style:font-style-complex="normal" style:font-weight-complex="bold"/>
    </style:style>
    <style:style style:name="T195" style:family="text">
      <style:text-properties fo:font-variant="normal" fo:text-transform="none" fo:color="#000000" style:font-name="Times New Roman2" fo:font-size="12pt" fo:letter-spacing="normal" fo:font-style="normal" fo:font-weight="normal" officeooo:rsid="00a2b792" fo:background-color="#ffffff" loext:char-shading-value="0" style:font-size-asian="12pt" style:font-style-asian="normal" style:font-weight-asian="bold" style:font-name-complex="Times New Roman" style:font-style-complex="normal" style:font-weight-complex="bold"/>
    </style:style>
    <style:style style:name="T196" style:family="text">
      <style:text-properties fo:font-variant="normal" fo:text-transform="none" fo:color="#000000" style:font-name="Times New Roman2" fo:font-size="12pt" fo:letter-spacing="normal" fo:font-style="italic" fo:font-weight="normal" officeooo:rsid="000fdf06" style:font-size-asian="12pt" style:font-style-asian="italic" style:font-name-complex="Times New Roman" style:font-size-complex="12pt" style:font-style-complex="italic"/>
    </style:style>
    <style:style style:name="T197" style:family="text">
      <style:text-properties fo:font-variant="normal" fo:text-transform="none" fo:color="#000000" style:font-name="Times New Roman2" fo:letter-spacing="normal" fo:font-weight="normal" officeooo:rsid="0049b24a" fo:background-color="#ffffff" loext:char-shading-value="0" style:font-weight-asian="normal" style:font-name-complex="Times New Roman" style:font-weight-complex="normal"/>
    </style:style>
    <style:style style:name="T198" style:family="text">
      <style:text-properties fo:font-variant="normal" fo:text-transform="none" fo:color="#000000" style:text-position="super 58%" style:font-name="Times New Roman2" fo:font-size="12pt" fo:letter-spacing="normal" fo:font-style="normal" fo:font-weight="normal" style:font-size-asian="12pt" style:font-name-complex="Times New Roman" style:font-size-complex="12pt"/>
    </style:style>
    <style:style style:name="T199" style:family="text">
      <style:text-properties fo:font-variant="normal" fo:text-transform="none" fo:color="#000000" style:text-position="super 58%" style:font-name="Times New Roman2" fo:font-size="12pt" fo:letter-spacing="normal" fo:font-style="normal" fo:font-weight="normal" officeooo:rsid="001335d8" style:font-size-asian="12pt" style:font-name-complex="Times New Roman" style:font-size-complex="12pt"/>
    </style:style>
    <style:style style:name="T200" style:family="text">
      <style:text-properties fo:font-variant="normal" fo:text-transform="none" fo:color="#000000" style:text-position="super 58%" style:font-name="Times New Roman2" fo:font-size="12pt" fo:letter-spacing="normal" fo:font-style="normal" fo:font-weight="normal" officeooo:rsid="00c3a58a" style:font-size-asian="12pt" style:font-name-complex="Times New Roman" style:font-size-complex="12pt"/>
    </style:style>
    <style:style style:name="T201" style:family="text">
      <style:text-properties fo:font-variant="normal" fo:text-transform="none" fo:color="#000000" style:text-position="super 58%" style:font-name="Times New Roman2" fo:font-size="12pt" fo:letter-spacing="normal" fo:font-style="normal" fo:font-weight="normal" officeooo:rsid="00c4f29f" style:font-size-asian="12pt" style:font-name-complex="Times New Roman" style:font-size-complex="12pt"/>
    </style:style>
    <style:style style:name="T202" style:family="text">
      <style:text-properties fo:font-variant="normal" fo:text-transform="none" fo:color="#000000" style:text-position="0% 100%" style:font-name="Times New Roman2" fo:font-size="12pt" fo:font-style="normal" style:text-underline-style="none" fo:font-weight="normal" officeooo:rsid="00312d9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3" style:family="text">
      <style:text-properties fo:font-variant="normal" fo:text-transform="none" fo:color="#000000" style:text-position="0% 100%" style:font-name="Times New Roman2" fo:font-size="12pt" fo:font-style="normal" style:text-underline-style="none" fo:font-weight="normal" officeooo:rsid="00312d90" fo:background-color="transparent" loext:char-shading-value="0" style:font-size-asian="12pt" style:font-style-asian="normal" style:font-weight-asian="normal" style:font-name-complex="Times New Roman" style:font-style-complex="normal" style:font-weight-complex="normal"/>
    </style:style>
    <style:style style:name="T204" style:family="text">
      <style:text-properties fo:font-variant="normal" fo:text-transform="none" fo:color="#000000" style:text-position="0% 100%" fo:font-style="normal" style:text-underline-style="none" fo:font-weight="normal"/>
    </style:style>
    <style:style style:name="T205" style:family="text">
      <style:text-properties fo:font-variant="normal" fo:text-transform="none" fo:color="#000000" style:font-name="Times New Roman2" fo:font-size="12pt" fo:letter-spacing="normal" fo:font-style="normal" fo:font-weight="normal" style:font-size-asian="12pt" style:font-size-complex="12pt"/>
    </style:style>
    <style:style style:name="T206" style:family="text">
      <style:text-properties fo:font-variant="normal" fo:text-transform="none" fo:color="#000000" style:font-name="Times New Roman2" fo:font-size="12pt" fo:letter-spacing="normal" fo:font-style="normal" fo:font-weight="normal" officeooo:rsid="012a6dd7" style:font-size-asian="12pt" style:font-size-complex="12pt"/>
    </style:style>
    <style:style style:name="T207" style:family="text">
      <style:text-properties fo:font-variant="normal" fo:text-transform="none" fo:color="#000000" style:font-name="Times New Roman2" fo:font-size="12pt" fo:letter-spacing="normal" fo:font-style="normal" fo:font-weight="normal" officeooo:rsid="0127d201" style:font-size-asian="12pt" style:font-size-complex="12pt"/>
    </style:style>
    <style:style style:name="T208" style:family="text">
      <style:text-properties fo:font-variant="normal" fo:text-transform="none" fo:color="#000000" style:font-name="Times New Roman2" fo:font-size="12pt" fo:letter-spacing="normal" fo:font-style="normal" fo:font-weight="normal" officeooo:rsid="0132f411" style:font-size-asian="12pt" style:font-size-complex="12pt"/>
    </style:style>
    <style:style style:name="T209" style:family="text">
      <style:text-properties fo:font-variant="normal" fo:text-transform="none" fo:color="#000000" style:font-name="Times New Roman2" fo:font-size="12pt" fo:letter-spacing="normal" fo:font-style="normal" fo:font-weight="normal" officeooo:rsid="012eb4cf" style:font-size-asian="12pt" style:font-size-complex="12pt"/>
    </style:style>
    <style:style style:name="T210" style:family="text">
      <style:text-properties fo:font-variant="normal" fo:text-transform="none" fo:color="#000000" style:font-name="Times New Roman2" fo:font-size="12pt" fo:letter-spacing="normal" fo:font-style="normal" fo:font-weight="normal" officeooo:rsid="01307ee4" style:font-size-asian="12pt" style:font-size-complex="12pt"/>
    </style:style>
    <style:style style:name="T211" style:family="text">
      <style:text-properties fo:font-variant="normal" fo:text-transform="none" fo:color="#000000" style:font-name="Times New Roman2" fo:font-size="12pt" fo:letter-spacing="normal" fo:font-style="normal" fo:font-weight="normal" officeooo:rsid="013518f7" style:font-size-asian="12pt" style:font-size-complex="12pt"/>
    </style:style>
    <style:style style:name="T212" style:family="text">
      <style:text-properties fo:font-variant="normal" fo:text-transform="none" fo:color="#000000" style:font-name="Times New Roman2" fo:font-size="12pt" fo:letter-spacing="normal" fo:font-style="normal" fo:font-weight="normal" officeooo:rsid="013709a0" style:font-size-asian="12pt" style:font-size-complex="12pt"/>
    </style:style>
    <style:style style:name="T213" style:family="text">
      <style:text-properties fo:font-variant="normal" fo:text-transform="none" fo:color="#000000" style:font-name="Times New Roman2" fo:font-size="12pt" fo:letter-spacing="normal" fo:font-style="normal" fo:font-weight="normal" officeooo:rsid="0138f1fd" style:font-size-asian="12pt" style:font-size-complex="12pt"/>
    </style:style>
    <style:style style:name="T214" style:family="text">
      <style:text-properties fo:font-variant="normal" fo:text-transform="none" fo:color="#000000" style:font-name="Times New Roman2" fo:font-size="12pt" fo:letter-spacing="normal" fo:font-style="normal" fo:font-weight="normal" officeooo:rsid="0142f041" style:font-size-asian="12pt" style:font-size-complex="12pt"/>
    </style:style>
    <style:style style:name="T215" style:family="text">
      <style:text-properties fo:font-variant="normal" fo:text-transform="none" fo:color="#000000" style:font-name="Times New Roman2" fo:font-size="12pt" fo:letter-spacing="normal" fo:font-style="normal" fo:font-weight="normal" officeooo:rsid="01446479" style:font-size-asian="12pt" style:font-size-complex="12pt"/>
    </style:style>
    <style:style style:name="T216" style:family="text">
      <style:text-properties fo:font-variant="normal" fo:text-transform="none" fo:color="#000000" style:font-name="Times New Roman2" fo:font-size="12pt" fo:letter-spacing="normal" fo:font-style="normal" fo:font-weight="normal" officeooo:rsid="014877f1" style:font-size-asian="12pt" style:font-size-complex="12pt"/>
    </style:style>
    <style:style style:name="T217" style:family="text">
      <style:text-properties fo:font-variant="normal" fo:text-transform="none" fo:color="#000000" style:font-name="Times New Roman2" fo:font-size="12pt" fo:letter-spacing="normal" fo:font-style="normal" fo:font-weight="normal" officeooo:rsid="014ad50d" style:font-size-asian="12pt" style:font-size-complex="12pt"/>
    </style:style>
    <style:style style:name="T218" style:family="text">
      <style:text-properties fo:font-variant="normal" fo:text-transform="none" fo:color="#000000" style:font-name="Times New Roman2" fo:font-size="12pt" fo:letter-spacing="normal" fo:font-style="normal" fo:font-weight="normal" officeooo:rsid="0179e29e" style:font-size-asian="12pt" style:font-size-complex="12pt"/>
    </style:style>
    <style:style style:name="T219" style:family="text">
      <style:text-properties fo:font-variant="normal" fo:text-transform="none" fo:color="#000000" style:font-name="Times New Roman2" fo:font-size="12pt" fo:letter-spacing="normal" fo:font-style="normal" fo:font-weight="normal" officeooo:rsid="00312d90" style:font-size-asian="12pt" style:font-weight-asian="normal" style:font-name-complex="Times New Roman" style:font-size-complex="12pt" style:font-weight-complex="bold"/>
    </style:style>
    <style:style style:name="T220" style:family="text">
      <style:text-properties fo:font-variant="normal" fo:text-transform="none" fo:color="#000000" style:font-name="Times New Roman2" fo:font-size="12pt" fo:letter-spacing="normal" fo:font-style="normal" fo:font-weight="normal" officeooo:rsid="007519bd" style:font-size-asian="12pt" style:font-weight-asian="normal" style:font-name-complex="Times New Roman" style:font-size-complex="12pt" style:font-weight-complex="bold"/>
    </style:style>
    <style:style style:name="T221" style:family="text">
      <style:text-properties fo:font-variant="normal" fo:text-transform="none" fo:color="#000000" style:font-name="Times New Roman2" fo:font-size="12pt" fo:letter-spacing="normal" fo:font-style="normal" fo:font-weight="normal" style:font-size-asian="12pt" style:font-name-complex="Times Roman1" style:font-size-complex="12pt"/>
    </style:style>
    <style:style style:name="T222" style:family="text">
      <style:text-properties fo:font-variant="normal" fo:text-transform="none" fo:color="#000000" style:font-name="Times New Roman2" fo:font-size="12pt" fo:letter-spacing="normal" fo:font-style="normal" fo:font-weight="normal" officeooo:rsid="01341191" style:font-size-asian="12pt" style:font-name-complex="Times Roman1" style:font-size-complex="12pt"/>
    </style:style>
    <style:style style:name="T223" style:family="text">
      <style:text-properties fo:font-variant="normal" fo:text-transform="none" fo:color="#000000" style:font-name="Times New Roman2" fo:font-size="12pt" fo:letter-spacing="normal" fo:font-style="normal" fo:font-weight="normal" officeooo:rsid="017dd6ff" style:font-size-asian="12pt" style:font-name-complex="Times Roman1" style:font-size-complex="12pt"/>
    </style:style>
    <style:style style:name="T224" style:family="text">
      <style:text-properties fo:font-variant="normal" fo:text-transform="none" fo:color="#000000" style:font-name="Times New Roman2" fo:font-size="12pt" fo:letter-spacing="normal" fo:font-style="normal" fo:font-weight="normal" officeooo:rsid="017f074d" style:font-size-asian="12pt" style:font-name-complex="Times Roman1" style:font-size-complex="12pt"/>
    </style:style>
    <style:style style:name="T225" style:family="text">
      <style:text-properties fo:font-variant="normal" fo:text-transform="none" fo:color="#000000" style:font-name="Times New Roman2" fo:font-size="12pt" fo:letter-spacing="normal" fo:font-style="normal" fo:font-weight="normal" officeooo:rsid="00312d90" fo:background-color="#ffffff" loext:char-shading-value="0" style:font-size-asian="12pt" style:font-weight-asian="normal" style:font-name-complex="Times New Roman" style:font-size-complex="12pt" style:font-weight-complex="normal"/>
    </style:style>
    <style:style style:name="T226" style:family="text">
      <style:text-properties fo:font-variant="normal" fo:text-transform="none" fo:color="#000000" style:font-name="Times New Roman2" fo:font-size="12pt" fo:letter-spacing="normal" fo:font-style="normal" fo:font-weight="normal" officeooo:rsid="007bc073" fo:background-color="#ffffff" loext:char-shading-value="0" style:font-size-asian="12pt" style:font-weight-asian="normal" style:font-name-complex="Times New Roman" style:font-size-complex="12pt" style:font-weight-complex="normal"/>
    </style:style>
    <style:style style:name="T227" style:family="text">
      <style:text-properties fo:font-variant="normal" fo:text-transform="none" fo:color="#000000" style:font-name="Times New Roman2" fo:font-size="12pt" fo:letter-spacing="normal" fo:font-style="normal" fo:font-weight="normal" officeooo:rsid="007c1da8" fo:background-color="#ffffff" loext:char-shading-value="0" style:font-size-asian="12pt" style:font-weight-asian="normal" style:font-name-complex="Times New Roman" style:font-size-complex="12pt" style:font-weight-complex="normal"/>
    </style:style>
    <style:style style:name="T228" style:family="text">
      <style:text-properties fo:font-variant="normal" fo:text-transform="none" fo:color="#000000" style:font-name="Times New Roman2" fo:font-size="12pt" fo:letter-spacing="normal" fo:font-style="normal" fo:font-weight="normal" officeooo:rsid="007beb00" fo:background-color="#ffffff" loext:char-shading-value="0" style:font-size-asian="12pt" style:font-weight-asian="normal" style:font-name-complex="Times New Roman" style:font-size-complex="12pt" style:font-weight-complex="normal"/>
    </style:style>
    <style:style style:name="T229" style:family="text">
      <style:text-properties fo:font-variant="normal" fo:text-transform="none" fo:color="#000000" style:font-name="Times New Roman2" fo:font-size="12pt" fo:letter-spacing="normal" fo:font-style="normal" fo:font-weight="normal" officeooo:rsid="014fc94c" fo:background-color="#ffffff" loext:char-shading-value="0" style:font-size-asian="12pt" style:font-weight-asian="normal" style:font-name-complex="Times New Roman" style:font-size-complex="12pt" style:font-weight-complex="normal"/>
    </style:style>
    <style:style style:name="T230" style:family="text">
      <style:text-properties fo:font-variant="normal" fo:text-transform="none" fo:color="#000000" style:font-name="Times New Roman2" fo:font-size="12pt" fo:letter-spacing="normal" fo:font-style="normal" style:text-underline-style="solid" style:text-underline-width="auto" style:text-underline-color="font-color" fo:background-color="transparent" loext:char-shading-value="0" style:font-size-asian="12pt" style:font-name-complex="Times Roman1" style:font-size-complex="12pt"/>
    </style:style>
    <style:style style:name="T231" style:family="text">
      <style:text-properties fo:font-variant="normal" fo:text-transform="none" fo:color="#000000" fo:font-size="12pt" fo:letter-spacing="normal" fo:font-style="normal" fo:font-weight="normal" style:font-size-asian="12pt" style:font-size-complex="12pt"/>
    </style:style>
    <style:style style:name="T232" style:family="text">
      <style:text-properties fo:font-variant="normal" fo:text-transform="none" fo:color="#000000" fo:font-size="12pt" fo:letter-spacing="normal" fo:font-style="normal" fo:font-weight="normal" officeooo:rsid="0179e29e" style:font-size-asian="12pt" style:font-size-complex="12pt"/>
    </style:style>
    <style:style style:name="T233" style:family="text">
      <style:text-properties fo:font-variant="normal" fo:text-transform="none" style:text-position="0% 100%" fo:font-style="normal" style:text-underline-style="none" fo:font-weight="normal"/>
    </style:style>
    <style:style style:name="T234" style:family="text">
      <style:text-properties fo:font-variant="normal" fo:text-transform="none" fo:font-size="12pt" fo:letter-spacing="normal" fo:font-style="normal" fo:font-weight="normal" officeooo:rsid="00c74358" style:font-size-asian="12pt" style:font-size-complex="12pt"/>
    </style:style>
    <style:style style:name="T235" style:family="text">
      <style:text-properties fo:font-variant="normal" fo:text-transform="none" style:text-position="super 58%" fo:font-size="12pt" fo:letter-spacing="normal" fo:font-style="normal" fo:font-weight="normal" officeooo:rsid="00c74358" style:font-size-asian="12pt" style:font-size-complex="12pt"/>
    </style:style>
    <style:style style:name="T236" style:family="text">
      <style:text-properties fo:font-variant="normal" fo:text-transform="none" style:text-position="super 58%" fo:font-size="12pt" fo:letter-spacing="normal" fo:font-style="normal" fo:font-weight="normal" officeooo:rsid="001335d8" style:font-size-asian="12pt" style:font-size-complex="12pt"/>
    </style:style>
    <style:style style:name="T237" style:family="text">
      <style:text-properties fo:font-variant="normal" fo:text-transform="none" fo:color="#1c1d1e" style:font-name="Times New Roman2" fo:font-size="12pt" fo:letter-spacing="normal" fo:font-style="normal" style:text-underline-style="none" fo:font-weight="normal" style:font-size-asian="12pt" style:font-name-complex="Times New Roman" style:font-size-complex="12pt"/>
    </style:style>
    <style:style style:name="T238" style:family="text">
      <style:text-properties fo:font-variant="normal" fo:text-transform="none" fo:color="#1c1d1e" style:font-name="Times New Roman2" fo:font-size="12pt" fo:letter-spacing="normal" fo:font-style="normal" style:text-underline-style="none" fo:font-weight="normal" officeooo:rsid="000cf645" style:font-size-asian="12pt" style:font-name-complex="Times New Roman" style:font-size-complex="12pt"/>
    </style:style>
    <style:style style:name="T239" style:family="text">
      <style:text-properties fo:font-variant="normal" fo:text-transform="none" fo:color="#1c1d1e" style:font-name="Times New Roman2" fo:font-size="12pt" fo:letter-spacing="normal" fo:font-style="normal" style:text-underline-style="solid" style:text-underline-width="auto" style:text-underline-color="font-color" fo:font-weight="normal" style:font-size-asian="12pt" style:font-name-complex="Times New Roman" style:font-size-complex="12pt"/>
    </style:style>
    <style:style style:name="T240" style:family="text">
      <style:text-properties fo:font-variant="normal" fo:text-transform="none" fo:color="#1c1d1e" style:font-name="Times New Roman2" fo:font-size="12pt" fo:letter-spacing="normal" fo:language="en" fo:country="US" fo:font-style="normal" style:text-underline-style="none" fo:font-weight="normal" officeooo:rsid="000cf645" style:font-size-asian="12pt" style:language-asian="en" style:country-asian="US" style:font-name-complex="Times New Roman" style:font-size-complex="12pt" style:language-complex="ar" style:country-complex="SA"/>
    </style:style>
    <style:style style:name="T241" style:family="text">
      <style:text-properties fo:font-variant="normal" fo:text-transform="none" fo:color="#1c1d1e" style:text-position="super 58%" style:font-name="Times New Roman2" fo:font-size="12pt" fo:letter-spacing="normal" fo:font-style="normal" style:text-underline-style="none" fo:font-weight="normal" officeooo:rsid="000cf645" style:font-size-asian="12pt" style:font-name-complex="Times New Roman" style:font-size-complex="12pt"/>
    </style:style>
    <style:style style:name="T242" style:family="text">
      <style:text-properties officeooo:rsid="002b7502"/>
    </style:style>
    <style:style style:name="T243" style:family="text">
      <style:text-properties fo:font-size="10pt" style:font-size-asian="10pt" style:font-size-complex="10pt"/>
    </style:style>
    <style:style style:name="T244" style:family="text">
      <style:text-properties fo:font-size="10pt" fo:font-weight="bold" style:font-size-asian="10pt" style:font-weight-asian="bold" style:font-size-complex="10pt"/>
    </style:style>
    <style:style style:name="T245" style:family="text">
      <style:text-properties fo:color="#333333" style:font-name="Times New Roman2" officeooo:rsid="0009c481" style:font-name-complex="Times New Roman" style:font-weight-complex="bold"/>
    </style:style>
    <style:style style:name="T246" style:family="text">
      <style:text-properties fo:color="#111111" style:font-name="Times New Roman2" fo:font-size="12pt" fo:font-weight="normal" officeooo:rsid="00312d90" fo:background-color="#ffffff" loext:char-shading-value="0" style:font-size-asian="12pt" style:font-weight-asian="normal" style:font-name-complex="Times New Roman" style:font-size-complex="12pt" style:font-weight-complex="bold"/>
    </style:style>
    <style:style style:name="T247" style:family="text">
      <style:text-properties fo:color="#111111" style:font-name="Times New Roman2" fo:font-size="12pt" fo:font-weight="normal" officeooo:rsid="014adac8" fo:background-color="#ffffff" loext:char-shading-value="0" style:font-size-asian="12pt" style:font-weight-asian="normal" style:font-name-complex="Times New Roman" style:font-size-complex="12pt" style:font-weight-complex="bold"/>
    </style:style>
    <style:style style:name="T248" style:family="text">
      <style:text-properties fo:color="#111111" style:font-name="Times New Roman2" fo:font-size="12pt" fo:font-weight="normal" officeooo:rsid="014c0f25" fo:background-color="#ffffff" loext:char-shading-value="0" style:font-size-asian="12pt" style:font-weight-asian="normal" style:font-name-complex="Times New Roman" style:font-size-complex="12pt" style:font-weight-complex="bold"/>
    </style:style>
    <style:style style:name="T249" style:family="text">
      <style:text-properties fo:color="#111111" style:font-name="Times New Roman2" fo:font-size="12pt" fo:font-weight="normal" officeooo:rsid="014e3dbd" fo:background-color="#ffffff" loext:char-shading-value="0" style:font-size-asian="12pt" style:font-weight-asian="normal" style:font-name-complex="Times New Roman" style:font-size-complex="12pt" style:font-weight-complex="bold"/>
    </style:style>
    <style:style style:name="T250" style:family="text">
      <style:text-properties fo:color="#111111" style:font-name="Times New Roman2" fo:font-size="12pt" fo:font-style="normal" fo:font-weight="normal" officeooo:rsid="014e3dbd" fo:background-color="#ffffff" loext:char-shading-value="0" style:font-size-asian="12pt" style:font-weight-asian="normal" style:font-name-complex="Times New Roman" style:font-size-complex="12pt" style:font-weight-complex="bold"/>
    </style:style>
    <style:style style:name="T251" style:family="text">
      <style:text-properties style:font-name="Times New Roman2" fo:font-size="12pt" fo:font-style="normal" officeooo:rsid="012472c3" fo:background-color="#ffffff" loext:char-shading-value="0" style:font-size-asian="12pt" style:font-size-complex="12pt"/>
    </style:style>
    <style:style style:name="T252" style:family="text">
      <style:text-properties style:font-name="Times New Roman2" fo:font-size="12pt" fo:font-style="normal" officeooo:rsid="0124cd16" fo:background-color="#ffffff" loext:char-shading-value="0" style:font-size-asian="12pt" style:font-size-complex="12pt"/>
    </style:style>
    <style:style style:name="T253" style:family="text">
      <style:text-properties style:font-name="Times New Roman2" fo:font-size="12pt" officeooo:rsid="00a2eba2" fo:background-color="#ffffff" loext:char-shading-value="0" style:font-size-asian="12pt" style:font-size-complex="12pt"/>
    </style:style>
    <style:style style:name="T254" style:family="text">
      <style:text-properties style:font-name="Times New Roman2" fo:font-size="12pt" officeooo:rsid="012472c3" fo:background-color="#ffffff" loext:char-shading-value="0" style:font-size-asian="12pt" style:font-size-complex="12pt"/>
    </style:style>
    <style:style style:name="T255" style:family="text">
      <style:text-properties fo:color="#1c1d1e" style:font-name="Times New Roman2" fo:font-size="12pt" fo:font-style="normal" fo:font-weight="normal" officeooo:rsid="00312d90" style:font-size-asian="12pt" style:font-style-asian="normal" style:font-weight-asian="normal" style:font-name-complex="Times New Roman" style:font-style-complex="normal" style:font-weight-complex="normal"/>
    </style:style>
    <style:style style:name="T256" style:family="text">
      <style:text-properties fo:color="#1c1d1e" style:font-name="Times New Roman2" fo:font-size="12pt" fo:font-style="normal" fo:font-weight="normal" officeooo:rsid="013a8455" style:font-size-asian="12pt" style:font-style-asian="normal" style:font-weight-asian="normal" style:font-name-complex="Times New Roman" style:font-style-complex="normal" style:font-weight-complex="normal"/>
    </style:style>
    <style:style style:name="T257" style:family="text">
      <style:text-properties fo:color="#1c1d1e" style:font-name-complex="Times New Roman"/>
    </style:style>
    <style:style style:name="T258" style:family="text">
      <style:text-properties fo:color="#1c1d1e" style:text-position="super 58%" style:font-name-complex="Times New Roman"/>
    </style:style>
    <style:style style:name="T259" style:family="text">
      <style:text-properties style:font-name="Times New Roman1" fo:font-style="normal" officeooo:rsid="009c6b47"/>
    </style:style>
    <style:style style:name="T260" style:family="text">
      <style:text-properties style:font-name="Times New Roman1" fo:font-style="normal" officeooo:rsid="009d2428"/>
    </style:style>
    <style:style style:name="T261" style:family="text">
      <style:text-properties style:font-name="Times New Roman1" fo:font-style="normal" officeooo:rsid="00c05a15"/>
    </style:style>
    <style:style style:name="T262" style:family="text">
      <style:text-properties officeooo:rsid="009d2428"/>
    </style:style>
    <style:style style:name="T263" style:family="text">
      <style:text-properties style:text-position="0% 100%" officeooo:rsid="00c3a58a"/>
    </style:style>
    <style:style style:name="T264" style:family="text">
      <style:text-properties officeooo:rsid="00bb7c11"/>
    </style:style>
    <style:style style:name="T265" style:family="text">
      <style:text-properties officeooo:rsid="00be8684"/>
    </style:style>
    <style:style style:name="T266" style:family="text">
      <style:text-properties officeooo:rsid="00c05a15"/>
    </style:style>
    <style:style style:name="T267" style:family="text">
      <style:text-properties officeooo:rsid="00c3a58a"/>
    </style:style>
    <style:style style:name="T268" style:family="text">
      <style:text-properties style:text-position="super 58%" officeooo:rsid="00c3a58a"/>
    </style:style>
    <style:style style:name="T269" style:family="text">
      <style:text-properties officeooo:rsid="00c4f29f"/>
    </style:style>
    <style:style style:name="T270" style:family="text">
      <style:text-properties officeooo:rsid="00c74358"/>
    </style:style>
    <style:style style:name="T271" style:family="text">
      <style:text-properties officeooo:rsid="00c81573"/>
    </style:style>
    <style:style style:name="T272" style:family="text">
      <style:text-properties officeooo:rsid="00cbb91f"/>
    </style:style>
    <style:style style:name="T273" style:family="text">
      <style:text-properties style:font-name="Times New Roman2"/>
    </style:style>
    <style:style style:name="T274" style:family="text">
      <style:text-properties style:font-name="Times New Roman2" fo:font-size="12pt" style:font-size-asian="12pt" style:font-size-complex="12pt"/>
    </style:style>
    <style:style style:name="T275" style:family="text">
      <style:text-properties style:font-name="Times New Roman2" fo:font-size="12pt" officeooo:rsid="01a12093" style:font-size-asian="12pt" style:font-size-complex="12pt"/>
    </style:style>
    <style:style style:name="T276" style:family="text">
      <style:text-properties style:font-name="Times New Roman2" fo:font-size="12pt" officeooo:rsid="019d0f0e" style:font-size-asian="12pt" style:font-size-complex="12pt"/>
    </style:style>
    <style:style style:name="T277" style:family="text">
      <style:text-properties style:font-name="Times New Roman2" fo:font-size="12pt" fo:font-style="normal" officeooo:rsid="01a12093" style:font-size-asian="12pt" style:font-size-complex="12pt"/>
    </style:style>
    <style:style style:name="T278" style:family="text">
      <style:text-properties style:font-name="Times New Roman2" fo:font-size="12pt" fo:font-style="normal" officeooo:rsid="01a21693" style:font-size-asian="12pt" style:font-size-complex="12pt"/>
    </style:style>
    <style:style style:name="T279" style:family="text">
      <style:text-properties style:font-name="Times New Roman2" fo:font-size="12pt" fo:font-style="normal" fo:font-weight="normal" style:font-size-asian="12pt" style:font-style-asian="normal" style:font-weight-asian="normal" style:font-size-complex="12pt"/>
    </style:style>
    <style:style style:name="T280" style:family="text">
      <style:text-properties style:font-name="Times New Roman2" fo:font-size="12pt" fo:font-style="normal" fo:font-weight="normal" officeooo:rsid="019d0f0e" style:font-size-asian="12pt" style:font-style-asian="normal" style:font-weight-asian="normal" style:font-size-complex="12pt"/>
    </style:style>
    <style:style style:name="T281" style:family="text">
      <style:text-properties style:font-name="Times New Roman2" fo:font-size="9pt" fo:font-style="normal" fo:font-weight="normal" style:font-size-asian="9pt" style:font-style-asian="normal" style:font-weight-asian="normal"/>
    </style:style>
    <style:style style:name="T282" style:family="text">
      <style:text-properties fo:color="#ff4000" style:font-name="Times New Roman2" fo:font-size="12pt" fo:font-style="italic" officeooo:rsid="00312d90" style:font-size-asian="12pt" style:font-style-asian="italic" style:font-style-complex="italic"/>
    </style:style>
    <style:style style:name="T283" style:family="text">
      <style:text-properties fo:color="#0000ff" style:font-name="Times New Roman2" fo:font-size="12pt" fo:font-weight="normal" style:font-size-asian="12pt" style:font-name-complex="Times Roman1" style:font-size-complex="12pt"/>
    </style:style>
    <style:style style:name="T284" style:family="text">
      <style:text-properties fo:color="#0000ff" style:font-name="MinionPro" fo:font-size="6pt" fo:font-weight="normal" style:font-size-asian="12pt" style:font-name-complex="Times Roman1" style:font-size-complex="12pt"/>
    </style:style>
    <style:style style:name="T285" style:family="text">
      <style:text-properties fo:color="#0000ff" fo:font-size="6pt" fo:font-weight="normal" style:font-size-asian="12pt" style:font-name-complex="Times Roman1" style:font-size-complex="12pt"/>
    </style:style>
    <style:style style:name="T286" style:family="text">
      <style:text-properties fo:color="#0000ff" fo:font-weight="normal" style:font-name-complex="Times Roman1"/>
    </style:style>
    <style:style style:name="T287" style:family="text">
      <style:text-properties officeooo:rsid="01973d20"/>
    </style:style>
    <style:style style:name="T288" style:family="text">
      <style:text-properties fo:background-color="#ffffff" loext:char-shading-value="0"/>
    </style:style>
    <style:style style:name="T289" style:family="text">
      <style:text-properties style:font-name-complex="Times New Roman"/>
    </style:style>
    <style:style style:name="T290" style:family="text">
      <style:text-properties fo:color="#4a6ee0" style:text-underline-style="solid" style:text-underline-width="auto" style:text-underline-color="font-color" style:font-name-asian="Times New Roman" style:language-asian="pt" style:country-asian="BR" style:font-name-complex="Times New Roman"/>
    </style:style>
    <style:style style:name="T291" style:family="text">
      <style:text-properties style:font-name="Liberation Serif1" fo:font-size="9pt" fo:font-style="normal" fo:font-weight="normal" style:font-size-asian="9pt" style:font-style-asian="normal" style:font-weight-asian="normal"/>
    </style:style>
    <style:style style:name="T292" style:family="text">
      <style:text-properties officeooo:rsid="01a12093"/>
    </style:style>
    <style:style style:name="T293" style:family="text">
      <style:text-properties officeooo:rsid="01a21693"/>
    </style:style>
    <style:style style:name="T294" style:family="text">
      <style:text-properties fo:language="pt" fo:country="BR"/>
    </style:style>
    <style:style style:name="T2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6" style:family="text">
      <style:text-properties fo:font-size="10pt" fo:language="pt" fo:country="BR"/>
    </style:style>
    <style:style style:name="T2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43"/></text:p>
      <text:p text:style-name="P34"><text:span text:style-name="T143"><office:annotation office:name="__Annotation__19849_2427403341"><dc:creator>Leonardo Capitani</dc:creator><dc:date>2020-01-14T19:07:28.120097562</dc:date><loext:sender-initials>LC</loext:sender-initials><text:p text:style-name="P54"><text:span text:style-name="T295">Ronaldo, Guilherme, podem sugerir titulos</text:span></text:p></office:annotation></text:span><text:span text:style-name="T143">Title</text:span><office:annotation-end office:name="__Annotation__19849_2427403341"/></text:p>
      <text:p text:style-name="P35"><text:span text:style-name="T145"><text:s/></text:span><text:span text:style-name="T280">OCEAN </text:span><text:span text:style-name="T276">WARMING IMPACTS FOOD WEBS IN </text:span><text:span text:style-name="T277">T</text:span><text:span text:style-name="T278">ROPICAL</text:span><text:span text:style-name="T275"> </text:span><text:span text:style-name="T276">NEAR-PRISTINE REEFS</text:span></text:p>
      <text:p text:style-name="P34"><text:span text:style-name="T143"/></text:p>
      <text:p text:style-name="P9"><office:annotation office:name="__Annotation__1317_3346629911"><dc:creator>Guilherme</dc:creator><dc:date>2019-12-22T10:40:00</dc:date><loext:sender-initials>G</loext:sender-initials><text:p><text:span text:style-name="T294">Vamos pensar num punch maior não só aqui no Abstract, mas no paper como um todo. Veja se consegue ir se baseando nessas ideias e desenvolvendo na discussão:</text:span></text:p><text:p/><text:p><text:span text:style-name="T143">Contexto</text:span></text:p><text:p>Climate change is affecting life on Earth in many ways, from metabolic responses at the individual level to shifts in species distributions and community composition, which combined impact ecosystem functioning.</text:p><text:p/><text:p><text:span text:style-name="T143">The gap</text:span></text:p><text:p>A less evident but no less important impact are climate-driven shifts in food webs, which are often overlooked due to the paucity of data or difficulty to generate reliable models. Food webs are critical to sustain biodiversity and ecosystem functioning, therefore changes in its structure are proxies to the ecosystem responses to climate change.</text:p><text:p/><text:p><text:span text:style-name="T143">What we did</text:span></text:p><text:p>We developed a food web model of a near-pristine reef ecosystem in SW Atlantic and analyzed shifts on reef fish biomass and the food web structure as a response to climate change scenarios over the 21st century<text:span text:style-name="T2">.</text:span></text:p><text:p/><text:p><text:span text:style-name="T143">What we found</text:span></text:p><text:p>as total fish biomass decreased under high emissions scenario, ecosystem structure was projected to shift from a bottom-heavy pyramid shape to a convex-shaped. A convex trophic distribution implies a more indirect link between lower and upper trophic levels, which may decouple linkages between trophic levels.</text:p><text:p/><text:p>General implications</text:p><text:p>Similar climate-driven regime shift may drive ecosystems towards a simplified, less productive system, with cascading effects on ecosystem resilience and functioning.</text:p><text:p/><text:p>- </text:p></office:annotation><text:span text:style-name="T143">Abstract</text:span><office:annotation-end office:name="__Annotation__1317_3346629911"/></text:p>
      <text:p text:style-name="P8"/>
      <text:p text:style-name="P17"><text:span text:style-name="T52">Climate change is </text:span><text:span text:style-name="T86">affecting life on Earth in many ways, from metabolic responses at the individual level to shifts in species distributions and community composition, which combined impact ecosystem functioning. </text:span><text:span text:style-name="T42">Scaling from physiological studies on individual species to ecosystem changes has been successful in individual cases but has not been widely implemented, for example, to shifts in species interactions or </text:span><text:span text:style-name="T43">whole </text:span><text:span text:style-name="T42">food webs. </text:span><text:span text:style-name="T52">We developed a </text:span><text:span text:style-name="T11">food web model of a </text:span><text:span text:style-name="T90">tropical </text:span><text:span text:style-name="T11">near-pristine reef ecosystem and analyzed </text:span><text:span text:style-name="T22">changes</text:span><text:span text:style-name="T11"> on reef fish </text:span><text:span text:style-name="T90">standing </text:span><text:span text:style-name="T11">biomass and the </text:span><text:span text:style-name="T22">ecosystem</text:span><text:span text:style-name="T11"> structure as a response to climate change scenarios over the 21st century.</text:span><text:span text:style-name="T87"> </text:span><text:span text:style-name="T190">We show that preserving &gt;</text:span><text:span text:style-name="T191">18</text:span><text:span text:style-name="T190">% of </text:span><text:span text:style-name="T192">reef fish biomass</text:span><text:span text:style-name="T190"> would require limiting </text:span><text:span text:style-name="T191">sea </text:span><text:span text:style-name="T190">warming to below 1.5 °C relative to pre-industrial levels. </text:span><text:span text:style-name="T87">By the end of the century total reef fish biomass was projected to decrease under medium and high emissions scenario by -17.3% and by -8</text:span><text:span text:style-name="T89">6</text:span><text:span text:style-name="T87">%, respectively. Further, as total fish biomass decreased under high emissions scenario, ecosystem structure was projected to shift from a bottom-heavy pyramid shape to a convex-shaped. A convex trophic distribution implies a more indirect link between lower and upper trophic levels, which may decouple linkages between trophic levels. This climate-driven regime shift may drive </text:span><text:span text:style-name="T88">reef </text:span><text:span text:style-name="T87">ecosystems towards a simplified, less productive system, with cascading effects on ecosystem resilience and functioning. We highlight that climate change mitigation measures could moderate the reported impacts on reef fish biomass by reducing biomass declines. </text:span><text:span text:style-name="T197">O</text:span><text:span text:style-name="T193">ur results confirm that reef ecosystems face considerable challenges under even an ambitious mitigation scenario that constrains global warming to 1.5 °C above pre-industrial temperatures.</text:span></text:p>
      <text:p text:style-name="P16">Introduction</text:p>
      <text:p text:style-name="P48"><text:span text:style-name="T231">In recent decades, changes in climate have caused impacts on </text:span><text:span text:style-name="T232">ecosystems</text:span><text:span text:style-name="T231"> on all continents and across the oceans </text:span><text:reference-mark-start text:name="ZOTERO_ITEM CSL_CITATION {&quot;citationID&quot;:&quot;ynTrQkPH&quot;,&quot;properties&quot;:{&quot;formattedCitation&quot;:&quot;(Sunday et al. 2012; McCauley et al. 2015; Lotze et al. 2019)&quot;,&quot;plainCitation&quot;:&quot;(Sunday et al. 2012; McCauley et al. 2015; Lotze et al. 2019)&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80zs11d9X3"/><text:span text:style-name="T231">(Sunday et al. 2012; McCauley et al. 2015; Lotze et al. 2019)</text:span><text:reference-mark-end text:name="ZOTERO_ITEM CSL_CITATION {&quot;citationID&quot;:&quot;ynTrQkPH&quot;,&quot;properties&quot;:{&quot;formattedCitation&quot;:&quot;(Sunday et al. 2012; McCauley et al. 2015; Lotze et al. 2019)&quot;,&quot;plainCitation&quot;:&quot;(Sunday et al. 2012; McCauley et al. 2015; Lotze et al. 2019)&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80zs11d9X3"/><text:span text:style-name="T231">. </text:span><text:span text:style-name="T1">In the coming future, rising temperatures will transform ecosystems into new configurations, </text:span><text:span text:style-name="T117">with biological communities</text:span><text:span text:style-name="T1"> </text:span><text:span text:style-name="T127">more homogeneous and less stable</text:span><text:span text:style-name="T1"> </text:span><text:reference-mark-start text:name="ZOTERO_ITEM CSL_CITATION {&quot;citationID&quot;:&quot;VcEWoOC5&quot;,&quot;properties&quot;:{&quot;formattedCitation&quot;:&quot;(Sydeman et al. 2015; Nolan et al. 2018)&quot;,&quot;plainCitation&quot;:&quot;(Sydeman et al. 2015; Nolan et al. 2018)&quot;,&quot;noteIndex&quot;:0},&quot;citationItems&quot;:[{&quot;id&quot;:313,&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PJtGiFKl8G"/><text:span text:style-name="T1">(Sydeman et al. 2015; Nolan et al. 2018)</text:span><text:reference-mark-end text:name="ZOTERO_ITEM CSL_CITATION {&quot;citationID&quot;:&quot;VcEWoOC5&quot;,&quot;properties&quot;:{&quot;formattedCitation&quot;:&quot;(Sydeman et al. 2015; Nolan et al. 2018)&quot;,&quot;plainCitation&quot;:&quot;(Sydeman et al. 2015; Nolan et al. 2018)&quot;,&quot;noteIndex&quot;:0},&quot;citationItems&quot;:[{&quot;id&quot;:313,&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PJtGiFKl8G"/><text:span text:style-name="T1">. </text:span><text:span text:style-name="T128">E</text:span><text:span text:style-name="T129">xtinction</text:span><text:span text:style-name="T128">s,</text:span><text:span text:style-name="T129"> speciation, the distributions and abundances of species</text:span><text:span text:style-name="T1"> are projected to be very likely three to four times larger under high than a low greenhouse gas emission scenario </text:span><text:reference-mark-start text:name="ZOTERO_ITEM CSL_CITATION {&quot;citationID&quot;:&quot;wk08ElEI&quot;,&quot;properties&quot;:{&quot;formattedCitation&quot;:&quot;(Bryndum\\uc0\\u8208{}Buchholz et al. 2019; P\\uc0\\u246{}rtner 2019)&quot;,&quot;plainCitation&quot;:&quot;(Bryndum‐Buchholz et al. 2019; Pörtner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558,&quot;uris&quot;:[&quot;http://zotero.org/users/5871544/items/NWNLVESX&quot;],&quot;uri&quot;:[&quot;http://zotero.org/users/5871544/items/NWNLVESX&quot;],&quot;itemData&quot;:{&quot;id&quot;:558,&quot;type&quot;:&quot;book&quot;,&quot;title&quot;:&quot;Special Report on the Ocean and Cryosphere in a Changing Climate&quot;,&quot;author&quot;:[{&quot;family&quot;:&quot;Pörtner&quot;,&quot;given&quot;:&quot;H. -. O.&quot;}],&quot;issued&quot;:{&quot;date-parts&quot;:[[&quot;2019&quot;]]}}}],&quot;schema&quot;:&quot;https://github.com/citation-style-language/schema/raw/master/csl-citation.json&quot;} RNDcnWsVOHgFt"/><text:span text:style-name="T204">(Bryndum</text:span><text:span text:style-name="T233">‐Buchholz et al. 2019; Pörtner 2019)</text:span><text:reference-mark-end text:name="ZOTERO_ITEM CSL_CITATION {&quot;citationID&quot;:&quot;wk08ElEI&quot;,&quot;properties&quot;:{&quot;formattedCitation&quot;:&quot;(Bryndum\\uc0\\u8208{}Buchholz et al. 2019; P\\uc0\\u246{}rtner 2019)&quot;,&quot;plainCitation&quot;:&quot;(Bryndum‐Buchholz et al. 2019; Pörtner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558,&quot;uris&quot;:[&quot;http://zotero.org/users/5871544/items/NWNLVESX&quot;],&quot;uri&quot;:[&quot;http://zotero.org/users/5871544/items/NWNLVESX&quot;],&quot;itemData&quot;:{&quot;id&quot;:558,&quot;type&quot;:&quot;book&quot;,&quot;title&quot;:&quot;Special Report on the Ocean and Cryosphere in a Changing Climate&quot;,&quot;author&quot;:[{&quot;family&quot;:&quot;Pörtner&quot;,&quot;given&quot;:&quot;H. -. O.&quot;}],&quot;issued&quot;:{&quot;date-parts&quot;:[[&quot;2019&quot;]]}}}],&quot;schema&quot;:&quot;https://github.com/citation-style-language/schema/raw/master/csl-citation.json&quot;} RNDcnWsVOHgFt"/><text:span text:style-name="T1">. </text:span><text:span text:style-name="T130">The overall risks of climate change impacts can be reduced by limiting the rate and magnitude of greenhouse gas emission </text:span><text:reference-mark-start text:name="ZOTERO_ITEM CSL_CITATION {&quot;citationID&quot;:&quot;jMuYkNwY&quot;,&quot;properties&quot;:{&quot;formattedCitation&quot;:&quot;(Raftery et al. 2017; Warren et al. 2018)&quot;,&quot;plainCitation&quot;:&quot;(Raftery et al. 2017; Warren et al. 2018)&quot;,&quot;noteIndex&quot;:0},&quot;citationItems&quot;:[{&quot;id&quot;:746,&quot;uris&quot;:[&quot;http://zotero.org/users/5871544/items/QWP2PURE&quot;],&quot;uri&quot;:[&quot;http://zotero.org/users/5871544/items/QWP2PURE&quot;],&quot;itemData&quot;:{&quot;id&quot;:746,&quot;type&quot;:&quot;article-journal&quot;,&quot;abstract&quot;:&quot;Using a fully statistical approach, the paper shows that the most likely range of cumulative CO2 emissions includes the IPCC’s two middle scenarios but not the extreme ones. Carbon intensity reduction should accelerate to achieve the 1.5 °C warming target.&quot;,&quot;container-title&quot;:&quot;Nature Climate Change&quot;,&quot;DOI&quot;:&quot;10.1038/nclimate3352&quot;,&quot;ISSN&quot;:&quot;1758-6798&quot;,&quot;issue&quot;:&quot;9&quot;,&quot;language&quot;:&quot;en&quot;,&quot;page&quot;:&quot;637-641&quot;,&quot;source&quot;:&quot;www.nature.com&quot;,&quot;title&quot;:&quot;Less than 2 °C warming by 2100 unlikely&quot;,&quot;URL&quot;:&quot;https://www.nature.com/articles/nclimate3352/&quot;,&quot;volume&quot;:&quot;7&quot;,&quot;author&quot;:[{&quot;family&quot;:&quot;Raftery&quot;,&quot;given&quot;:&quot;Adrian E.&quot;},{&quot;family&quot;:&quot;Zimmer&quot;,&quot;given&quot;:&quot;Alec&quot;},{&quot;family&quot;:&quot;Frierson&quot;,&quot;given&quot;:&quot;Dargan M. W.&quot;},{&quot;family&quot;:&quot;Startz&quot;,&quot;given&quot;:&quot;Richard&quot;},{&quot;family&quot;:&quot;Liu&quot;,&quot;given&quot;:&quot;Peiran&quot;}],&quot;accessed&quot;:{&quot;date-parts&quot;:[[&quot;2020&quot;,1,14]]},&quot;issued&quot;:{&quot;date-parts&quot;:[[&quot;2017&quot;,9]]}}},{&quot;id&quot;:749,&quot;uris&quot;:[&quot;http://zotero.org/users/5871544/items/P27IS7TN&quot;],&quot;uri&quot;:[&quot;http://zotero.org/users/5871544/items/P27IS7TN&quot;],&quot;itemData&quot;:{&quot;id&quot;:749,&quot;type&quot;:&quot;article-journal&quot;,&quot;abstract&quot;:&quot;One and a half degrees on biodiversity\nInsects are the most diverse group of animals on Earth and are ubiquitous in terrestrial food webs. We have little information about their fate in a changing climate; data are scant for insects compared with other groups of organisms. Warren et al. performed a global-scale analysis of the effects of climate change on insect distribution (see the Perspective by Midgley). For vertebrates and plants, the number of species losing more than half their geographic range by 2100 is halved when warming is limited to 1.5°C, compared with projected losses at 2°C. But for insects, the number is reduced by two-thirds.\nScience, this issue p. 791; see also p. 714\nIn the Paris Agreement on Climate Change, the United Nations is pursuing efforts to limit global warming to 1.5°C, whereas earlier aspirations focused on a 2°C limit. With current pledges, corresponding to ~3.2°C warming, climatically determined geographic range losses of &gt;50% are projected in ~49% of insects, 44% of plants, and 26% of vertebrates. At 2°C, this falls to 18% of insects, 16% of plants, and 8% of vertebrates and at 1.5°C, to 6% of insects, 8% of plants, and 4% of vertebrates. When warming is limited to 1.5°C as compared with 2°C, numbers of species projected to lose &gt;50% of their range are reduced by ~66% in insects and by ~50% in plants and vertebrates.\nLimiting global warming to 1.5°C protects against half of the risks of 2°C warming for plants and vertebrates and two-thirds of the risks to insects.\nLimiting global warming to 1.5°C protects against half of the risks of 2°C warming for plants and vertebrates and two-thirds of the risks to insects.&quot;,&quot;container-title&quot;:&quot;Science&quot;,&quot;DOI&quot;:&quot;10.1126/science.aar3646&quot;,&quot;ISSN&quot;:&quot;0036-8075, 1095-9203&quot;,&quot;issue&quot;:&quot;6390&quot;,&quot;language&quot;:&quot;en&quot;,&quot;note&quot;:&quot;PMID: 29773751&quot;,&quot;page&quot;:&quot;791-795&quot;,&quot;source&quot;:&quot;science.sciencemag.org&quot;,&quot;title&quot;:&quot;The projected effect on insects, vertebrates, and plants of limiting global warming to 1.5°C rather than 2°C&quot;,&quot;URL&quot;:&quot;https://science.sciencemag.org/content/360/6390/791&quot;,&quot;volume&quot;:&quot;360&quot;,&quot;author&quot;:[{&quot;family&quot;:&quot;Warren&quot;,&quot;given&quot;:&quot;R.&quot;},{&quot;family&quot;:&quot;Price&quot;,&quot;given&quot;:&quot;J.&quot;},{&quot;family&quot;:&quot;Graham&quot;,&quot;given&quot;:&quot;E.&quot;},{&quot;family&quot;:&quot;Forstenhaeusler&quot;,&quot;given&quot;:&quot;N.&quot;},{&quot;family&quot;:&quot;VanDerWal&quot;,&quot;given&quot;:&quot;J.&quot;}],&quot;accessed&quot;:{&quot;date-parts&quot;:[[&quot;2020&quot;,1,14]]},&quot;issued&quot;:{&quot;date-parts&quot;:[[&quot;2018&quot;,5,18]]}}}],&quot;schema&quot;:&quot;https://github.com/citation-style-language/schema/raw/master/csl-citation.json&quot;} RNDsXEhSgd8vp"/><text:span text:style-name="T130">(Raftery et al. 2017; Warren et al. 2018)</text:span><text:reference-mark-end text:name="ZOTERO_ITEM CSL_CITATION {&quot;citationID&quot;:&quot;jMuYkNwY&quot;,&quot;properties&quot;:{&quot;formattedCitation&quot;:&quot;(Raftery et al. 2017; Warren et al. 2018)&quot;,&quot;plainCitation&quot;:&quot;(Raftery et al. 2017; Warren et al. 2018)&quot;,&quot;noteIndex&quot;:0},&quot;citationItems&quot;:[{&quot;id&quot;:746,&quot;uris&quot;:[&quot;http://zotero.org/users/5871544/items/QWP2PURE&quot;],&quot;uri&quot;:[&quot;http://zotero.org/users/5871544/items/QWP2PURE&quot;],&quot;itemData&quot;:{&quot;id&quot;:746,&quot;type&quot;:&quot;article-journal&quot;,&quot;abstract&quot;:&quot;Using a fully statistical approach, the paper shows that the most likely range of cumulative CO2 emissions includes the IPCC’s two middle scenarios but not the extreme ones. Carbon intensity reduction should accelerate to achieve the 1.5 °C warming target.&quot;,&quot;container-title&quot;:&quot;Nature Climate Change&quot;,&quot;DOI&quot;:&quot;10.1038/nclimate3352&quot;,&quot;ISSN&quot;:&quot;1758-6798&quot;,&quot;issue&quot;:&quot;9&quot;,&quot;language&quot;:&quot;en&quot;,&quot;page&quot;:&quot;637-641&quot;,&quot;source&quot;:&quot;www.nature.com&quot;,&quot;title&quot;:&quot;Less than 2 °C warming by 2100 unlikely&quot;,&quot;URL&quot;:&quot;https://www.nature.com/articles/nclimate3352/&quot;,&quot;volume&quot;:&quot;7&quot;,&quot;author&quot;:[{&quot;family&quot;:&quot;Raftery&quot;,&quot;given&quot;:&quot;Adrian E.&quot;},{&quot;family&quot;:&quot;Zimmer&quot;,&quot;given&quot;:&quot;Alec&quot;},{&quot;family&quot;:&quot;Frierson&quot;,&quot;given&quot;:&quot;Dargan M. W.&quot;},{&quot;family&quot;:&quot;Startz&quot;,&quot;given&quot;:&quot;Richard&quot;},{&quot;family&quot;:&quot;Liu&quot;,&quot;given&quot;:&quot;Peiran&quot;}],&quot;accessed&quot;:{&quot;date-parts&quot;:[[&quot;2020&quot;,1,14]]},&quot;issued&quot;:{&quot;date-parts&quot;:[[&quot;2017&quot;,9]]}}},{&quot;id&quot;:749,&quot;uris&quot;:[&quot;http://zotero.org/users/5871544/items/P27IS7TN&quot;],&quot;uri&quot;:[&quot;http://zotero.org/users/5871544/items/P27IS7TN&quot;],&quot;itemData&quot;:{&quot;id&quot;:749,&quot;type&quot;:&quot;article-journal&quot;,&quot;abstract&quot;:&quot;One and a half degrees on biodiversity\nInsects are the most diverse group of animals on Earth and are ubiquitous in terrestrial food webs. We have little information about their fate in a changing climate; data are scant for insects compared with other groups of organisms. Warren et al. performed a global-scale analysis of the effects of climate change on insect distribution (see the Perspective by Midgley). For vertebrates and plants, the number of species losing more than half their geographic range by 2100 is halved when warming is limited to 1.5°C, compared with projected losses at 2°C. But for insects, the number is reduced by two-thirds.\nScience, this issue p. 791; see also p. 714\nIn the Paris Agreement on Climate Change, the United Nations is pursuing efforts to limit global warming to 1.5°C, whereas earlier aspirations focused on a 2°C limit. With current pledges, corresponding to ~3.2°C warming, climatically determined geographic range losses of &gt;50% are projected in ~49% of insects, 44% of plants, and 26% of vertebrates. At 2°C, this falls to 18% of insects, 16% of plants, and 8% of vertebrates and at 1.5°C, to 6% of insects, 8% of plants, and 4% of vertebrates. When warming is limited to 1.5°C as compared with 2°C, numbers of species projected to lose &gt;50% of their range are reduced by ~66% in insects and by ~50% in plants and vertebrates.\nLimiting global warming to 1.5°C protects against half of the risks of 2°C warming for plants and vertebrates and two-thirds of the risks to insects.\nLimiting global warming to 1.5°C protects against half of the risks of 2°C warming for plants and vertebrates and two-thirds of the risks to insects.&quot;,&quot;container-title&quot;:&quot;Science&quot;,&quot;DOI&quot;:&quot;10.1126/science.aar3646&quot;,&quot;ISSN&quot;:&quot;0036-8075, 1095-9203&quot;,&quot;issue&quot;:&quot;6390&quot;,&quot;language&quot;:&quot;en&quot;,&quot;note&quot;:&quot;PMID: 29773751&quot;,&quot;page&quot;:&quot;791-795&quot;,&quot;source&quot;:&quot;science.sciencemag.org&quot;,&quot;title&quot;:&quot;The projected effect on insects, vertebrates, and plants of limiting global warming to 1.5°C rather than 2°C&quot;,&quot;URL&quot;:&quot;https://science.sciencemag.org/content/360/6390/791&quot;,&quot;volume&quot;:&quot;360&quot;,&quot;author&quot;:[{&quot;family&quot;:&quot;Warren&quot;,&quot;given&quot;:&quot;R.&quot;},{&quot;family&quot;:&quot;Price&quot;,&quot;given&quot;:&quot;J.&quot;},{&quot;family&quot;:&quot;Graham&quot;,&quot;given&quot;:&quot;E.&quot;},{&quot;family&quot;:&quot;Forstenhaeusler&quot;,&quot;given&quot;:&quot;N.&quot;},{&quot;family&quot;:&quot;VanDerWal&quot;,&quot;given&quot;:&quot;J.&quot;}],&quot;accessed&quot;:{&quot;date-parts&quot;:[[&quot;2020&quot;,1,14]]},&quot;issued&quot;:{&quot;date-parts&quot;:[[&quot;2018&quot;,5,18]]}}}],&quot;schema&quot;:&quot;https://github.com/citation-style-language/schema/raw/master/csl-citation.json&quot;} RNDsXEhSgd8vp"/><text:span text:style-name="T130">. </text:span></text:p>
      <text:p text:style-name="Standard"><text:span text:style-name="T113">Food web structure can affect the dynamics and stability of </text:span><text:span text:style-name="T114">biological </text:span><text:span text:style-name="T111">communities</text:span><text:span text:style-name="T113"> as well as the flow of energy and matter across ecosystems </text:span><text:reference-mark-start text:name="ZOTERO_ITEM CSL_CITATION {&quot;citationID&quot;:&quot;2NGXyTkQ&quot;,&quot;properties&quot;:{&quot;formattedCitation&quot;:&quot;(Polis and Winemiller 1996; Williams and Martinez 2000; Rooney and McCann 2012)&quot;,&quot;plainCitation&quot;:&quot;(Polis and Winemiller 1996; Williams and Martinez 2000; Rooney and McCann 2012)&quot;,&quot;noteIndex&quot;:0},&quot;citationItems&quot;:[{&quot;id&quot;:769,&quot;uris&quot;:[&quot;http://zotero.org/users/5871544/items/8JW5SRXC&quot;],&quot;uri&quot;:[&quot;http://zotero.org/users/5871544/items/8JW5SRXC&quot;],&quot;itemData&quot;:{&quot;id&quot;:769,&quot;type&quot;:&quot;book&quot;,&quot;ISBN&quot;:&quot;978-1-4615-7007-3&quot;,&quot;language&quot;:&quot;en&quot;,&quot;note&quot;:&quot;Google-Books-ID: 7hDaBwAAQBAJ&quot;,&quot;number-of-pages&quot;:&quot;475&quot;,&quot;publisher&quot;:&quot;Springer Science &amp; Business Media&quot;,&quot;source&quot;:&quot;Google Books&quot;,&quot;title&quot;:&quot;Food Webs: Integration of Patterns &amp; Dynamics&quot;,&quot;title-short&quot;:&quot;Food Webs&quot;,&quot;author&quot;:[{&quot;family&quot;:&quot;Polis&quot;,&quot;given&quot;:&quot;Gary A.&quot;},{&quot;family&quot;:&quot;Winemiller&quot;,&quot;given&quot;:&quot;Kirk O.&quot;}],&quot;issued&quot;:{&quot;date-parts&quot;:[[&quot;1996&quot;]]}}},{&quot;id&quot;:767,&quot;uris&quot;:[&quot;http://zotero.org/users/5871544/items/B49N87D5&quot;],&quot;uri&quot;:[&quot;http://zotero.org/users/5871544/items/B49N87D5&quot;],&quot;itemData&quot;:{&quot;id&quot;:767,&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language&quot;:&quot;en&quot;,&quot;page&quot;:&quot;180-183&quot;,&quot;source&quot;:&quot;www.nature.com&quot;,&quot;title&quot;:&quot;Simple rules yield complex food webs&quot;,&quot;URL&quot;:&quot;https://www.nature.com/articles/35004572&quot;,&quot;volume&quot;:&quot;404&quot;,&quot;author&quot;:[{&quot;family&quot;:&quot;Williams&quot;,&quot;given&quot;:&quot;Richard J.&quot;},{&quot;family&quot;:&quot;Martinez&quot;,&quot;given&quot;:&quot;Neo D.&quot;}],&quot;accessed&quot;:{&quot;date-parts&quot;:[[&quot;2020&quot;,1,14]]},&quot;issued&quot;:{&quot;date-parts&quot;:[[&quot;2000&quot;,3]]}}},{&quot;id&quot;:771,&quot;uris&quot;:[&quot;http://zotero.org/users/5871544/items/J8LUICL3&quot;],&quot;uri&quot;:[&quot;http://zotero.org/users/5871544/items/J8LUICL3&quot;],&quot;itemData&quot;:{&quot;id&quot;:771,&quot;type&quot;:&quot;article-journal&quot;,&quot;abstract&quot;:&quot;Given the unprecedented rate of species extinctions facing the planet, understanding the causes and consequences of species diversity in ecosystems is of paramount importance. Ecologists have investigated both the influence of environmental variables on species diversity and the influence of species diversity on ecosystem function and stability. These investigations have largely been carried out without taking into account the overarching stabilizing structures of food webs that arise from evolutionary and successional processes and that are maintained through species interactions. Here, we argue that the same large-scale structures that have been purported to convey stability to food webs can also help to understand both the distribution of species diversity in nature and the relationship between species diversity and food web stability. Specifically, the allocation of species diversity to slow energy channels within food webs results in the skewed distribution of interactions strengths that has been shown to confer stability to complex food webs. We end by discussing the processes that might generate and maintain the structured, stable and diverse food webs observed in nature.&quot;,&quot;container-title&quot;:&quot;Trends in Ecology &amp; Evolution&quot;,&quot;DOI&quot;:&quot;10.1016/j.tree.2011.09.001&quot;,&quot;ISSN&quot;:&quot;0169-5347&quot;,&quot;issue&quot;:&quot;1&quot;,&quot;journalAbbreviation&quot;:&quot;Trends in Ecology &amp; Evolution&quot;,&quot;language&quot;:&quot;en&quot;,&quot;page&quot;:&quot;40-46&quot;,&quot;source&quot;:&quot;ScienceDirect&quot;,&quot;title&quot;:&quot;Integrating food web diversity, structure and stability&quot;,&quot;URL&quot;:&quot;http://www.sciencedirect.com/science/article/pii/S016953471100259X&quot;,&quot;volume&quot;:&quot;27&quot;,&quot;author&quot;:[{&quot;family&quot;:&quot;Rooney&quot;,&quot;given&quot;:&quot;Neil&quot;},{&quot;family&quot;:&quot;McCann&quot;,&quot;given&quot;:&quot;Kevin S.&quot;}],&quot;accessed&quot;:{&quot;date-parts&quot;:[[&quot;2020&quot;,1,14]]},&quot;issued&quot;:{&quot;date-parts&quot;:[[&quot;2012&quot;,1,1]]}}}],&quot;schema&quot;:&quot;https://github.com/citation-style-language/schema/raw/master/csl-citation.json&quot;} RND9GZrUK4CAc"/><text:span text:style-name="T113">(Polis and Winemiller 1996; Williams and Martinez 2000; Rooney and McCann 2012)</text:span><text:reference-mark-end text:name="ZOTERO_ITEM CSL_CITATION {&quot;citationID&quot;:&quot;2NGXyTkQ&quot;,&quot;properties&quot;:{&quot;formattedCitation&quot;:&quot;(Polis and Winemiller 1996; Williams and Martinez 2000; Rooney and McCann 2012)&quot;,&quot;plainCitation&quot;:&quot;(Polis and Winemiller 1996; Williams and Martinez 2000; Rooney and McCann 2012)&quot;,&quot;noteIndex&quot;:0},&quot;citationItems&quot;:[{&quot;id&quot;:769,&quot;uris&quot;:[&quot;http://zotero.org/users/5871544/items/8JW5SRXC&quot;],&quot;uri&quot;:[&quot;http://zotero.org/users/5871544/items/8JW5SRXC&quot;],&quot;itemData&quot;:{&quot;id&quot;:769,&quot;type&quot;:&quot;book&quot;,&quot;ISBN&quot;:&quot;978-1-4615-7007-3&quot;,&quot;language&quot;:&quot;en&quot;,&quot;note&quot;:&quot;Google-Books-ID: 7hDaBwAAQBAJ&quot;,&quot;number-of-pages&quot;:&quot;475&quot;,&quot;publisher&quot;:&quot;Springer Science &amp; Business Media&quot;,&quot;source&quot;:&quot;Google Books&quot;,&quot;title&quot;:&quot;Food Webs: Integration of Patterns &amp; Dynamics&quot;,&quot;title-short&quot;:&quot;Food Webs&quot;,&quot;author&quot;:[{&quot;family&quot;:&quot;Polis&quot;,&quot;given&quot;:&quot;Gary A.&quot;},{&quot;family&quot;:&quot;Winemiller&quot;,&quot;given&quot;:&quot;Kirk O.&quot;}],&quot;issued&quot;:{&quot;date-parts&quot;:[[&quot;1996&quot;]]}}},{&quot;id&quot;:767,&quot;uris&quot;:[&quot;http://zotero.org/users/5871544/items/B49N87D5&quot;],&quot;uri&quot;:[&quot;http://zotero.org/users/5871544/items/B49N87D5&quot;],&quot;itemData&quot;:{&quot;id&quot;:767,&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language&quot;:&quot;en&quot;,&quot;page&quot;:&quot;180-183&quot;,&quot;source&quot;:&quot;www.nature.com&quot;,&quot;title&quot;:&quot;Simple rules yield complex food webs&quot;,&quot;URL&quot;:&quot;https://www.nature.com/articles/35004572&quot;,&quot;volume&quot;:&quot;404&quot;,&quot;author&quot;:[{&quot;family&quot;:&quot;Williams&quot;,&quot;given&quot;:&quot;Richard J.&quot;},{&quot;family&quot;:&quot;Martinez&quot;,&quot;given&quot;:&quot;Neo D.&quot;}],&quot;accessed&quot;:{&quot;date-parts&quot;:[[&quot;2020&quot;,1,14]]},&quot;issued&quot;:{&quot;date-parts&quot;:[[&quot;2000&quot;,3]]}}},{&quot;id&quot;:771,&quot;uris&quot;:[&quot;http://zotero.org/users/5871544/items/J8LUICL3&quot;],&quot;uri&quot;:[&quot;http://zotero.org/users/5871544/items/J8LUICL3&quot;],&quot;itemData&quot;:{&quot;id&quot;:771,&quot;type&quot;:&quot;article-journal&quot;,&quot;abstract&quot;:&quot;Given the unprecedented rate of species extinctions facing the planet, understanding the causes and consequences of species diversity in ecosystems is of paramount importance. Ecologists have investigated both the influence of environmental variables on species diversity and the influence of species diversity on ecosystem function and stability. These investigations have largely been carried out without taking into account the overarching stabilizing structures of food webs that arise from evolutionary and successional processes and that are maintained through species interactions. Here, we argue that the same large-scale structures that have been purported to convey stability to food webs can also help to understand both the distribution of species diversity in nature and the relationship between species diversity and food web stability. Specifically, the allocation of species diversity to slow energy channels within food webs results in the skewed distribution of interactions strengths that has been shown to confer stability to complex food webs. We end by discussing the processes that might generate and maintain the structured, stable and diverse food webs observed in nature.&quot;,&quot;container-title&quot;:&quot;Trends in Ecology &amp; Evolution&quot;,&quot;DOI&quot;:&quot;10.1016/j.tree.2011.09.001&quot;,&quot;ISSN&quot;:&quot;0169-5347&quot;,&quot;issue&quot;:&quot;1&quot;,&quot;journalAbbreviation&quot;:&quot;Trends in Ecology &amp; Evolution&quot;,&quot;language&quot;:&quot;en&quot;,&quot;page&quot;:&quot;40-46&quot;,&quot;source&quot;:&quot;ScienceDirect&quot;,&quot;title&quot;:&quot;Integrating food web diversity, structure and stability&quot;,&quot;URL&quot;:&quot;http://www.sciencedirect.com/science/article/pii/S016953471100259X&quot;,&quot;volume&quot;:&quot;27&quot;,&quot;author&quot;:[{&quot;family&quot;:&quot;Rooney&quot;,&quot;given&quot;:&quot;Neil&quot;},{&quot;family&quot;:&quot;McCann&quot;,&quot;given&quot;:&quot;Kevin S.&quot;}],&quot;accessed&quot;:{&quot;date-parts&quot;:[[&quot;2020&quot;,1,14]]},&quot;issued&quot;:{&quot;date-parts&quot;:[[&quot;2012&quot;,1,1]]}}}],&quot;schema&quot;:&quot;https://github.com/citation-style-language/schema/raw/master/csl-citation.json&quot;} RND9GZrUK4CAc"/><text:span text:style-name="T113">. Because of that, understanding the factors that determine such structure is a central and long-standing goal of ecology </text:span><text:reference-mark-start text:name="ZOTERO_ITEM CSL_CITATION {&quot;citationID&quot;:&quot;FVjwGBxO&quot;,&quot;properties&quot;:{&quot;formattedCitation&quot;:&quot;(Paine 1980; Pimm 1982; McDonald-Madden et al. 2016)&quot;,&quot;plainCitation&quot;:&quot;(Paine 1980; Pimm 1982; McDonald-Madden et al. 2016)&quot;,&quot;noteIndex&quot;:0},&quot;citationItems&quot;:[{&quot;id&quot;:766,&quot;uris&quot;:[&quot;http://zotero.org/users/5871544/items/AG8C5YMC&quot;],&quot;uri&quot;:[&quot;http://zotero.org/users/5871544/items/AG8C5YMC&quot;],&quot;itemData&quot;:{&quot;id&quot;:766,&quot;type&quot;:&quot;article-journal&quot;,&quot;archive&quot;:&quot;JSTOR&quot;,&quot;container-title&quot;:&quot;Journal of Animal Ecology&quot;,&quot;DOI&quot;:&quot;10.2307/4220&quot;,&quot;ISSN&quot;:&quot;0021-8790&quot;,&quot;issue&quot;:&quot;3&quot;,&quot;page&quot;:&quot;667-685&quot;,&quot;source&quot;:&quot;JSTOR&quot;,&quot;title&quot;:&quot;Food Webs: Linkage, Interaction Strength and Community Infrastructure&quot;,&quot;title-short&quot;:&quot;Food Webs&quot;,&quot;URL&quot;:&quot;https://www.jstor.org/stable/4220&quot;,&quot;volume&quot;:&quot;49&quot;,&quot;author&quot;:[{&quot;family&quot;:&quot;Paine&quot;,&quot;given&quot;:&quot;R. T.&quot;}],&quot;accessed&quot;:{&quot;date-parts&quot;:[[&quot;2020&quot;,1,14]]},&quot;issued&quot;:{&quot;date-parts&quot;:[[&quot;1980&quot;]]}}},{&quot;id&quot;:762,&quot;uris&quot;:[&quot;http://zotero.org/users/5871544/items/YHJWDAIU&quot;],&quot;uri&quot;:[&quot;http://zotero.org/users/5871544/items/YHJWDAIU&quot;],&quot;itemData&quot;:{&quot;id&quot;:762,&quot;type&quot;:&quot;book&quot;,&quot;number-of-pages&quot;:&quot;258&quot;,&quot;publisher&quot;:&quot;The University of Chicago Press&quot;,&quot;source&quot;:&quot;www.press.uchicago.edu&quot;,&quot;title&quot;:&quot;Food Webs&quot;,&quot;URL&quot;:&quot;https://www.press.uchicago.edu/ucp/books/book/chicago/F/bo3632929.html&quot;,&quot;author&quot;:[{&quot;family&quot;:&quot;Pimm&quot;,&quot;given&quot;:&quot;Stuart&quot;}],&quot;accessed&quot;:{&quot;date-parts&quot;:[[&quot;2020&quot;,1,14]]},&quot;issued&quot;:{&quot;date-parts&quot;:[[&quot;1982&quot;]]}}},{&quot;id&quot;:757,&quot;uris&quot;:[&quot;http://zotero.org/users/5871544/items/8MHJXJ7L&quot;],&quot;uri&quot;:[&quot;http://zotero.org/users/5871544/items/8MHJXJ7L&quot;],&quot;itemData&quot;:{&quot;id&quot;:757,&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language&quot;:&quot;en&quot;,&quot;page&quot;:&quot;1-8&quot;,&quot;source&quot;:&quot;www.nature.com&quot;,&quot;title&quot;:&quot;Using food-web theory to conserve ecosystems&quot;,&quot;URL&quot;:&quot;https://www.nature.com/articles/ncomms10245&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accessed&quot;:{&quot;date-parts&quot;:[[&quot;2020&quot;,1,14]]},&quot;issued&quot;:{&quot;date-parts&quot;:[[&quot;2016&quot;,1,18]]}}}],&quot;schema&quot;:&quot;https://github.com/citation-style-language/schema/raw/master/csl-citation.json&quot;} RNDagwTRjttjK"/><text:span text:style-name="T113">(Paine 1980; Pimm 1982; McDonald-Madden et al. 2016)</text:span><text:reference-mark-end text:name="ZOTERO_ITEM CSL_CITATION {&quot;citationID&quot;:&quot;FVjwGBxO&quot;,&quot;properties&quot;:{&quot;formattedCitation&quot;:&quot;(Paine 1980; Pimm 1982; McDonald-Madden et al. 2016)&quot;,&quot;plainCitation&quot;:&quot;(Paine 1980; Pimm 1982; McDonald-Madden et al. 2016)&quot;,&quot;noteIndex&quot;:0},&quot;citationItems&quot;:[{&quot;id&quot;:766,&quot;uris&quot;:[&quot;http://zotero.org/users/5871544/items/AG8C5YMC&quot;],&quot;uri&quot;:[&quot;http://zotero.org/users/5871544/items/AG8C5YMC&quot;],&quot;itemData&quot;:{&quot;id&quot;:766,&quot;type&quot;:&quot;article-journal&quot;,&quot;archive&quot;:&quot;JSTOR&quot;,&quot;container-title&quot;:&quot;Journal of Animal Ecology&quot;,&quot;DOI&quot;:&quot;10.2307/4220&quot;,&quot;ISSN&quot;:&quot;0021-8790&quot;,&quot;issue&quot;:&quot;3&quot;,&quot;page&quot;:&quot;667-685&quot;,&quot;source&quot;:&quot;JSTOR&quot;,&quot;title&quot;:&quot;Food Webs: Linkage, Interaction Strength and Community Infrastructure&quot;,&quot;title-short&quot;:&quot;Food Webs&quot;,&quot;URL&quot;:&quot;https://www.jstor.org/stable/4220&quot;,&quot;volume&quot;:&quot;49&quot;,&quot;author&quot;:[{&quot;family&quot;:&quot;Paine&quot;,&quot;given&quot;:&quot;R. T.&quot;}],&quot;accessed&quot;:{&quot;date-parts&quot;:[[&quot;2020&quot;,1,14]]},&quot;issued&quot;:{&quot;date-parts&quot;:[[&quot;1980&quot;]]}}},{&quot;id&quot;:762,&quot;uris&quot;:[&quot;http://zotero.org/users/5871544/items/YHJWDAIU&quot;],&quot;uri&quot;:[&quot;http://zotero.org/users/5871544/items/YHJWDAIU&quot;],&quot;itemData&quot;:{&quot;id&quot;:762,&quot;type&quot;:&quot;book&quot;,&quot;number-of-pages&quot;:&quot;258&quot;,&quot;publisher&quot;:&quot;The University of Chicago Press&quot;,&quot;source&quot;:&quot;www.press.uchicago.edu&quot;,&quot;title&quot;:&quot;Food Webs&quot;,&quot;URL&quot;:&quot;https://www.press.uchicago.edu/ucp/books/book/chicago/F/bo3632929.html&quot;,&quot;author&quot;:[{&quot;family&quot;:&quot;Pimm&quot;,&quot;given&quot;:&quot;Stuart&quot;}],&quot;accessed&quot;:{&quot;date-parts&quot;:[[&quot;2020&quot;,1,14]]},&quot;issued&quot;:{&quot;date-parts&quot;:[[&quot;1982&quot;]]}}},{&quot;id&quot;:757,&quot;uris&quot;:[&quot;http://zotero.org/users/5871544/items/8MHJXJ7L&quot;],&quot;uri&quot;:[&quot;http://zotero.org/users/5871544/items/8MHJXJ7L&quot;],&quot;itemData&quot;:{&quot;id&quot;:757,&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language&quot;:&quot;en&quot;,&quot;page&quot;:&quot;1-8&quot;,&quot;source&quot;:&quot;www.nature.com&quot;,&quot;title&quot;:&quot;Using food-web theory to conserve ecosystems&quot;,&quot;URL&quot;:&quot;https://www.nature.com/articles/ncomms10245&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accessed&quot;:{&quot;date-parts&quot;:[[&quot;2020&quot;,1,14]]},&quot;issued&quot;:{&quot;date-parts&quot;:[[&quot;2016&quot;,1,18]]}}}],&quot;schema&quot;:&quot;https://github.com/citation-style-language/schema/raw/master/csl-citation.json&quot;} RNDagwTRjttjK"/><text:span text:style-name="T113">. </text:span></text:p>
      <text:p text:style-name="P31"><text:soft-page-break/><text:span text:style-name="T94">Here, we investigated the potential future effects of global warming on one of the </text:span><text:span text:style-name="T95">tropical </text:span><text:span text:style-name="T94">near-pristine reef ecosystem of South Atlantic Ocean, the Rocas Atoll. </text:span><text:span text:style-name="T97">We fitted</text:span><text:span text:style-name="T95"> </text:span><text:span text:style-name="T94">a food web model to the best obtainable biomass time series and </text:span><text:span text:style-name="T95">we </text:span><text:span text:style-name="T94">parameterized </text:span><text:span text:style-name="T95">it </text:span><text:span text:style-name="T94">with thermal tolerances for the species. The model incorporates </text:span><text:span text:style-name="T96">consumer-resource f</text:span><text:span text:style-name="T94">unctional responses for </text:span><text:span text:style-name="T98">each species</text:span><text:span text:style-name="T94"> in order to test the impact of sea warming scenarios (Representative Concentration Pathways, RCP) from IPCC. Biomass temporal simulations for several reef fish species, including ecosystem keystone ones (reef sharks and generalist predators) were displayed as well as other compartments from the several trophic guilds. </text:span></text:p>
      <text:p text:style-name="P51"><text:span text:style-name="T40">Given the overwhelming importance of reef ecosystems to life on our planet, evaluating these changes in a </text:span><text:span text:style-name="T41">tropical</text:span><text:span text:style-name="T40"> </text:span><text:span text:style-name="T41">near-</text:span><text:span text:style-name="T40">pristine reef ecosystem structure underscore the urgency with which the human society must act to limit further growth of atmospheric greenhouse gases and thereby reduce the serious risks involved.</text:span></text:p>
      <text:p text:style-name="P15">Results</text:p>
      <text:p text:style-name="P2"><text:span text:style-name="T12">General description of the </text:span><text:span text:style-name="T13">Rocas Atoll</text:span><text:span text:style-name="T12"> food web</text:span></text:p>
      <text:p text:style-name="P3"><text:span text:style-name="T148">Rocas Atoll food web structure is characterised by lower fish biomass, but abundant </text:span><text:span text:style-name="T147">m</text:span><text:span text:style-name="T148">acro and micro invertebrates </text:span><text:span text:style-name="T149">and extensive</text:span><text:span text:style-name="T148"> areas covered by algae turf </text:span><text:span text:style-name="T149">and macroalgae </text:span><text:span text:style-name="T151">(Fig</text:span><text:span text:style-name="T155">ure </text:span><text:span text:style-name="T151">1)</text:span><text:span text:style-name="T148">. </text:span><text:span text:style-name="T156">Primary producer </text:span><text:span text:style-name="T148">(</text:span><text:span text:style-name="T156">the </text:span><text:span text:style-name="T161">red macroalgae </text:span><text:span text:style-name="T196">Digenea simplex</text:span><text:span text:style-name="T148"> and algae turf) accounted for the largest proportion of total living biomass in the </text:span><text:span text:style-name="T152">eco</text:span><text:span text:style-name="T148">system (93%). </text:span><text:span text:style-name="T146">Total fish biomass </text:span><text:span text:style-name="T150">was </text:span><text:span text:style-name="T152">24.</text:span><text:span text:style-name="T158">2</text:span><text:span text:style-name="T150"> </text:span><text:span text:style-name="T146">g·m</text:span><text:span text:style-name="T198">-</text:span><text:span text:style-name="T199">2</text:span><text:span text:style-name="T146">. </text:span><text:span text:style-name="T157">By the year 2012, e</text:span><text:span text:style-name="T153">cosystem structure was defined by a classic bottom-heavy pyramid shape, with herbivore fish guild accounted for 49% of the total fish biomass, followed by invertivore</text:span><text:span text:style-name="T154">s</text:span><text:span text:style-name="T153"> fish (22.5%), generalist fish predators (19.7%) and reef sharks (8.9%) (Figure 2).</text:span></text:p>
      <text:p text:style-name="P4"/>
      <text:p text:style-name="P14"><text:span text:style-name="T91">Fig.1. </text:span><text:span text:style-name="T92">Food web of the Rocas Atoll ecosystem (year 2012). Each functional group is shown as a square and its size is proportional to the biomass’ </text:span><text:span text:style-name="T93">square root</text:span><text:span text:style-name="T92">. The food web’s groups are represented by their trophic levels (TL, y-axis) and linked by predator-prey relationships showed as <text:s/>lines representing the relative prey’s contribution in the predator’s diet. <text:s text:c="5"/></text:span></text:p>
      <text:p text:style-name="P5">Fitting to fish time series and status quo simulations </text:p>
      <text:p text:style-name="P18"><office:annotation office:name="__Annotation__1484_3346629911"><dc:creator>Guilherme</dc:creator><dc:date>2019-12-22T18:01:00</dc:date><loext:sender-initials>G</loext:sender-initials><text:p><text:span text:style-name="T296">Legal, como você dá esse resultado biologicamente e não modelísticamente? É possível ou esse é realmente o resultado do pedigree?</text:span></text:p></office:annotation><text:span text:style-name="T15">The best-fitted model, </text:span><text:span text:style-name="T19">without temperature as an ecosystem driver, </text:span><text:span text:style-name="T15">was capable of reproducing historical trends in fish abundance for the period 2012-2018, with a total sum of square of 11.04 and </text:span><text:span text:style-name="T19">the lowest Akaike Information Criterion (AIC)</text:span><text:span text:style-name="T15"> of -205.6 (</text:span><text:span text:style-name="T14">Supplementary materials_2, </text:span><text:span text:style-name="T18">Table S1, and </text:span><text:span text:style-name="T18"><office:annotation><dc:creator>Leonardo Capitani</dc:creator><dc:date>2020-01-07T17:31:53.352350034</dc:date><loext:sender-initials>LC</loext:sender-initials><text:p text:style-name="P55"><text:span text:style-name="T297">Este resultado deriva do ajuste do modelo respeito as series temporais que temos. É uma medida de “ quanto é bom o nosso modelo em reproduzir as series temporais observadas <text:s/>no Atoll.Nao sei como apresentar isso para o leitor de outra forma, Gui. </text:span></text:p></office:annotation></text:span><text:span text:style-name="T18">Fig. S1</text:span><text:span text:style-name="T15">). <text:s/></text:span><office:annotation-end office:name="__Annotation__1484_3346629911"/></text:p>
      <text:p text:style-name="P7">Simulated biomass changes under ocean warming scenarios</text:p>
      <text:p text:style-name="P21">Under the Status quo scenario, simulated changes in total fish <text:span text:style-name="T271">standing </text:span>biomass reached <text:span text:style-name="T270">27.2 </text:span><text:span text:style-name="T234">g·m</text:span><text:span text:style-name="T235">-</text:span><text:span text:style-name="T236">2</text:span><text:span text:style-name="T268"> </text:span><text:s/>until 2100 relative to the year 2012 (5.5% increase, solid black line, Figure 2). This result derives <text:soft-page-break/>from the fact that biomass accumulation rates for most fish species were positive (Supplementary materials_1, Table S3). </text:p>
      <text:p text:style-name="P20"><text:span text:style-name="T4">Our </text:span><text:span text:style-name="T6">climate change </text:span><text:span text:style-name="T4">projections suggest that in </text:span><text:span text:style-name="T5">a</text:span><text:span text:style-name="T4"> </text:span><text:span text:style-name="T100">near-pristine reef ecosystem </text:span>impacted by increasing <text:span text:style-name="T242">sea </text:span>temperature<text:span text:style-name="T4">, total fish biomass would be consistently lower by the end of the 21st century than at the beginning of the time series under both medium and high emissions scenarios. The scale of these changes occurs proportionately with increasing time and value of temperature rise. </text:span></text:p>
      <text:p text:style-name="P13"><text:s/>By the year 2100, the total fish biomass would be lower under medium emissions scenario (RCP 4.5, <text:span text:style-name="T267">standing biomass 22.5 </text:span><text:span text:style-name="T159">g·m</text:span><text:span text:style-name="T200">-</text:span><text:span text:style-name="T199">2</text:span><text:span text:style-name="T263">, </text:span>average <text:span text:style-name="T267">decrease</text:span> -17.3%) and high emissions scenario (RCP 8.5, <text:span text:style-name="T267">standing biomass 3.7 </text:span><text:span text:style-name="T159">g·m</text:span><text:span text:style-name="T200">-</text:span><text:span text:style-name="T199">2</text:span><text:span text:style-name="T263">,</text:span><text:span text:style-name="T267"> </text:span>average <text:span text:style-name="T267">decrease</text:span> -86%) than the Status quo scenario (Figure 2, <text:span text:style-name="T269">standing biomass 27.2 </text:span><text:span text:style-name="T160">g·m</text:span><text:span text:style-name="T201">-</text:span><text:span text:style-name="T199">2</text:span>). <text:span text:style-name="T264">Moreover, u</text:span>nder <text:span text:style-name="T260">the</text:span> high<text:span text:style-name="T262">er</text:span> emissions scenario, ecosystem structure approached a pronounced convex shape, <text:span text:style-name="T262">with h</text:span>erbivore fish guild <text:span text:style-name="T259">accounted</text:span> for 19.2%, invertivores fish <text:span text:style-name="T259">accounted</text:span> for 50.9%, <text:span text:style-name="T265">generalist predators 20.3% and reef sharks 9.6% </text:span>of total fish <text:span text:style-name="T272">standing </text:span>biomass (Figure 2). It is a <text:span text:style-name="T261">strong</text:span> change in comparison with the Status quo scenario, where herbivores represented 43.7%, invertivores <text:span text:style-name="T266">fish</text:span> 26.3%, general<text:span text:style-name="T266">ist</text:span> predators 19.1% and reef sharks 10.9% of total fish <text:span text:style-name="T272">standing</text:span> biomass.</text:p>
      <text:p text:style-name="Standard"/>
      <text:p text:style-name="Standard"><text:span text:style-name="T16">By focusing on the </text:span><text:span text:style-name="T17">fish </text:span><text:span text:style-name="T16">trophic </text:span><text:span text:style-name="T20">g</text:span><text:span text:style-name="T21">uilds, r</text:span><text:span text:style-name="T16">eef sharks’ biomass decrease</text:span><text:span text:style-name="T17">d</text:span><text:span text:style-name="T16"> between 28% (RCP 4.5) and 88% (RCP 8.5) relative to the Status quo scenario until 2100. Generalist predators fish’ biomass is expected to decrease between 15.3% (RCP 4.5) and 85% (RCP 8.5). Invertivores’ biomass is expected to decrease between 6.7% (RCP 4.5) and 73.5% (RCP 8.5). Herbivore/detritivore fish’ biomass is expected to decrease between 22.9% (RCP 4.5) and 94% (RCP 8.5) relative to the Status quo scenario until 2100 (Figure 3).</text:span></text:p>
      <text:p text:style-name="Standard"/>
      <text:p text:style-name="Standard"><text:span text:style-name="T16">The high emission scenario also affected the “non-fish” compartments: primary producers such as p</text:span><text:span text:style-name="T245">hytoplankton </text:span><text:span text:style-name="T16">sharply reduced 66%, similar to red macroalgae </text:span><text:span text:style-name="T23">Digenea simplex</text:span><text:span text:style-name="T16"> (-58%), and another algal turf relative to Status quo scenario in 2100 (-42%; see details in Supplementary materials_2, Fig. S5; Fig. S6; Fig. S8). Macro and micro invertebrates showed biomass decreases of about 69%, while lobster </text:span><text:span text:style-name="T23">Panulirus</text:span><text:span text:style-name="T16"> decreased 99% in the worst emission scenario (RCP 8.5). </text:span></text:p>
      <text:p text:style-name="P1"><text:span text:style-name="T3">An important consideration concerns the corals (</text:span><text:span text:style-name="T10">Siderastrea stellata</text:span><text:span text:style-name="T3">), which presented a 100% reduction in the RCP 8.5 scenario, or 61% and 8% for medium and low emission scenarios. Similar trends reductions in </text:span><text:span text:style-name="T7">standing </text:span><text:span text:style-name="T3">biomass were observed for the turtle group (-99%, -47%, and -13%). The seabird functional group, recalling that it was not directly associated with a temperature response function, presented an 89% decrease in </text:span><text:span text:style-name="T7">standing </text:span><text:span text:style-name="T3">biomass in the high emission scenario, </text:span><text:soft-page-break/><text:span text:style-name="T3">while it has a 9.5% increase in the low emission scenario (Supplementary materials_2, Fig. S5; Fig. S6; Fig. S8). The zooplankton functional group was the only one to show a 111% </text:span><text:span text:style-name="T7">standing </text:span><text:span text:style-name="T3">biomass increase in the RCP 8.5 scenario and 37% and 11% increase in the RCP 4.5 and RCP 2.6 scenarios, respectively (Supplementary materials_2, Fig. S5; Fig. S6; Fig. S8).</text:span></text:p>
      <text:p text:style-name="P6"/>
      <text:p text:style-name="P19"><text:span text:style-name="T2"><office:annotation office:name="__Annotation__17066_2427403341"><dc:creator>Leonardo Capitani</dc:creator><dc:date>2020-01-14T14:56:35.146022018</dc:date><loext:sender-initials>LC</loext:sender-initials><text:p text:style-name="P54"><text:span text:style-name="T295">Ronaldo e Guilherme. A discussao provavelmente deve ser reduzida em termo de numero de palavras. Por favor, ajudem a sintetizar e direccionar logicamente até as conclusoes. Por favor melhorar também as frases relativas ao problemas metodologicos associados ao nosso estudo. </text:span></text:p></office:annotation></text:span><text:span text:style-name="T8">D</text:span><text:span text:style-name="T2">iscussion</text:span><office:annotation-end office:name="__Annotation__17066_2427403341"/></text:p>
      <text:p text:style-name="P12"><text:span text:style-name="T24">In this study, </text:span><text:span text:style-name="T165">we assess</text:span><text:span text:style-name="T168">ed</text:span><text:span text:style-name="T165"> </text:span><text:span text:style-name="T171">and described </text:span><text:span text:style-name="T167">changes in</text:span><text:span text:style-name="T170"> </text:span><text:span text:style-name="T169">fish </text:span><text:span text:style-name="T173">standing</text:span><text:span text:style-name="T166"> </text:span><text:span text:style-name="T165">biomass </text:span><text:span text:style-name="T172">and </text:span><text:span text:style-name="T167">ecosystem structure </text:span><text:span text:style-name="T24"><text:s/>for a </text:span><text:span text:style-name="T25">near-</text:span><text:span text:style-name="T24">pristine reef e</text:span><text:span text:style-name="T44">cosystem to contrasting climate change scenarios.</text:span><text:span text:style-name="T24"> </text:span><text:span text:style-name="T45">W</text:span><text:span text:style-name="T24">e observed a strong negative relationship between </text:span><text:span text:style-name="T30">reef</text:span><text:span text:style-name="T24"> fish </text:span><text:span text:style-name="T31">standing </text:span><text:span text:style-name="T24">biomass and the increase of seawater temperature. </text:span><text:span text:style-name="T33">Moreover, u</text:span><text:span text:style-name="T28">nder </text:span><text:span text:style-name="T29">the </text:span><text:span text:style-name="T174">higher RCP scenario</text:span><text:span text:style-name="T24"> at lower total fish </text:span><text:span text:style-name="T31">standing</text:span><text:span text:style-name="T24"> biomass, the relative herbivore/detritivore fish </text:span><text:span text:style-name="T31">standing </text:span><text:span text:style-name="T24">biomass contribution is two times lesser than in the low emissions scenario, shifting ecosystem from a bottom-heavy pyramid to a convex shape, with the most </text:span><text:span text:style-name="T31">standing </text:span><text:span text:style-name="T24">biomass accounted for by the mid-trophic position individuals (invertivores fish). This model’</text:span><text:span text:style-name="T27">s</text:span><text:span text:style-name="T24"> output is the first </text:span><text:span text:style-name="T32">theoretical </text:span><text:span text:style-name="T24">demonstration of such a shift of community-level biomass distribution for </text:span><text:span text:style-name="T26">a </text:span><text:span text:style-name="T24">reef </text:span><text:span text:style-name="T26">ecosystem</text:span><text:span text:style-name="T24">. </text:span></text:p>
      <text:p text:style-name="P10"/>
      <text:p text:style-name="P22"><text:span text:style-name="T255">Rocas Atoll’s seawater temperature is, on average, 27.3 ºC and is expected to rise by 0.5 ºC in 2100 with low emissions scenario (RCP 2.6) and to increase, on average, 3 ºC with high emissions scenario (RCP 8.5), reaching an average of 30.4 ºC. </text:span><text:span text:style-name="T256">O</text:span><text:span text:style-name="T255">ur study </text:span><text:span text:style-name="T256">showed that</text:span><text:span text:style-name="T255"> w</text:span><text:span text:style-name="T53">hen sea temperature increased more than 1.5 ºC (RCP 4.5 and RCP 8.5), </text:span><text:span text:style-name="T54">the ecosystem loose i</text:span><text:span text:style-name="T55">n between 18% and 8</text:span><text:span text:style-name="T56">6</text:span><text:span text:style-name="T55"> % of</text:span><text:span text:style-name="T56"> </text:span><text:span text:style-name="T55">fish </text:span><text:span text:style-name="T56">standing</text:span><text:span text:style-name="T55"> biomass</text:span><text:span text:style-name="T54">. M</text:span><text:span text:style-name="T53">ost reef fish presented </text:span><text:span text:style-name="T55">a</text:span><text:span text:style-name="T53"> monotonic population decline until 2100. <text:s/></text:span><text:span text:style-name="T57">M</text:span><text:span text:style-name="T58">icrocosm experiments report that</text:span><text:span text:style-name="T57"> </text:span><text:span text:style-name="T59">w</text:span><text:span text:style-name="T60">armed communities disproportionately lose top predators and herbivores, and become increasingly dominated by autotrophs and bacterivores </text:span><text:reference-mark-start text:name="ZOTERO_ITEM CSL_CITATION {&quot;citationID&quot;:&quot;9tyNL8cx&quot;,&quot;properties&quot;:{&quot;formattedCitation&quot;:&quot;(Petchey et al. 1999)&quot;,&quot;plainCitation&quot;:&quot;(Petchey et al. 1999)&quot;,&quot;noteIndex&quot;:0},&quot;citationItems&quot;:[{&quot;id&quot;:685,&quot;uris&quot;:[&quot;http://zotero.org/users/5871544/items/HK22IZED&quot;],&quot;uri&quot;:[&quot;http://zotero.org/users/5871544/items/HK22IZED&quot;],&quot;itemData&quot;:{&quot;id&quot;:685,&quot;type&quot;:&quot;article-journal&quot;,&quot;abstract&quot;:&quot;We know little about how ecosystems of different complexity will respond to global warming1,2,3,4,5. Microcosms permit experimental control over species composition and rates of environmental change. Here we show using microcosm experiments that extinction risk in warming environments depends on trophic position but remains unaffected by biodiversity. Warmed communities disproportionately lose top predators and herbivores, and become increasingly dominated by autotrophs and bacterivores. Changes in the relative distribution of organisms among trophically defined functional groups lead to differences in ecosystem function beyond those expected from temperature-dependent physiological rates. Diverse communities retain more species than depauperate ones, as predicted by the insurance hypothesis, which suggests that high biodiversity buffers against the effects of environmental variation because tolerant species are more likely to be found6,7. Studies of single trophic levels clearly show that warming can affect the distribution and abundance of species2,4,5, but complex responses generated in entire food webs greatly complicate inferences based on single functional groups.&quot;,&quot;container-title&quot;:&quot;Nature&quot;,&quot;DOI&quot;:&quot;10.1038/47023&quot;,&quot;ISSN&quot;:&quot;1476-4687&quot;,&quot;issue&quot;:&quot;6757&quot;,&quot;language&quot;:&quot;en&quot;,&quot;page&quot;:&quot;69-72&quot;,&quot;source&quot;:&quot;www.nature.com&quot;,&quot;title&quot;:&quot;Environmental warming alters food-web structure and ecosystem function&quot;,&quot;URL&quot;:&quot;https://www.nature.com/articles/47023&quot;,&quot;volume&quot;:&quot;402&quot;,&quot;author&quot;:[{&quot;family&quot;:&quot;Petchey&quot;,&quot;given&quot;:&quot;Owen L.&quot;},{&quot;family&quot;:&quot;McPhearson&quot;,&quot;given&quot;:&quot;P. Timon&quot;},{&quot;family&quot;:&quot;Casey&quot;,&quot;given&quot;:&quot;Timothy M.&quot;},{&quot;family&quot;:&quot;Morin&quot;,&quot;given&quot;:&quot;Peter J.&quot;}],&quot;accessed&quot;:{&quot;date-parts&quot;:[[&quot;2020&quot;,1,13]]},&quot;issued&quot;:{&quot;date-parts&quot;:[[&quot;1999&quot;,11]]}}}],&quot;schema&quot;:&quot;https://github.com/citation-style-language/schema/raw/master/csl-citation.json&quot;} RND5Tt1HHmWeY"/><text:span text:style-name="T61">(Petchey et al. 1999)</text:span><text:reference-mark-end text:name="ZOTERO_ITEM CSL_CITATION {&quot;citationID&quot;:&quot;9tyNL8cx&quot;,&quot;properties&quot;:{&quot;formattedCitation&quot;:&quot;(Petchey et al. 1999)&quot;,&quot;plainCitation&quot;:&quot;(Petchey et al. 1999)&quot;,&quot;noteIndex&quot;:0},&quot;citationItems&quot;:[{&quot;id&quot;:685,&quot;uris&quot;:[&quot;http://zotero.org/users/5871544/items/HK22IZED&quot;],&quot;uri&quot;:[&quot;http://zotero.org/users/5871544/items/HK22IZED&quot;],&quot;itemData&quot;:{&quot;id&quot;:685,&quot;type&quot;:&quot;article-journal&quot;,&quot;abstract&quot;:&quot;We know little about how ecosystems of different complexity will respond to global warming1,2,3,4,5. Microcosms permit experimental control over species composition and rates of environmental change. Here we show using microcosm experiments that extinction risk in warming environments depends on trophic position but remains unaffected by biodiversity. Warmed communities disproportionately lose top predators and herbivores, and become increasingly dominated by autotrophs and bacterivores. Changes in the relative distribution of organisms among trophically defined functional groups lead to differences in ecosystem function beyond those expected from temperature-dependent physiological rates. Diverse communities retain more species than depauperate ones, as predicted by the insurance hypothesis, which suggests that high biodiversity buffers against the effects of environmental variation because tolerant species are more likely to be found6,7. Studies of single trophic levels clearly show that warming can affect the distribution and abundance of species2,4,5, but complex responses generated in entire food webs greatly complicate inferences based on single functional groups.&quot;,&quot;container-title&quot;:&quot;Nature&quot;,&quot;DOI&quot;:&quot;10.1038/47023&quot;,&quot;ISSN&quot;:&quot;1476-4687&quot;,&quot;issue&quot;:&quot;6757&quot;,&quot;language&quot;:&quot;en&quot;,&quot;page&quot;:&quot;69-72&quot;,&quot;source&quot;:&quot;www.nature.com&quot;,&quot;title&quot;:&quot;Environmental warming alters food-web structure and ecosystem function&quot;,&quot;URL&quot;:&quot;https://www.nature.com/articles/47023&quot;,&quot;volume&quot;:&quot;402&quot;,&quot;author&quot;:[{&quot;family&quot;:&quot;Petchey&quot;,&quot;given&quot;:&quot;Owen L.&quot;},{&quot;family&quot;:&quot;McPhearson&quot;,&quot;given&quot;:&quot;P. Timon&quot;},{&quot;family&quot;:&quot;Casey&quot;,&quot;given&quot;:&quot;Timothy M.&quot;},{&quot;family&quot;:&quot;Morin&quot;,&quot;given&quot;:&quot;Peter J.&quot;}],&quot;accessed&quot;:{&quot;date-parts&quot;:[[&quot;2020&quot;,1,13]]},&quot;issued&quot;:{&quot;date-parts&quot;:[[&quot;1999&quot;,11]]}}}],&quot;schema&quot;:&quot;https://github.com/citation-style-language/schema/raw/master/csl-citation.json&quot;} RND5Tt1HHmWeY"/><text:span text:style-name="T61">. </text:span><text:span text:style-name="T62">I</text:span><text:span text:style-name="T63">n the same direction</text:span><text:span text:style-name="T65">,</text:span><text:span text:style-name="T63"> </text:span><text:span text:style-name="T64">another study </text:span><text:span text:style-name="T66">found that, </text:span><text:span text:style-name="T67">on</text:span><text:span text:style-name="T65"> a benthic marine food web, </text:span><text:span text:style-name="T66">warming can constrain productivity by enhancing cyanobacterial biomass and reducing energy flow to higher trophic levels, </text:span><text:span text:style-name="T68">thus lowering energy transfer efficiency between producers and consumers </text:span><text:reference-mark-start text:name="ZOTERO_ITEM CSL_CITATION {&quot;citationID&quot;:&quot;ceh9xn8e&quot;,&quot;properties&quot;:{&quot;formattedCitation&quot;:&quot;(Ullah et al. 2018)&quot;,&quot;plainCitation&quot;:&quot;(Ullah et al. 2018)&quot;,&quot;noteIndex&quot;:0},&quot;citationItems&quot;:[{&quot;id&quot;:690,&quot;uris&quot;:[&quot;http://zotero.org/users/5871544/items/76JVXDIH&quot;],&quot;uri&quot;:[&quot;http://zotero.org/users/5871544/items/76JVXDIH&quot;],&quot;itemData&quot;:{&quot;id&quot;:690,&quot;type&quot;:&quot;article-journal&quot;,&quot;abstract&quot;:&quot;Global warming and ocean acidification are forecast to exert significant impacts on marine ecosystems worldwide. However, most of these projections are based on ecological proxies or experiments on single species or simplified food webs. How energy fluxes are likely to change in marine food webs in response to future climates remains unclear, hampering forecasts of ecosystem functioning. Using a sophisticated mesocosm experiment, we model energy flows through a species-rich multilevel food web, with live habitats, natural abiotic variability, and the potential for intra- and intergenerational adaptation. We show experimentally that the combined stress of acidification and warming reduced energy flows from the first trophic level (primary producers and detritus) to the second (herbivores), and from the second to the third trophic level (carnivores). Warming in isolation also reduced the energy flow from herbivores to carnivores, the efficiency of energy transfer from primary producers and detritus to herbivores and detritivores, and the living biomass of detritivores, herbivores, and carnivores. Whilst warming and acidification jointly boosted primary producer biomass through an expansion of cyanobacteria, this biomass was converted to detritus rather than to biomass at higher trophic levels—i.e., production was constrained to the base of the food web. In contrast, ocean acidification affected the food web positively by enhancing trophic flow from detritus and primary producers to herbivores, and by increasing the biomass of carnivores. Our results show how future climate change can potentially weaken marine food webs through reduced energy flow to higher trophic levels and a shift towards a more detritus-based system, leading to food web simplification and altered producer–consumer dynamics, both of which have important implications for the structuring of benthic communities.&quot;,&quot;container-title&quot;:&quot;PLOS Biology&quot;,&quot;DOI&quot;:&quot;10.1371/journal.pbio.2003446&quot;,&quot;ISSN&quot;:&quot;1545-7885&quot;,&quot;issue&quot;:&quot;1&quot;,&quot;journalAbbreviation&quot;:&quot;PLOS Biology&quot;,&quot;language&quot;:&quot;en&quot;,&quot;page&quot;:&quot;e2003446&quot;,&quot;source&quot;:&quot;PLoS Journals&quot;,&quot;title&quot;:&quot;Climate change could drive marine food web collapse through altered trophic flows and cyanobacterial proliferation&quot;,&quot;URL&quot;:&quot;https://journals.plos.org/plosbiology/article?id=10.1371/journal.pbio.2003446&quot;,&quot;volume&quot;:&quot;16&quot;,&quot;author&quot;:[{&quot;family&quot;:&quot;Ullah&quot;,&quot;given&quot;:&quot;Hadayet&quot;},{&quot;family&quot;:&quot;Nagelkerken&quot;,&quot;given&quot;:&quot;Ivan&quot;},{&quot;family&quot;:&quot;Goldenberg&quot;,&quot;given&quot;:&quot;Silvan U.&quot;},{&quot;family&quot;:&quot;Fordham&quot;,&quot;given&quot;:&quot;Damien A.&quot;}],&quot;accessed&quot;:{&quot;date-parts&quot;:[[&quot;2020&quot;,1,13]]},&quot;issued&quot;:{&quot;date-parts&quot;:[[&quot;2018&quot;]],&quot;season&quot;:&quot;gen&quot;}}}],&quot;schema&quot;:&quot;https://github.com/citation-style-language/schema/raw/master/csl-citation.json&quot;} RNDljeAVvPrpt"/><text:span text:style-name="T68">(Ullah et al. 2018)</text:span><text:reference-mark-end text:name="ZOTERO_ITEM CSL_CITATION {&quot;citationID&quot;:&quot;ceh9xn8e&quot;,&quot;properties&quot;:{&quot;formattedCitation&quot;:&quot;(Ullah et al. 2018)&quot;,&quot;plainCitation&quot;:&quot;(Ullah et al. 2018)&quot;,&quot;noteIndex&quot;:0},&quot;citationItems&quot;:[{&quot;id&quot;:690,&quot;uris&quot;:[&quot;http://zotero.org/users/5871544/items/76JVXDIH&quot;],&quot;uri&quot;:[&quot;http://zotero.org/users/5871544/items/76JVXDIH&quot;],&quot;itemData&quot;:{&quot;id&quot;:690,&quot;type&quot;:&quot;article-journal&quot;,&quot;abstract&quot;:&quot;Global warming and ocean acidification are forecast to exert significant impacts on marine ecosystems worldwide. However, most of these projections are based on ecological proxies or experiments on single species or simplified food webs. How energy fluxes are likely to change in marine food webs in response to future climates remains unclear, hampering forecasts of ecosystem functioning. Using a sophisticated mesocosm experiment, we model energy flows through a species-rich multilevel food web, with live habitats, natural abiotic variability, and the potential for intra- and intergenerational adaptation. We show experimentally that the combined stress of acidification and warming reduced energy flows from the first trophic level (primary producers and detritus) to the second (herbivores), and from the second to the third trophic level (carnivores). Warming in isolation also reduced the energy flow from herbivores to carnivores, the efficiency of energy transfer from primary producers and detritus to herbivores and detritivores, and the living biomass of detritivores, herbivores, and carnivores. Whilst warming and acidification jointly boosted primary producer biomass through an expansion of cyanobacteria, this biomass was converted to detritus rather than to biomass at higher trophic levels—i.e., production was constrained to the base of the food web. In contrast, ocean acidification affected the food web positively by enhancing trophic flow from detritus and primary producers to herbivores, and by increasing the biomass of carnivores. Our results show how future climate change can potentially weaken marine food webs through reduced energy flow to higher trophic levels and a shift towards a more detritus-based system, leading to food web simplification and altered producer–consumer dynamics, both of which have important implications for the structuring of benthic communities.&quot;,&quot;container-title&quot;:&quot;PLOS Biology&quot;,&quot;DOI&quot;:&quot;10.1371/journal.pbio.2003446&quot;,&quot;ISSN&quot;:&quot;1545-7885&quot;,&quot;issue&quot;:&quot;1&quot;,&quot;journalAbbreviation&quot;:&quot;PLOS Biology&quot;,&quot;language&quot;:&quot;en&quot;,&quot;page&quot;:&quot;e2003446&quot;,&quot;source&quot;:&quot;PLoS Journals&quot;,&quot;title&quot;:&quot;Climate change could drive marine food web collapse through altered trophic flows and cyanobacterial proliferation&quot;,&quot;URL&quot;:&quot;https://journals.plos.org/plosbiology/article?id=10.1371/journal.pbio.2003446&quot;,&quot;volume&quot;:&quot;16&quot;,&quot;author&quot;:[{&quot;family&quot;:&quot;Ullah&quot;,&quot;given&quot;:&quot;Hadayet&quot;},{&quot;family&quot;:&quot;Nagelkerken&quot;,&quot;given&quot;:&quot;Ivan&quot;},{&quot;family&quot;:&quot;Goldenberg&quot;,&quot;given&quot;:&quot;Silvan U.&quot;},{&quot;family&quot;:&quot;Fordham&quot;,&quot;given&quot;:&quot;Damien A.&quot;}],&quot;accessed&quot;:{&quot;date-parts&quot;:[[&quot;2020&quot;,1,13]]},&quot;issued&quot;:{&quot;date-parts&quot;:[[&quot;2018&quot;]],&quot;season&quot;:&quot;gen&quot;}}}],&quot;schema&quot;:&quot;https://github.com/citation-style-language/schema/raw/master/csl-citation.json&quot;} RNDljeAVvPrpt"/><text:span text:style-name="T68">. Our study </text:span><text:span text:style-name="T69">support these previous findings and i</text:span><text:span text:style-name="T70">t</text:span><text:span text:style-name="T68"> provides evidence that </text:span><text:span text:style-name="T71">sea</text:span><text:span text:style-name="T68"> warming drive</text:span><text:span text:style-name="T71">s</text:span><text:span text:style-name="T68"> a collapse in </text:span><text:span text:style-name="T71">reef</text:span><text:span text:style-name="T68"> food web by </text:span><text:span text:style-name="T71">lowering </text:span><text:span text:style-name="T72">the overall </text:span><text:span text:style-name="T71">standing biomass shifting f</text:span><text:span text:style-name="T73">ish community</text:span><text:span text:style-name="T71"> structure</text:span><text:span text:style-name="T68">. </text:span></text:p>
      <text:p text:style-name="P23"><text:span text:style-name="T53">The observed disparity among fish species biomass dynamics under the three emissions scenarios could be potentially explained by differences in thermal optima between resources and consumers and the unimodal shape of the physiological traits </text:span><text:bookmark-start text:name="__UnoMark__49129_2234826371"/><text:bookmark-start text:name="__UnoMark__49889_2234826371"/><text:bookmark-start text:name="__UnoMark__50661_2234826371"/><text:reference-mark-start text:name="ZOTERO_ITEM CSL_CITATION {&quot;citationID&quot;:&quot;lWkk55UI&quot;,&quot;properties&quot;:{&quot;formattedCitation&quot;:&quot;(Betini et al. 2019)&quot;,&quot;plainCitation&quot;:&quot;(Betini et al. 2019)&quot;,&quot;noteIndex&quot;:0},&quot;citationItems&quot;:[{&quot;id&quot;:295,&quot;uris&quot;:[&quot;http://zotero.org/users/5871544/items/5RW2S85T&quot;],&quot;uri&quot;:[&quot;http://zotero.org/users/5871544/items/5RW2S85T&quot;],&quot;itemData&quot;:{&quot;id&quot;:295,&quot;type&quot;:&quot;article-journal&quot;,&quot;abstract&quot;:&quot;Although temperature is recognized as a major determinant of many ecological processes, it is still not clear whether temperature increase caused by climate change will strengthen or weaken species interactions. One hypothesis is that interactions will respond non-monotonically to temperature because thermal performance curves, which determine the strength of these interactions, are also non-monotonic. To evaluate this hypothesis, we developed a temperature-dependent consumer–resource model and tested predictions from this model in large freshwater mesocosms populated with green algae (Chlorella vulgaris) and herbivorous zooplankton (Daphnia magna). We found both in the model simulations and empirical investigations that the suppressive effect of the consumer depended non-monotonically on the temperature. As predicted by the model, Daphnia suppressed the algal maximum per capita growth rate at the temperature that maximized algal growth rate but had little effect on resource growth at either lower or higher temperatures. This finding could help explain why effects of temperature variation on species interaction are variable in the literature and suggests that predicting the effects of temperature on the strength of food web interactions requires knowledge of the thermal performance curves for multiple traits, for multiple species and over a range of temperatures.&quot;,&quot;container-title&quot;:&quot;Ecosphere&quot;,&quot;DOI&quot;:&quot;10.1002/ecs2.2787&quot;,&quot;ISSN&quot;:&quot;2150-8925&quot;,&quot;issue&quot;:&quot;8&quot;,&quot;language&quot;:&quot;en&quot;,&quot;page&quot;:&quot;e02787&quot;,&quot;source&quot;:&quot;Wiley Online Library&quot;,&quot;title&quot;:&quot;Temperature triggers a non-linear response in resource–consumer interaction strength&quot;,&quot;URL&quot;:&quot;https://esajournals.onlinelibrary.wiley.com/doi/abs/10.1002/ecs2.2787&quot;,&quot;volume&quot;:&quot;10&quot;,&quot;author&quot;:[{&quot;family&quot;:&quot;Betini&quot;,&quot;given&quot;:&quot;Gustavo S.&quot;},{&quot;family&quot;:&quot;Avgar&quot;,&quot;given&quot;:&quot;Tal&quot;},{&quot;family&quot;:&quot;McCann&quot;,&quot;given&quot;:&quot;Kevin S.&quot;},{&quot;family&quot;:&quot;Fryxell&quot;,&quot;given&quot;:&quot;John M.&quot;}],&quot;accessed&quot;:{&quot;date-parts&quot;:[[&quot;2019&quot;,11,25]]},&quot;issued&quot;:{&quot;date-parts&quot;:[[&quot;2019&quot;]]}}}],&quot;schema&quot;:&quot;https://github.com/citation-style-language/schema/raw/master/csl-citation.json&quot;} RNDAjGIhPAslG"/><text:span text:style-name="T53">(Betini et al. 2019)</text:span><text:bookmark-end text:name="__UnoMark__49129_2234826371"/><text:bookmark-end text:name="__UnoMark__49889_2234826371"/><text:bookmark-end text:name="__UnoMark__50661_2234826371"/><text:reference-mark-end text:name="ZOTERO_ITEM CSL_CITATION {&quot;citationID&quot;:&quot;lWkk55UI&quot;,&quot;properties&quot;:{&quot;formattedCitation&quot;:&quot;(Betini et al. 2019)&quot;,&quot;plainCitation&quot;:&quot;(Betini et al. 2019)&quot;,&quot;noteIndex&quot;:0},&quot;citationItems&quot;:[{&quot;id&quot;:295,&quot;uris&quot;:[&quot;http://zotero.org/users/5871544/items/5RW2S85T&quot;],&quot;uri&quot;:[&quot;http://zotero.org/users/5871544/items/5RW2S85T&quot;],&quot;itemData&quot;:{&quot;id&quot;:295,&quot;type&quot;:&quot;article-journal&quot;,&quot;abstract&quot;:&quot;Although temperature is recognized as a major determinant of many ecological processes, it is still not clear whether temperature increase caused by climate change will strengthen or weaken species interactions. One hypothesis is that interactions will respond non-monotonically to temperature because thermal performance curves, which determine the strength of these interactions, are also non-monotonic. To evaluate this hypothesis, we developed a temperature-dependent consumer–resource model and tested predictions from this model in large freshwater mesocosms populated with green algae (Chlorella vulgaris) and herbivorous zooplankton (Daphnia magna). We found both in the model simulations and empirical investigations that the suppressive effect of the consumer depended non-monotonically on the temperature. As predicted by the model, Daphnia suppressed the algal maximum per capita growth rate at the temperature that maximized algal growth rate but had little effect on resource growth at either lower or higher temperatures. This finding could help explain why effects of temperature variation on species interaction are variable in the literature and suggests that predicting the effects of temperature on the strength of food web interactions requires knowledge of the thermal performance curves for multiple traits, for multiple species and over a range of temperatures.&quot;,&quot;container-title&quot;:&quot;Ecosphere&quot;,&quot;DOI&quot;:&quot;10.1002/ecs2.2787&quot;,&quot;ISSN&quot;:&quot;2150-8925&quot;,&quot;issue&quot;:&quot;8&quot;,&quot;language&quot;:&quot;en&quot;,&quot;page&quot;:&quot;e02787&quot;,&quot;source&quot;:&quot;Wiley Online Library&quot;,&quot;title&quot;:&quot;Temperature triggers a non-linear response in resource–consumer interaction strength&quot;,&quot;URL&quot;:&quot;https://esajournals.onlinelibrary.wiley.com/doi/abs/10.1002/ecs2.2787&quot;,&quot;volume&quot;:&quot;10&quot;,&quot;author&quot;:[{&quot;family&quot;:&quot;Betini&quot;,&quot;given&quot;:&quot;Gustavo S.&quot;},{&quot;family&quot;:&quot;Avgar&quot;,&quot;given&quot;:&quot;Tal&quot;},{&quot;family&quot;:&quot;McCann&quot;,&quot;given&quot;:&quot;Kevin S.&quot;},{&quot;family&quot;:&quot;Fryxell&quot;,&quot;given&quot;:&quot;John M.&quot;}],&quot;accessed&quot;:{&quot;date-parts&quot;:[[&quot;2019&quot;,11,25]]},&quot;issued&quot;:{&quot;date-parts&quot;:[[&quot;2019&quot;]]}}}],&quot;schema&quot;:&quot;https://github.com/citation-style-language/schema/raw/master/csl-citation.json&quot;} RNDAjGIhPAslG"/><text:span text:style-name="T53">. Other theoretical studies have also emphasized that the shape of physiological traits can scale up to affect species interactions <text:s/></text:span><text:reference-mark-start text:name="ZOTERO_ITEM CSL_CITATION {&quot;citationID&quot;:&quot;SiWDkQv5&quot;,&quot;properties&quot;:{&quot;formattedCitation&quot;:&quot;(Amarasekare 2015; Uszko et al. 2017; Bideault et al. 2019)&quot;,&quot;plainCitation&quot;:&quot;(Amarasekare 2015; Uszko et al. 2017; Bideault et al. 2019)&quot;,&quot;noteIndex&quot;:0},&quot;citationItems&quot;:[{&quot;id&quot;:298,&quot;uris&quot;:[&quot;http://zotero.org/users/5871544/items/LPXE3H5Y&quot;],&quot;uri&quot;:[&quot;http://zotero.org/users/5871544/items/LPXE3H5Y&quot;],&quot;itemData&quot;:{&quot;id&quot;:298,&quot;type&quot;:&quot;article-journal&quot;,&quot;abstract&quot;:&quot;Understanding how temperature variation influences the negative (e.g. self-limitation) and positive (e.g. saturating functional responses) feedback processes that characterize consumer–resource interactions is an important research priority. Previous work on this topic has yielded conflicting outcomes with some studies predicting that warming should increase consumer–resource oscillations and others predicting that warming should decrease consumer–resource oscillations. Here, I develop a consumer–resource model that both synthesizes previous findings in a common framework and yields novel insights about temperature effects on consumer–resource dynamics. I report three key findings. First, when the resource species' birth rate exhibits a unimodal temperature response, as demonstrated by a large number of empirical studies, the temperature range over which the consumer–resource interaction can persist is determined by the lower and upper temperature limits to the resource species' reproduction. This contrasts with the predictions of previous studies, which assume that the birth rate exhibits a monotonic temperature response, that consumer extinction is determined by temperature effects on consumer species' traits, rather than the resource species' traits. Secondly, the comparative analysis I have conducted shows that whether warming leads to an increase or decrease in consumer–resource oscillations depends on the manner in which temperature affects intraspecific competition. When the strength of self-limitation increases monotonically with temperature, warming causes a decrease in consumer–resource oscillations. However, if self-limitation is strongest at temperatures physiologically optimal for reproduction, a scenario previously unanalysed by theory but amply substantiated by empirical data, warming can cause an increase in consumer–resource oscillations. Thirdly, the model yields testable comparative predictions about consumer–resource dynamics under alternative hypotheses for how temperature affects competitive and resource acquisition traits. Importantly, it does so through empirically quantifiable metrics for predicting temperature effects on consumer viability and consumer–resource oscillations, which obviates the need for parameterizing complex dynamical models. Tests of these metrics with empirical data on a host–parasitoid interaction yield realistic estimates of temperature limits for consumer persistence and the propensity for consumer–resource oscillations, highlighting their utility in predicting temperature effects, particularly warming, on consumer–resource interactions in both natural and agricultural settings.&quot;,&quot;container-title&quot;:&quot;Journal of Animal Ecology&quot;,&quot;DOI&quot;:&quot;10.1111/1365-2656.12320&quot;,&quot;ISSN&quot;:&quot;1365-2656&quot;,&quot;issue&quot;:&quot;3&quot;,&quot;language&quot;:&quot;en&quot;,&quot;page&quot;:&quot;665-679&quot;,&quot;source&quot;:&quot;Wiley Online Library&quot;,&quot;title&quot;:&quot;Effects of temperature on consumer–resource interactions&quot;,&quot;URL&quot;:&quot;https://besjournals.onlinelibrary.wiley.com/doi/abs/10.1111/1365-2656.12320&quot;,&quot;volume&quot;:&quot;84&quot;,&quot;author&quot;:[{&quot;family&quot;:&quot;Amarasekare&quot;,&quot;given&quot;:&quot;Priyanga&quot;}],&quot;accessed&quot;:{&quot;date-parts&quot;:[[&quot;2019&quot;,11,25]]},&quot;issued&quot;:{&quot;date-parts&quot;:[[&quot;2015&quot;]]}}},{&quot;id&quot;:301,&quot;uris&quot;:[&quot;http://zotero.org/users/5871544/items/C9A9BVGD&quot;],&quot;uri&quot;:[&quot;http://zotero.org/users/5871544/items/C9A9BVGD&quot;],&quot;itemData&quot;:{&quot;id&quot;:301,&quot;type&quot;:&quot;article-journal&quot;,&quot;abstract&quot;:&quot;We theoretically explore consequences of warming for predator–prey dynamics, broadening previous approaches in three ways: we include beyond-optimal temperatures, predators may have a type III functional response, and prey carrying capacity depends on explicitly modelled resources. Several robust patterns arise. The relationship between prey carrying capacity and temperature can range from near-independence to monotonically declining/increasing to hump-shaped. Predators persist in a U-shaped region in resource supply (=enrichment)-temperature space. Type II responses yield stable persistence in a U-shaped band inside this region, giving way to limit cycles with enrichment at all temperatures. In contrast, type III responses convey stability at intermediate temperatures and confine cycles to low and high temperatures. Warming-induced state shifts can be predicted from system trajectories crossing stability and persistence boundaries in enrichment-temperature space. Results of earlier studies with more restricted assumptions map onto this graph as special cases. Our approach thus provides a unifying framework for understanding warming effects on trophic dynamics.&quot;,&quot;container-title&quot;:&quot;Ecology Letters&quot;,&quot;DOI&quot;:&quot;10.1111/ele.12755&quot;,&quot;ISSN&quot;:&quot;1461-0248&quot;,&quot;issue&quot;:&quot;4&quot;,&quot;language&quot;:&quot;en&quot;,&quot;page&quot;:&quot;513-523&quot;,&quot;source&quot;:&quot;Wiley Online Library&quot;,&quot;title&quot;:&quot;Effects of warming on predator–prey interactions – a resource-based approach and a theoretical synthesis&quot;,&quot;URL&quot;:&quot;https://onlinelibrary.wiley.com/doi/abs/10.1111/ele.12755&quot;,&quot;volume&quot;:&quot;20&quot;,&quot;author&quot;:[{&quot;family&quot;:&quot;Uszko&quot;,&quot;given&quot;:&quot;Wojciech&quot;},{&quot;family&quot;:&quot;Diehl&quot;,&quot;given&quot;:&quot;Sebastian&quot;},{&quot;family&quot;:&quot;Englund&quot;,&quot;given&quot;:&quot;Göran&quot;},{&quot;family&quot;:&quot;Amarasekare&quot;,&quot;given&quot;:&quot;Priyanga&quot;}],&quot;accessed&quot;:{&quot;date-parts&quot;:[[&quot;2019&quot;,11,25]]},&quot;issued&quot;:{&quot;date-parts&quot;:[[&quot;2017&quot;]]}}},{&quot;id&quot;:303,&quot;uris&quot;:[&quot;http://zotero.org/users/5871544/items/GWHC96T5&quot;],&quot;uri&quot;:[&quot;http://zotero.org/users/5871544/items/GWHC96T5&quot;],&quot;itemData&quot;:{&quot;id&quot;:303,&quot;type&quot;:&quot;article-journal&quot;,&quot;abstract&quot;:&quot;Temperature is the most significant environmental gradient at the global scale, impacting the distributions of species and their ecological interactions. It is now established that temperature affects several biological rates and body mass, and can, in turn, alter interaction strength. Latitudinal variation in the strength of interactions has been observed for trophic and competitive interactions and many studies support that biotic interactions are more intense at low latitudes. Nevertheless, the mechanisms underlying the temperature dependence of trophic regulation, the effect of consumers on their preys, remain unclear. The aim of our study is to get better insights on the effects of temperature on trophic regulation. We used a consumer-resource model and considered that organisms' biological rates present a unimodal thermal response and that body mass decreases with temperature. We compared three measures of interaction strength: per capita, per population and net interaction strength. Our results demonstrate that the effect of temperature on interaction strength is contingent upon which species’ biological rates are temperature dependent. When all biological rates are temperature dependent, the thermal response of interaction strength is hump-shaped following the scaling of search rate, whilst it is monotonically decreasing when only mortality rates vary with temperature. Finally, we show that temperature can indirectly impact trophic interaction strength through the temperature-size rule. A decrease in organisms' body size due to temperature induces a decrease in per capita and per population interaction strength and tend to decrease net interaction strength, depending on which trophic level follows the temperature-size rule. Our analysis gives an overview of how temperature, through various effects, may impact different measures of interaction strength.&quot;,&quot;container-title&quot;:&quot;Frontiers in Ecology and Evolution&quot;,&quot;DOI&quot;:&quot;10.3389/fevo.2019.00045&quot;,&quot;ISSN&quot;:&quot;2296-701X&quot;,&quot;journalAbbreviation&quot;:&quot;Front. Ecol. Evol.&quot;,&quot;language&quot;:&quot;English&quot;,&quot;source&quot;:&quot;Frontiers&quot;,&quot;title&quot;:&quot;Temperature Modifies Consumer-Resource Interaction Strength Through Its Effects on Biological Rates and Body Mass&quot;,&quot;URL&quot;:&quot;https://www.frontiersin.org/articles/10.3389/fevo.2019.00045/full&quot;,&quot;volume&quot;:&quot;7&quot;,&quot;author&quot;:[{&quot;family&quot;:&quot;Bideault&quot;,&quot;given&quot;:&quot;Azenor&quot;},{&quot;family&quot;:&quot;Loreau&quot;,&quot;given&quot;:&quot;Michel&quot;},{&quot;family&quot;:&quot;Gravel&quot;,&quot;given&quot;:&quot;Dominique&quot;}],&quot;accessed&quot;:{&quot;date-parts&quot;:[[&quot;2019&quot;,11,25]]},&quot;issued&quot;:{&quot;date-parts&quot;:[[&quot;2019&quot;]]}}}],&quot;schema&quot;:&quot;https://github.com/citation-style-language/schema/raw/master/csl-citation.json&quot;} RNDR17IytQ79p"/><text:span text:style-name="T53">(Amarasekare 2015; Uszko et al. 2017; Bideault et al. 2019)</text:span><text:reference-mark-end text:name="ZOTERO_ITEM CSL_CITATION {&quot;citationID&quot;:&quot;SiWDkQv5&quot;,&quot;properties&quot;:{&quot;formattedCitation&quot;:&quot;(Amarasekare 2015; Uszko et al. 2017; Bideault et al. 2019)&quot;,&quot;plainCitation&quot;:&quot;(Amarasekare 2015; Uszko et al. 2017; Bideault et al. 2019)&quot;,&quot;noteIndex&quot;:0},&quot;citationItems&quot;:[{&quot;id&quot;:298,&quot;uris&quot;:[&quot;http://zotero.org/users/5871544/items/LPXE3H5Y&quot;],&quot;uri&quot;:[&quot;http://zotero.org/users/5871544/items/LPXE3H5Y&quot;],&quot;itemData&quot;:{&quot;id&quot;:298,&quot;type&quot;:&quot;article-journal&quot;,&quot;abstract&quot;:&quot;Understanding how temperature variation influences the negative (e.g. self-limitation) and positive (e.g. saturating functional responses) feedback processes that characterize consumer–resource interactions is an important research priority. Previous work on this topic has yielded conflicting outcomes with some studies predicting that warming should increase consumer–resource oscillations and others predicting that warming should decrease consumer–resource oscillations. Here, I develop a consumer–resource model that both synthesizes previous findings in a common framework and yields novel insights about temperature effects on consumer–resource dynamics. I report three key findings. First, when the resource species' birth rate exhibits a unimodal temperature response, as demonstrated by a large number of empirical studies, the temperature range over which the consumer–resource interaction can persist is determined by the lower and upper temperature limits to the resource species' reproduction. This contrasts with the predictions of previous studies, which assume that the birth rate exhibits a monotonic temperature response, that consumer extinction is determined by temperature effects on consumer species' traits, rather than the resource species' traits. Secondly, the comparative analysis I have conducted shows that whether warming leads to an increase or decrease in consumer–resource oscillations depends on the manner in which temperature affects intraspecific competition. When the strength of self-limitation increases monotonically with temperature, warming causes a decrease in consumer–resource oscillations. However, if self-limitation is strongest at temperatures physiologically optimal for reproduction, a scenario previously unanalysed by theory but amply substantiated by empirical data, warming can cause an increase in consumer–resource oscillations. Thirdly, the model yields testable comparative predictions about consumer–resource dynamics under alternative hypotheses for how temperature affects competitive and resource acquisition traits. Importantly, it does so through empirically quantifiable metrics for predicting temperature effects on consumer viability and consumer–resource oscillations, which obviates the need for parameterizing complex dynamical models. Tests of these metrics with empirical data on a host–parasitoid interaction yield realistic estimates of temperature limits for consumer persistence and the propensity for consumer–resource oscillations, highlighting their utility in predicting temperature effects, particularly warming, on consumer–resource interactions in both natural and agricultural settings.&quot;,&quot;container-title&quot;:&quot;Journal of Animal Ecology&quot;,&quot;DOI&quot;:&quot;10.1111/1365-2656.12320&quot;,&quot;ISSN&quot;:&quot;1365-2656&quot;,&quot;issue&quot;:&quot;3&quot;,&quot;language&quot;:&quot;en&quot;,&quot;page&quot;:&quot;665-679&quot;,&quot;source&quot;:&quot;Wiley Online Library&quot;,&quot;title&quot;:&quot;Effects of temperature on consumer–resource interactions&quot;,&quot;URL&quot;:&quot;https://besjournals.onlinelibrary.wiley.com/doi/abs/10.1111/1365-2656.12320&quot;,&quot;volume&quot;:&quot;84&quot;,&quot;author&quot;:[{&quot;family&quot;:&quot;Amarasekare&quot;,&quot;given&quot;:&quot;Priyanga&quot;}],&quot;accessed&quot;:{&quot;date-parts&quot;:[[&quot;2019&quot;,11,25]]},&quot;issued&quot;:{&quot;date-parts&quot;:[[&quot;2015&quot;]]}}},{&quot;id&quot;:301,&quot;uris&quot;:[&quot;http://zotero.org/users/5871544/items/C9A9BVGD&quot;],&quot;uri&quot;:[&quot;http://zotero.org/users/5871544/items/C9A9BVGD&quot;],&quot;itemData&quot;:{&quot;id&quot;:301,&quot;type&quot;:&quot;article-journal&quot;,&quot;abstract&quot;:&quot;We theoretically explore consequences of warming for predator–prey dynamics, broadening previous approaches in three ways: we include beyond-optimal temperatures, predators may have a type III functional response, and prey carrying capacity depends on explicitly modelled resources. Several robust patterns arise. The relationship between prey carrying capacity and temperature can range from near-independence to monotonically declining/increasing to hump-shaped. Predators persist in a U-shaped region in resource supply (=enrichment)-temperature space. Type II responses yield stable persistence in a U-shaped band inside this region, giving way to limit cycles with enrichment at all temperatures. In contrast, type III responses convey stability at intermediate temperatures and confine cycles to low and high temperatures. Warming-induced state shifts can be predicted from system trajectories crossing stability and persistence boundaries in enrichment-temperature space. Results of earlier studies with more restricted assumptions map onto this graph as special cases. Our approach thus provides a unifying framework for understanding warming effects on trophic dynamics.&quot;,&quot;container-title&quot;:&quot;Ecology Letters&quot;,&quot;DOI&quot;:&quot;10.1111/ele.12755&quot;,&quot;ISSN&quot;:&quot;1461-0248&quot;,&quot;issue&quot;:&quot;4&quot;,&quot;language&quot;:&quot;en&quot;,&quot;page&quot;:&quot;513-523&quot;,&quot;source&quot;:&quot;Wiley Online Library&quot;,&quot;title&quot;:&quot;Effects of warming on predator–prey interactions – a resource-based approach and a theoretical synthesis&quot;,&quot;URL&quot;:&quot;https://onlinelibrary.wiley.com/doi/abs/10.1111/ele.12755&quot;,&quot;volume&quot;:&quot;20&quot;,&quot;author&quot;:[{&quot;family&quot;:&quot;Uszko&quot;,&quot;given&quot;:&quot;Wojciech&quot;},{&quot;family&quot;:&quot;Diehl&quot;,&quot;given&quot;:&quot;Sebastian&quot;},{&quot;family&quot;:&quot;Englund&quot;,&quot;given&quot;:&quot;Göran&quot;},{&quot;family&quot;:&quot;Amarasekare&quot;,&quot;given&quot;:&quot;Priyanga&quot;}],&quot;accessed&quot;:{&quot;date-parts&quot;:[[&quot;2019&quot;,11,25]]},&quot;issued&quot;:{&quot;date-parts&quot;:[[&quot;2017&quot;]]}}},{&quot;id&quot;:303,&quot;uris&quot;:[&quot;http://zotero.org/users/5871544/items/GWHC96T5&quot;],&quot;uri&quot;:[&quot;http://zotero.org/users/5871544/items/GWHC96T5&quot;],&quot;itemData&quot;:{&quot;id&quot;:303,&quot;type&quot;:&quot;article-journal&quot;,&quot;abstract&quot;:&quot;Temperature is the most significant environmental gradient at the global scale, impacting the distributions of species and their ecological interactions. It is now established that temperature affects several biological rates and body mass, and can, in turn, alter interaction strength. Latitudinal variation in the strength of interactions has been observed for trophic and competitive interactions and many studies support that biotic interactions are more intense at low latitudes. Nevertheless, the mechanisms underlying the temperature dependence of trophic regulation, the effect of consumers on their preys, remain unclear. The aim of our study is to get better insights on the effects of temperature on trophic regulation. We used a consumer-resource model and considered that organisms' biological rates present a unimodal thermal response and that body mass decreases with temperature. We compared three measures of interaction strength: per capita, per population and net interaction strength. Our results demonstrate that the effect of temperature on interaction strength is contingent upon which species’ biological rates are temperature dependent. When all biological rates are temperature dependent, the thermal response of interaction strength is hump-shaped following the scaling of search rate, whilst it is monotonically decreasing when only mortality rates vary with temperature. Finally, we show that temperature can indirectly impact trophic interaction strength through the temperature-size rule. A decrease in organisms' body size due to temperature induces a decrease in per capita and per population interaction strength and tend to decrease net interaction strength, depending on which trophic level follows the temperature-size rule. Our analysis gives an overview of how temperature, through various effects, may impact different measures of interaction strength.&quot;,&quot;container-title&quot;:&quot;Frontiers in Ecology and Evolution&quot;,&quot;DOI&quot;:&quot;10.3389/fevo.2019.00045&quot;,&quot;ISSN&quot;:&quot;2296-701X&quot;,&quot;journalAbbreviation&quot;:&quot;Front. Ecol. Evol.&quot;,&quot;language&quot;:&quot;English&quot;,&quot;source&quot;:&quot;Frontiers&quot;,&quot;title&quot;:&quot;Temperature Modifies Consumer-Resource Interaction Strength Through Its Effects on Biological Rates and Body Mass&quot;,&quot;URL&quot;:&quot;https://www.frontiersin.org/articles/10.3389/fevo.2019.00045/full&quot;,&quot;volume&quot;:&quot;7&quot;,&quot;author&quot;:[{&quot;family&quot;:&quot;Bideault&quot;,&quot;given&quot;:&quot;Azenor&quot;},{&quot;family&quot;:&quot;Loreau&quot;,&quot;given&quot;:&quot;Michel&quot;},{&quot;family&quot;:&quot;Gravel&quot;,&quot;given&quot;:&quot;Dominique&quot;}],&quot;accessed&quot;:{&quot;date-parts&quot;:[[&quot;2019&quot;,11,25]]},&quot;issued&quot;:{&quot;date-parts&quot;:[[&quot;2019&quot;]]}}}],&quot;schema&quot;:&quot;https://github.com/citation-style-language/schema/raw/master/csl-citation.json&quot;} RNDR17IytQ79p"/><text:span text:style-name="T53">. </text:span><text:span text:style-name="T74">The correspondence between thermal limits and geographical range boundaries </text:span><text:reference-mark-start text:name="ZOTERO_ITEM CSL_CITATION {&quot;citationID&quot;:&quot;k6G0UjrN&quot;,&quot;properties&quot;:{&quot;formattedCitation&quot;:&quot;(Sunday et al. 2012)&quot;,&quot;plainCitation&quot;:&quot;(Sunday et al. 2012)&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schema&quot;:&quot;https://github.com/citation-style-language/schema/raw/master/csl-citation.json&quot;} RND6H4w0Jg4Nf"/><text:span text:style-name="T74">(Sunday et al. 2012)</text:span><text:reference-mark-end text:name="ZOTERO_ITEM CSL_CITATION {&quot;citationID&quot;:&quot;k6G0UjrN&quot;,&quot;properties&quot;:{&quot;formattedCitation&quot;:&quot;(Sunday et al. 2012)&quot;,&quot;plainCitation&quot;:&quot;(Sunday et al. 2012)&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schema&quot;:&quot;https://github.com/citation-style-language/schema/raw/master/csl-citation.json&quot;} RND6H4w0Jg4Nf"/><text:span text:style-name="T74">, and the potential for low oxygen </text:span><text:soft-page-break/><text:span text:style-name="T74">availability to limit thermal tolerance </text:span><text:reference-mark-start text:name="ZOTERO_ITEM CSL_CITATION {&quot;citationID&quot;:&quot;dLBVDfJ4&quot;,&quot;properties&quot;:{&quot;formattedCitation&quot;:&quot;(P\\uc0\\u246{}rtner and Knust 2007)&quot;,&quot;plainCitation&quot;:&quot;(Pörtner and Knust 2007)&quot;,&quot;noteIndex&quot;:0},&quot;citationItems&quot;:[{&quot;id&quot;:705,&quot;uris&quot;:[&quot;http://zotero.org/users/5871544/items/46Z7TZK3&quot;],&quot;uri&quot;:[&quot;http://zotero.org/users/5871544/items/46Z7TZK3&quot;],&quot;itemData&quot;:{&quot;id&quot;:705,&quot;type&quot;:&quot;article-journal&quot;,&quot;abstract&quot;:&quot;A cause-and-effect understanding of climate influences on ecosystems requires evaluation of thermal limits of member species and of their ability to cope with changing temperatures. Laboratory data available for marine fish and invertebrates from various climatic regions led to the hypothesis that, as a unifying principle, a mismatch between the demand for oxygen and the capacity of oxygen supply to tissues is the first mechanism to restrict whole-animal tolerance to thermal extremes. We show in the eelpout, Zoarces viviparus, a bioindicator fish species for environmental monitoring from North and Baltic Seas (Helcom), that thermally limited oxygen delivery closely matches environmental temperatures beyond which growth performance and abundance decrease. Decrements in aerobic performance in warming seas will thus be the first process to cause extinction or relocation to cooler waters.\nThe eelpout needs more oxygen at higher temperatures, but because the warmed water in the North Sea carries less oxygen, the fish are becoming smaller and scarcer there.\nThe eelpout needs more oxygen at higher temperatures, but because the warmed water in the North Sea carries less oxygen, the fish are becoming smaller and scarcer there.&quot;,&quot;container-title&quot;:&quot;Science&quot;,&quot;DOI&quot;:&quot;10.1126/science.1135471&quot;,&quot;ISSN&quot;:&quot;0036-8075, 1095-9203&quot;,&quot;issue&quot;:&quot;5808&quot;,&quot;language&quot;:&quot;en&quot;,&quot;note&quot;:&quot;PMID: 17204649&quot;,&quot;page&quot;:&quot;95-97&quot;,&quot;source&quot;:&quot;science.sciencemag.org&quot;,&quot;title&quot;:&quot;Climate Change Affects Marine Fishes Through the Oxygen Limitation of Thermal Tolerance&quot;,&quot;URL&quot;:&quot;https://science.sciencemag.org/content/315/5808/95&quot;,&quot;volume&quot;:&quot;315&quot;,&quot;author&quot;:[{&quot;family&quot;:&quot;Pörtner&quot;,&quot;given&quot;:&quot;Hans O.&quot;},{&quot;family&quot;:&quot;Knust&quot;,&quot;given&quot;:&quot;Rainer&quot;}],&quot;accessed&quot;:{&quot;date-parts&quot;:[[&quot;2020&quot;,1,13]]},&quot;issued&quot;:{&quot;date-parts&quot;:[[&quot;2007&quot;,1,5]]}}}],&quot;schema&quot;:&quot;https://github.com/citation-style-language/schema/raw/master/csl-citation.json&quot;} RNDCtwz0X4MSU"/><text:span text:style-name="T202">(P</text:span><text:span text:style-name="T203">örtner and Knust 2007)</text:span><text:reference-mark-end text:name="ZOTERO_ITEM CSL_CITATION {&quot;citationID&quot;:&quot;dLBVDfJ4&quot;,&quot;properties&quot;:{&quot;formattedCitation&quot;:&quot;(P\\uc0\\u246{}rtner and Knust 2007)&quot;,&quot;plainCitation&quot;:&quot;(Pörtner and Knust 2007)&quot;,&quot;noteIndex&quot;:0},&quot;citationItems&quot;:[{&quot;id&quot;:705,&quot;uris&quot;:[&quot;http://zotero.org/users/5871544/items/46Z7TZK3&quot;],&quot;uri&quot;:[&quot;http://zotero.org/users/5871544/items/46Z7TZK3&quot;],&quot;itemData&quot;:{&quot;id&quot;:705,&quot;type&quot;:&quot;article-journal&quot;,&quot;abstract&quot;:&quot;A cause-and-effect understanding of climate influences on ecosystems requires evaluation of thermal limits of member species and of their ability to cope with changing temperatures. Laboratory data available for marine fish and invertebrates from various climatic regions led to the hypothesis that, as a unifying principle, a mismatch between the demand for oxygen and the capacity of oxygen supply to tissues is the first mechanism to restrict whole-animal tolerance to thermal extremes. We show in the eelpout, Zoarces viviparus, a bioindicator fish species for environmental monitoring from North and Baltic Seas (Helcom), that thermally limited oxygen delivery closely matches environmental temperatures beyond which growth performance and abundance decrease. Decrements in aerobic performance in warming seas will thus be the first process to cause extinction or relocation to cooler waters.\nThe eelpout needs more oxygen at higher temperatures, but because the warmed water in the North Sea carries less oxygen, the fish are becoming smaller and scarcer there.\nThe eelpout needs more oxygen at higher temperatures, but because the warmed water in the North Sea carries less oxygen, the fish are becoming smaller and scarcer there.&quot;,&quot;container-title&quot;:&quot;Science&quot;,&quot;DOI&quot;:&quot;10.1126/science.1135471&quot;,&quot;ISSN&quot;:&quot;0036-8075, 1095-9203&quot;,&quot;issue&quot;:&quot;5808&quot;,&quot;language&quot;:&quot;en&quot;,&quot;note&quot;:&quot;PMID: 17204649&quot;,&quot;page&quot;:&quot;95-97&quot;,&quot;source&quot;:&quot;science.sciencemag.org&quot;,&quot;title&quot;:&quot;Climate Change Affects Marine Fishes Through the Oxygen Limitation of Thermal Tolerance&quot;,&quot;URL&quot;:&quot;https://science.sciencemag.org/content/315/5808/95&quot;,&quot;volume&quot;:&quot;315&quot;,&quot;author&quot;:[{&quot;family&quot;:&quot;Pörtner&quot;,&quot;given&quot;:&quot;Hans O.&quot;},{&quot;family&quot;:&quot;Knust&quot;,&quot;given&quot;:&quot;Rainer&quot;}],&quot;accessed&quot;:{&quot;date-parts&quot;:[[&quot;2020&quot;,1,13]]},&quot;issued&quot;:{&quot;date-parts&quot;:[[&quot;2007&quot;,1,5]]}}}],&quot;schema&quot;:&quot;https://github.com/citation-style-language/schema/raw/master/csl-citation.json&quot;} RNDCtwz0X4MSU"/><text:span text:style-name="T74">, suggests that </text:span><text:span text:style-name="T75">tropical </text:span><text:span text:style-name="T74">marine species may be the most sensitive to temperature increases </text:span><text:reference-mark-start text:name="ZOTERO_ITEM CSL_CITATION {&quot;citationID&quot;:&quot;75grrJKa&quot;,&quot;properties&quot;:{&quot;formattedCitation&quot;:&quot;(Pinsky et al. 2019)&quot;,&quot;plainCitation&quot;:&quot;(Pinsky et al. 2019)&quot;,&quot;noteIndex&quot;:0},&quot;citationItems&quot;:[{&quot;id&quot;:699,&quot;uris&quot;:[&quot;http://zotero.org/users/5871544/items/2Z4JTGSN&quot;],&quot;uri&quot;:[&quot;http://zotero.org/users/5871544/items/2Z4JTGSN&quot;],&quot;itemData&quot;:{&quot;id&quot;:699,&quot;type&quot;:&quot;article-journal&quot;,&quot;abstract&quot;:&quot;Comparisons across terrestrial and marine ectotherms reveal that marine species experience temperatures closer to their upper thermal limits, and that local extirpations related to warming are more common in the ocean.&quot;,&quot;container-title&quot;:&quot;Nature&quot;,&quot;DOI&quot;:&quot;10.1038/s41586-019-1132-4&quot;,&quot;ISSN&quot;:&quot;1476-4687&quot;,&quot;issue&quot;:&quot;7754&quot;,&quot;language&quot;:&quot;en&quot;,&quot;page&quot;:&quot;108-111&quot;,&quot;source&quot;:&quot;www.nature.com&quot;,&quot;title&quot;:&quot;Greater vulnerability to warming of marine versus terrestrial ectotherms&quot;,&quot;URL&quot;:&quot;https://www.nature.com/articles/s41586-019-1132-4&quot;,&quot;volume&quot;:&quot;569&quot;,&quot;author&quot;:[{&quot;family&quot;:&quot;Pinsky&quot;,&quot;given&quot;:&quot;Malin L.&quot;},{&quot;family&quot;:&quot;Eikeset&quot;,&quot;given&quot;:&quot;Anne Maria&quot;},{&quot;family&quot;:&quot;McCauley&quot;,&quot;given&quot;:&quot;Douglas J.&quot;},{&quot;family&quot;:&quot;Payne&quot;,&quot;given&quot;:&quot;Jonathan L.&quot;},{&quot;family&quot;:&quot;Sunday&quot;,&quot;given&quot;:&quot;Jennifer M.&quot;}],&quot;accessed&quot;:{&quot;date-parts&quot;:[[&quot;2020&quot;,1,13]]},&quot;issued&quot;:{&quot;date-parts&quot;:[[&quot;2019&quot;,5]]}}}],&quot;schema&quot;:&quot;https://github.com/citation-style-language/schema/raw/master/csl-citation.json&quot;} RND7PRarz8VDW"/><text:span text:style-name="T74">(Pinsky et al. 2019)</text:span><text:reference-mark-end text:name="ZOTERO_ITEM CSL_CITATION {&quot;citationID&quot;:&quot;75grrJKa&quot;,&quot;properties&quot;:{&quot;formattedCitation&quot;:&quot;(Pinsky et al. 2019)&quot;,&quot;plainCitation&quot;:&quot;(Pinsky et al. 2019)&quot;,&quot;noteIndex&quot;:0},&quot;citationItems&quot;:[{&quot;id&quot;:699,&quot;uris&quot;:[&quot;http://zotero.org/users/5871544/items/2Z4JTGSN&quot;],&quot;uri&quot;:[&quot;http://zotero.org/users/5871544/items/2Z4JTGSN&quot;],&quot;itemData&quot;:{&quot;id&quot;:699,&quot;type&quot;:&quot;article-journal&quot;,&quot;abstract&quot;:&quot;Comparisons across terrestrial and marine ectotherms reveal that marine species experience temperatures closer to their upper thermal limits, and that local extirpations related to warming are more common in the ocean.&quot;,&quot;container-title&quot;:&quot;Nature&quot;,&quot;DOI&quot;:&quot;10.1038/s41586-019-1132-4&quot;,&quot;ISSN&quot;:&quot;1476-4687&quot;,&quot;issue&quot;:&quot;7754&quot;,&quot;language&quot;:&quot;en&quot;,&quot;page&quot;:&quot;108-111&quot;,&quot;source&quot;:&quot;www.nature.com&quot;,&quot;title&quot;:&quot;Greater vulnerability to warming of marine versus terrestrial ectotherms&quot;,&quot;URL&quot;:&quot;https://www.nature.com/articles/s41586-019-1132-4&quot;,&quot;volume&quot;:&quot;569&quot;,&quot;author&quot;:[{&quot;family&quot;:&quot;Pinsky&quot;,&quot;given&quot;:&quot;Malin L.&quot;},{&quot;family&quot;:&quot;Eikeset&quot;,&quot;given&quot;:&quot;Anne Maria&quot;},{&quot;family&quot;:&quot;McCauley&quot;,&quot;given&quot;:&quot;Douglas J.&quot;},{&quot;family&quot;:&quot;Payne&quot;,&quot;given&quot;:&quot;Jonathan L.&quot;},{&quot;family&quot;:&quot;Sunday&quot;,&quot;given&quot;:&quot;Jennifer M.&quot;}],&quot;accessed&quot;:{&quot;date-parts&quot;:[[&quot;2020&quot;,1,13]]},&quot;issued&quot;:{&quot;date-parts&quot;:[[&quot;2019&quot;,5]]}}}],&quot;schema&quot;:&quot;https://github.com/citation-style-language/schema/raw/master/csl-citation.json&quot;} RND7PRarz8VDW"/><text:span text:style-name="T74">. </text:span></text:p>
      <text:p text:style-name="P23"><text:span text:style-name="T74"/></text:p>
      <text:p text:style-name="Standard"><text:span text:style-name="T182">Our results, </text:span><text:span text:style-name="T181">which report a s</text:span><text:span text:style-name="T185">trong</text:span><text:span text:style-name="T181"> reduction of </text:span><text:span text:style-name="T182">generalis</text:span><text:span text:style-name="T184">t</text:span><text:span text:style-name="T182"> predator</text:span><text:span text:style-name="T184">s</text:span><text:span text:style-name="T182"> and reef sharks standing </text:span><text:span text:style-name="T181">biomass, are to be interpreted as a general warning of attention on the possible loss of species that can act as sentinels of unobserved ecosystem change</text:span><text:span text:style-name="T183">s </text:span><text:reference-mark-start text:name="ZOTERO_ITEM CSL_CITATION {&quot;citationID&quot;:&quot;bj8bGLvg&quot;,&quot;properties&quot;:{&quot;formattedCitation&quot;:&quot;(Hazen et al. 2019)&quot;,&quot;plainCitation&quot;:&quot;(Hazen et al. 2019)&quot;,&quot;noteIndex&quot;:0},&quot;citationItems&quot;:[{&quot;id&quot;:709,&quot;uris&quot;:[&quot;http://zotero.org/users/5871544/items/P8E8MLP8&quot;],&quot;uri&quot;:[&quot;http://zotero.org/users/5871544/items/P8E8MLP8&quot;],&quot;itemData&quot;:{&quot;id&quot;:709,&quot;type&quot;:&quot;article-journal&quot;,&quot;abstract&quot;:&quot;The rapid pace of environmental change in the Anthropocene necessitates the development of a new suite of tools for measuring ecosystem dynamics. Sentinel species can provide insight into ecosystem function, identify hidden risks to human health, and predict future change. As sentinels, marine apex (top) predators offer a unique perspective into ocean processes, given that they can move across ocean basins and amplify trophic information across multiple spatiotemporal scales. Because use of the terms “ecosystem sentinel” and “climate sentinel” has proliferated in the scientific literature, there is a need to identify the properties that make marine predators effective sentinels. We provide a clear definition of the term “sentinel”, review the attributes of species identified as sentinels, and describe how a suite of such sentinels could strengthen our understanding and management of marine ecosystems. We contend that the use of marine predators as ecosystem sentinels will enable rapid response and adaptation to ecosystem variability and change.&quot;,&quot;container-title&quot;:&quot;Frontiers in Ecology and the Environment&quot;,&quot;DOI&quot;:&quot;10.1002/fee.2125&quot;,&quot;ISSN&quot;:&quot;1540-9309&quot;,&quot;issue&quot;:&quot;10&quot;,&quot;language&quot;:&quot;en&quot;,&quot;page&quot;:&quot;565-574&quot;,&quot;source&quot;:&quot;Wiley Online Library&quot;,&quot;title&quot;:&quot;Marine top predators as climate and ecosystem sentinels&quot;,&quot;URL&quot;:&quot;https://esajournals.onlinelibrary.wiley.com/doi/abs/10.1002/fee.2125&quot;,&quot;volume&quot;:&quot;17&quot;,&quot;author&quot;:[{&quot;family&quot;:&quot;Hazen&quot;,&quot;given&quot;:&quot;Elliott L.&quot;},{&quot;family&quot;:&quot;Abrahms&quot;,&quot;given&quot;:&quot;Briana&quot;},{&quot;family&quot;:&quot;Brodie&quot;,&quot;given&quot;:&quot;Stephanie&quot;},{&quot;family&quot;:&quot;Carroll&quot;,&quot;given&quot;:&quot;Gemma&quot;},{&quot;family&quot;:&quot;Jacox&quot;,&quot;given&quot;:&quot;Michael G.&quot;},{&quot;family&quot;:&quot;Savoca&quot;,&quot;given&quot;:&quot;Matthew S.&quot;},{&quot;family&quot;:&quot;Scales&quot;,&quot;given&quot;:&quot;Kylie L.&quot;},{&quot;family&quot;:&quot;Sydeman&quot;,&quot;given&quot;:&quot;William J.&quot;},{&quot;family&quot;:&quot;Bograd&quot;,&quot;given&quot;:&quot;Steven J.&quot;}],&quot;accessed&quot;:{&quot;date-parts&quot;:[[&quot;2020&quot;,1,13]]},&quot;issued&quot;:{&quot;date-parts&quot;:[[&quot;2019&quot;]]}}}],&quot;schema&quot;:&quot;https://github.com/citation-style-language/schema/raw/master/csl-citation.json&quot;} RNDe2mjkm72Fh"/><text:span text:style-name="T183">(Hazen et al. 2019)</text:span><text:reference-mark-end text:name="ZOTERO_ITEM CSL_CITATION {&quot;citationID&quot;:&quot;bj8bGLvg&quot;,&quot;properties&quot;:{&quot;formattedCitation&quot;:&quot;(Hazen et al. 2019)&quot;,&quot;plainCitation&quot;:&quot;(Hazen et al. 2019)&quot;,&quot;noteIndex&quot;:0},&quot;citationItems&quot;:[{&quot;id&quot;:709,&quot;uris&quot;:[&quot;http://zotero.org/users/5871544/items/P8E8MLP8&quot;],&quot;uri&quot;:[&quot;http://zotero.org/users/5871544/items/P8E8MLP8&quot;],&quot;itemData&quot;:{&quot;id&quot;:709,&quot;type&quot;:&quot;article-journal&quot;,&quot;abstract&quot;:&quot;The rapid pace of environmental change in the Anthropocene necessitates the development of a new suite of tools for measuring ecosystem dynamics. Sentinel species can provide insight into ecosystem function, identify hidden risks to human health, and predict future change. As sentinels, marine apex (top) predators offer a unique perspective into ocean processes, given that they can move across ocean basins and amplify trophic information across multiple spatiotemporal scales. Because use of the terms “ecosystem sentinel” and “climate sentinel” has proliferated in the scientific literature, there is a need to identify the properties that make marine predators effective sentinels. We provide a clear definition of the term “sentinel”, review the attributes of species identified as sentinels, and describe how a suite of such sentinels could strengthen our understanding and management of marine ecosystems. We contend that the use of marine predators as ecosystem sentinels will enable rapid response and adaptation to ecosystem variability and change.&quot;,&quot;container-title&quot;:&quot;Frontiers in Ecology and the Environment&quot;,&quot;DOI&quot;:&quot;10.1002/fee.2125&quot;,&quot;ISSN&quot;:&quot;1540-9309&quot;,&quot;issue&quot;:&quot;10&quot;,&quot;language&quot;:&quot;en&quot;,&quot;page&quot;:&quot;565-574&quot;,&quot;source&quot;:&quot;Wiley Online Library&quot;,&quot;title&quot;:&quot;Marine top predators as climate and ecosystem sentinels&quot;,&quot;URL&quot;:&quot;https://esajournals.onlinelibrary.wiley.com/doi/abs/10.1002/fee.2125&quot;,&quot;volume&quot;:&quot;17&quot;,&quot;author&quot;:[{&quot;family&quot;:&quot;Hazen&quot;,&quot;given&quot;:&quot;Elliott L.&quot;},{&quot;family&quot;:&quot;Abrahms&quot;,&quot;given&quot;:&quot;Briana&quot;},{&quot;family&quot;:&quot;Brodie&quot;,&quot;given&quot;:&quot;Stephanie&quot;},{&quot;family&quot;:&quot;Carroll&quot;,&quot;given&quot;:&quot;Gemma&quot;},{&quot;family&quot;:&quot;Jacox&quot;,&quot;given&quot;:&quot;Michael G.&quot;},{&quot;family&quot;:&quot;Savoca&quot;,&quot;given&quot;:&quot;Matthew S.&quot;},{&quot;family&quot;:&quot;Scales&quot;,&quot;given&quot;:&quot;Kylie L.&quot;},{&quot;family&quot;:&quot;Sydeman&quot;,&quot;given&quot;:&quot;William J.&quot;},{&quot;family&quot;:&quot;Bograd&quot;,&quot;given&quot;:&quot;Steven J.&quot;}],&quot;accessed&quot;:{&quot;date-parts&quot;:[[&quot;2020&quot;,1,13]]},&quot;issued&quot;:{&quot;date-parts&quot;:[[&quot;2019&quot;]]}}}],&quot;schema&quot;:&quot;https://github.com/citation-style-language/schema/raw/master/csl-citation.json&quot;} RNDe2mjkm72Fh"/><text:span text:style-name="T181">. </text:span><text:span text:style-name="T175">Marine top predators (including certain species of </text:span><text:span text:style-name="T176">reef sharks, generalist predator</text:span><text:span text:style-name="T175"> fish, seabirds, sea turtles, and marine mammals) can disproportionately impact the structure and function of ecosystems </text:span><text:span text:style-name="T178">both directly by regulating prey dynamics through predation and indirectly by modifying prey behaviou</text:span><text:span text:style-name="T179">r</text:span><text:span text:style-name="T178"> </text:span><text:reference-mark-start text:name="ZOTERO_ITEM CSL_CITATION {&quot;citationID&quot;:&quot;HqvIxxvN&quot;,&quot;properties&quot;:{&quot;formattedCitation&quot;:&quot;(Estes et al. 2011; Hazen et al. 2019)&quot;,&quot;plainCitation&quot;:&quot;(Estes et al. 2011; Hazen et al. 2019)&quot;,&quot;noteIndex&quot;:0},&quot;citationItems&quot;:[{&quot;id&quot;:718,&quot;uris&quot;:[&quot;http://zotero.org/users/5871544/items/Z67EJ3FE&quot;],&quot;uri&quot;:[&quot;http://zotero.org/users/5871544/items/Z67EJ3FE&quot;],&quot;itemData&quot;:{&quot;id&quot;:718,&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URL&quot;:&quot;https://science.sciencemag.org/content/333/6040/301&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accessed&quot;:{&quot;date-parts&quot;:[[&quot;2020&quot;,1,13]]},&quot;issued&quot;:{&quot;date-parts&quot;:[[&quot;2011&quot;,7,15]]}}},{&quot;id&quot;:709,&quot;uris&quot;:[&quot;http://zotero.org/users/5871544/items/P8E8MLP8&quot;],&quot;uri&quot;:[&quot;http://zotero.org/users/5871544/items/P8E8MLP8&quot;],&quot;itemData&quot;:{&quot;id&quot;:709,&quot;type&quot;:&quot;article-journal&quot;,&quot;abstract&quot;:&quot;The rapid pace of environmental change in the Anthropocene necessitates the development of a new suite of tools for measuring ecosystem dynamics. Sentinel species can provide insight into ecosystem function, identify hidden risks to human health, and predict future change. As sentinels, marine apex (top) predators offer a unique perspective into ocean processes, given that they can move across ocean basins and amplify trophic information across multiple spatiotemporal scales. Because use of the terms “ecosystem sentinel” and “climate sentinel” has proliferated in the scientific literature, there is a need to identify the properties that make marine predators effective sentinels. We provide a clear definition of the term “sentinel”, review the attributes of species identified as sentinels, and describe how a suite of such sentinels could strengthen our understanding and management of marine ecosystems. We contend that the use of marine predators as ecosystem sentinels will enable rapid response and adaptation to ecosystem variability and change.&quot;,&quot;container-title&quot;:&quot;Frontiers in Ecology and the Environment&quot;,&quot;DOI&quot;:&quot;10.1002/fee.2125&quot;,&quot;ISSN&quot;:&quot;1540-9309&quot;,&quot;issue&quot;:&quot;10&quot;,&quot;language&quot;:&quot;en&quot;,&quot;page&quot;:&quot;565-574&quot;,&quot;source&quot;:&quot;Wiley Online Library&quot;,&quot;title&quot;:&quot;Marine top predators as climate and ecosystem sentinels&quot;,&quot;URL&quot;:&quot;https://esajournals.onlinelibrary.wiley.com/doi/abs/10.1002/fee.2125&quot;,&quot;volume&quot;:&quot;17&quot;,&quot;author&quot;:[{&quot;family&quot;:&quot;Hazen&quot;,&quot;given&quot;:&quot;Elliott L.&quot;},{&quot;family&quot;:&quot;Abrahms&quot;,&quot;given&quot;:&quot;Briana&quot;},{&quot;family&quot;:&quot;Brodie&quot;,&quot;given&quot;:&quot;Stephanie&quot;},{&quot;family&quot;:&quot;Carroll&quot;,&quot;given&quot;:&quot;Gemma&quot;},{&quot;family&quot;:&quot;Jacox&quot;,&quot;given&quot;:&quot;Michael G.&quot;},{&quot;family&quot;:&quot;Savoca&quot;,&quot;given&quot;:&quot;Matthew S.&quot;},{&quot;family&quot;:&quot;Scales&quot;,&quot;given&quot;:&quot;Kylie L.&quot;},{&quot;family&quot;:&quot;Sydeman&quot;,&quot;given&quot;:&quot;William J.&quot;},{&quot;family&quot;:&quot;Bograd&quot;,&quot;given&quot;:&quot;Steven J.&quot;}],&quot;accessed&quot;:{&quot;date-parts&quot;:[[&quot;2020&quot;,1,13]]},&quot;issued&quot;:{&quot;date-parts&quot;:[[&quot;2019&quot;]]}}}],&quot;schema&quot;:&quot;https://github.com/citation-style-language/schema/raw/master/csl-citation.json&quot;} RNDdtYN9qRLgv"/><text:span text:style-name="T175">(Estes et al. 2011; Hazen et al. 2019)</text:span><text:reference-mark-end text:name="ZOTERO_ITEM CSL_CITATION {&quot;citationID&quot;:&quot;HqvIxxvN&quot;,&quot;properties&quot;:{&quot;formattedCitation&quot;:&quot;(Estes et al. 2011; Hazen et al. 2019)&quot;,&quot;plainCitation&quot;:&quot;(Estes et al. 2011; Hazen et al. 2019)&quot;,&quot;noteIndex&quot;:0},&quot;citationItems&quot;:[{&quot;id&quot;:718,&quot;uris&quot;:[&quot;http://zotero.org/users/5871544/items/Z67EJ3FE&quot;],&quot;uri&quot;:[&quot;http://zotero.org/users/5871544/items/Z67EJ3FE&quot;],&quot;itemData&quot;:{&quot;id&quot;:718,&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URL&quot;:&quot;https://science.sciencemag.org/content/333/6040/301&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accessed&quot;:{&quot;date-parts&quot;:[[&quot;2020&quot;,1,13]]},&quot;issued&quot;:{&quot;date-parts&quot;:[[&quot;2011&quot;,7,15]]}}},{&quot;id&quot;:709,&quot;uris&quot;:[&quot;http://zotero.org/users/5871544/items/P8E8MLP8&quot;],&quot;uri&quot;:[&quot;http://zotero.org/users/5871544/items/P8E8MLP8&quot;],&quot;itemData&quot;:{&quot;id&quot;:709,&quot;type&quot;:&quot;article-journal&quot;,&quot;abstract&quot;:&quot;The rapid pace of environmental change in the Anthropocene necessitates the development of a new suite of tools for measuring ecosystem dynamics. Sentinel species can provide insight into ecosystem function, identify hidden risks to human health, and predict future change. As sentinels, marine apex (top) predators offer a unique perspective into ocean processes, given that they can move across ocean basins and amplify trophic information across multiple spatiotemporal scales. Because use of the terms “ecosystem sentinel” and “climate sentinel” has proliferated in the scientific literature, there is a need to identify the properties that make marine predators effective sentinels. We provide a clear definition of the term “sentinel”, review the attributes of species identified as sentinels, and describe how a suite of such sentinels could strengthen our understanding and management of marine ecosystems. We contend that the use of marine predators as ecosystem sentinels will enable rapid response and adaptation to ecosystem variability and change.&quot;,&quot;container-title&quot;:&quot;Frontiers in Ecology and the Environment&quot;,&quot;DOI&quot;:&quot;10.1002/fee.2125&quot;,&quot;ISSN&quot;:&quot;1540-9309&quot;,&quot;issue&quot;:&quot;10&quot;,&quot;language&quot;:&quot;en&quot;,&quot;page&quot;:&quot;565-574&quot;,&quot;source&quot;:&quot;Wiley Online Library&quot;,&quot;title&quot;:&quot;Marine top predators as climate and ecosystem sentinels&quot;,&quot;URL&quot;:&quot;https://esajournals.onlinelibrary.wiley.com/doi/abs/10.1002/fee.2125&quot;,&quot;volume&quot;:&quot;17&quot;,&quot;author&quot;:[{&quot;family&quot;:&quot;Hazen&quot;,&quot;given&quot;:&quot;Elliott L.&quot;},{&quot;family&quot;:&quot;Abrahms&quot;,&quot;given&quot;:&quot;Briana&quot;},{&quot;family&quot;:&quot;Brodie&quot;,&quot;given&quot;:&quot;Stephanie&quot;},{&quot;family&quot;:&quot;Carroll&quot;,&quot;given&quot;:&quot;Gemma&quot;},{&quot;family&quot;:&quot;Jacox&quot;,&quot;given&quot;:&quot;Michael G.&quot;},{&quot;family&quot;:&quot;Savoca&quot;,&quot;given&quot;:&quot;Matthew S.&quot;},{&quot;family&quot;:&quot;Scales&quot;,&quot;given&quot;:&quot;Kylie L.&quot;},{&quot;family&quot;:&quot;Sydeman&quot;,&quot;given&quot;:&quot;William J.&quot;},{&quot;family&quot;:&quot;Bograd&quot;,&quot;given&quot;:&quot;Steven J.&quot;}],&quot;accessed&quot;:{&quot;date-parts&quot;:[[&quot;2020&quot;,1,13]]},&quot;issued&quot;:{&quot;date-parts&quot;:[[&quot;2019&quot;]]}}}],&quot;schema&quot;:&quot;https://github.com/citation-style-language/schema/raw/master/csl-citation.json&quot;} RNDdtYN9qRLgv"/><text:span text:style-name="T175">. </text:span><text:span text:style-name="T180">Moreover, top predators such as reef sharks have potential ecological functions including nutrient cycling, scavenging and the removal of invasive species </text:span><text:reference-mark-start text:name="ZOTERO_ITEM CSL_CITATION {&quot;citationID&quot;:&quot;V925OdVt&quot;,&quot;properties&quot;:{&quot;formattedCitation&quot;:&quot;(Schmitz et al. 2010; Wilson and Wolkovich 2011; Roff et al. 2016)&quot;,&quot;plainCitation&quot;:&quot;(Schmitz et al. 2010; Wilson and Wolkovich 2011; Roff et al. 2016)&quot;,&quot;noteIndex&quot;:0},&quot;citationItems&quot;:[{&quot;id&quot;:731,&quot;uris&quot;:[&quot;http://zotero.org/users/5871544/items/QIKZBBJB&quot;],&quot;uri&quot;:[&quot;http://zotero.org/users/5871544/items/QIKZBBJB&quot;],&quot;itemData&quot;:{&quot;id&quot;:731,&quot;type&quot;:&quot;article-journal&quot;,&quot;abstract&quot;:&quot;Predators are predominantly valued for their ability to control prey, as indicators of high levels of biodiversity and as tourism attractions. This view, however, is incomplete because it does not acknowledge that predators may play a significant role in the delivery of critical life-support services such as ecosystem nutrient cycling. New research is beginning to show that predator effects on nutrient cycling are ubiquitous. These effects emerge from direct nutrient excretion, egestion or translocation within and across ecosystem boundaries after prey consumption, and from indirect effects mediated by predator interactions with prey. Depending on their behavioural ecology, predators can create heterogeneous or homogeneous nutrient distributions across natural landscapes. Because predator species are disproportionately vulnerable to elimination from ecosystems, we stand to lose much more from their disappearance than their simple charismatic attractiveness.&quot;,&quot;container-title&quot;:&quot;Ecology Letters&quot;,&quot;DOI&quot;:&quot;10.1111/j.1461-0248.2010.01511.x&quot;,&quot;ISSN&quot;:&quot;1461-0248&quot;,&quot;issue&quot;:&quot;10&quot;,&quot;language&quot;:&quot;en&quot;,&quot;page&quot;:&quot;1199-1209&quot;,&quot;source&quot;:&quot;Wiley Online Library&quot;,&quot;title&quot;:&quot;Predator control of ecosystem nutrient dynamics&quot;,&quot;URL&quot;:&quot;https://onlinelibrary.wiley.com/doi/abs/10.1111/j.1461-0248.2010.01511.x&quot;,&quot;volume&quot;:&quot;13&quot;,&quot;author&quot;:[{&quot;family&quot;:&quot;Schmitz&quot;,&quot;given&quot;:&quot;Oswald J.&quot;},{&quot;family&quot;:&quot;Hawlena&quot;,&quot;given&quot;:&quot;Dror&quot;},{&quot;family&quot;:&quot;Trussell&quot;,&quot;given&quot;:&quot;Geoffrey C.&quot;}],&quot;accessed&quot;:{&quot;date-parts&quot;:[[&quot;2020&quot;,1,13]]},&quot;issued&quot;:{&quot;date-parts&quot;:[[&quot;2010&quot;]]}}},{&quot;id&quot;:734,&quot;uris&quot;:[&quot;http://zotero.org/users/5871544/items/QEIKBZTQ&quot;],&quot;uri&quot;:[&quot;http://zotero.org/users/5871544/items/QEIKBZTQ&quot;],&quot;itemData&quot;:{&quot;id&quot;:734,&quot;type&quot;:&quot;article-journal&quot;,&quot;abstract&quot;:&quot;Recent advances in the ecology of food webs underscore the importance of detritus and indirect predator-prey effects. However, most research considers detritus as an invariable pool and predation as the only interaction between carnivores and prey. Carrion consumption, scavenging, is a type of detrital feeding that should have widespread consequences for the structure and stability of food webs. Providing access to high-quality resources, facultative scavenging is a ubiquitous and phylogenetically widespread strategy. In this review, we argue that scavenging is underestimated by 16-fold in food-web research, producing inflated predation rates and underestimated indirect effects. Furthermore, more energy is generally transferred per link via scavenging than predation. Thus, future food-web research should consider scavenging, especially in light of how major global changes can affect scavengers.&quot;,&quot;container-title&quot;:&quot;Trends in ecology &amp; evolution&quot;,&quot;DOI&quot;:&quot;10.1016/j.tree.2010.12.011&quot;,&quot;journalAbbreviation&quot;:&quot;Trends in ecology &amp; evolution&quot;,&quot;page&quot;:&quot;129-35&quot;,&quot;source&quot;:&quot;ResearchGate&quot;,&quot;title&quot;:&quot;Scavenging: How carnivores and carrion structure communities&quot;,&quot;title-short&quot;:&quot;Scavenging&quot;,&quot;volume&quot;:&quot;26&quot;,&quot;author&quot;:[{&quot;family&quot;:&quot;Wilson&quot;,&quot;given&quot;:&quot;Erin&quot;},{&quot;family&quot;:&quot;Wolkovich&quot;,&quot;given&quot;:&quot;Elizabeth&quot;}],&quot;issued&quot;:{&quot;date-parts&quot;:[[&quot;2011&quot;,3,1]]}}},{&quot;id&quot;:722,&quot;uris&quot;:[&quot;http://zotero.org/users/5871544/items/IYYEALTR&quot;],&quot;uri&quot;:[&quot;http://zotero.org/users/5871544/items/IYYEALTR&quot;],&quot;itemData&quot;:{&quot;id&quot;:722,&quot;type&quot;:&quot;article-journal&quot;,&quot;abstract&quot;:&quot;Sharks are considered the apex predator of coral reefs, but the consequences of their global depletion are uncertain. Here we explore the ecological roles of sharks on coral reefs and, conversely, the importance of reefs for sharks. We find that most reef-associated shark species do not act as apex predators but instead function as mesopredators along with a diverse group of reef fish. While sharks perform important direct and indirect ecological roles, the evidence to support hypothesised shark-driven trophic cascades that benefit corals is weak and equivocal. Coral reefs provide some functional benefits to sharks, but sharks do not appear to favour healthier reef environments. Restoring populations of sharks is important and can yet deliver ecological surprise.&quot;,&quot;container-title&quot;:&quot;Trends in Ecology &amp; Evolution&quot;,&quot;DOI&quot;:&quot;10.1016/j.tree.2016.02.014&quot;,&quot;ISSN&quot;:&quot;0169-5347&quot;,&quot;issue&quot;:&quot;5&quot;,&quot;journalAbbreviation&quot;:&quot;Trends in Ecology &amp; Evolution&quot;,&quot;language&quot;:&quot;en&quot;,&quot;page&quot;:&quot;395-407&quot;,&quot;source&quot;:&quot;ScienceDirect&quot;,&quot;title&quot;:&quot;The Ecological Role of Sharks on Coral Reefs&quot;,&quot;URL&quot;:&quot;http://www.sciencedirect.com/science/article/pii/S0169534716000598&quot;,&quot;volume&quot;:&quot;31&quot;,&quot;author&quot;:[{&quot;family&quot;:&quot;Roff&quot;,&quot;given&quot;:&quot;George&quot;},{&quot;family&quot;:&quot;Doropoulos&quot;,&quot;given&quot;:&quot;Christopher&quot;},{&quot;family&quot;:&quot;Rogers&quot;,&quot;given&quot;:&quot;Alice&quot;},{&quot;family&quot;:&quot;Bozec&quot;,&quot;given&quot;:&quot;Yves-Marie&quot;},{&quot;family&quot;:&quot;Krueck&quot;,&quot;given&quot;:&quot;Nils C.&quot;},{&quot;family&quot;:&quot;Aurellado&quot;,&quot;given&quot;:&quot;Eleanor&quot;},{&quot;family&quot;:&quot;Priest&quot;,&quot;given&quot;:&quot;Mark&quot;},{&quot;family&quot;:&quot;Birrell&quot;,&quot;given&quot;:&quot;Chico&quot;},{&quot;family&quot;:&quot;Mumby&quot;,&quot;given&quot;:&quot;Peter J.&quot;}],&quot;accessed&quot;:{&quot;date-parts&quot;:[[&quot;2020&quot;,1,13]]},&quot;issued&quot;:{&quot;date-parts&quot;:[[&quot;2016&quot;,5,1]]}}}],&quot;schema&quot;:&quot;https://github.com/citation-style-language/schema/raw/master/csl-citation.json&quot;} RNDLtbMOb4os4"/><text:span text:style-name="T180">(Schmitz et al. 2010; Wilson and Wolkovich 2011; Roff et al. 2016)</text:span><text:reference-mark-end text:name="ZOTERO_ITEM CSL_CITATION {&quot;citationID&quot;:&quot;V925OdVt&quot;,&quot;properties&quot;:{&quot;formattedCitation&quot;:&quot;(Schmitz et al. 2010; Wilson and Wolkovich 2011; Roff et al. 2016)&quot;,&quot;plainCitation&quot;:&quot;(Schmitz et al. 2010; Wilson and Wolkovich 2011; Roff et al. 2016)&quot;,&quot;noteIndex&quot;:0},&quot;citationItems&quot;:[{&quot;id&quot;:731,&quot;uris&quot;:[&quot;http://zotero.org/users/5871544/items/QIKZBBJB&quot;],&quot;uri&quot;:[&quot;http://zotero.org/users/5871544/items/QIKZBBJB&quot;],&quot;itemData&quot;:{&quot;id&quot;:731,&quot;type&quot;:&quot;article-journal&quot;,&quot;abstract&quot;:&quot;Predators are predominantly valued for their ability to control prey, as indicators of high levels of biodiversity and as tourism attractions. This view, however, is incomplete because it does not acknowledge that predators may play a significant role in the delivery of critical life-support services such as ecosystem nutrient cycling. New research is beginning to show that predator effects on nutrient cycling are ubiquitous. These effects emerge from direct nutrient excretion, egestion or translocation within and across ecosystem boundaries after prey consumption, and from indirect effects mediated by predator interactions with prey. Depending on their behavioural ecology, predators can create heterogeneous or homogeneous nutrient distributions across natural landscapes. Because predator species are disproportionately vulnerable to elimination from ecosystems, we stand to lose much more from their disappearance than their simple charismatic attractiveness.&quot;,&quot;container-title&quot;:&quot;Ecology Letters&quot;,&quot;DOI&quot;:&quot;10.1111/j.1461-0248.2010.01511.x&quot;,&quot;ISSN&quot;:&quot;1461-0248&quot;,&quot;issue&quot;:&quot;10&quot;,&quot;language&quot;:&quot;en&quot;,&quot;page&quot;:&quot;1199-1209&quot;,&quot;source&quot;:&quot;Wiley Online Library&quot;,&quot;title&quot;:&quot;Predator control of ecosystem nutrient dynamics&quot;,&quot;URL&quot;:&quot;https://onlinelibrary.wiley.com/doi/abs/10.1111/j.1461-0248.2010.01511.x&quot;,&quot;volume&quot;:&quot;13&quot;,&quot;author&quot;:[{&quot;family&quot;:&quot;Schmitz&quot;,&quot;given&quot;:&quot;Oswald J.&quot;},{&quot;family&quot;:&quot;Hawlena&quot;,&quot;given&quot;:&quot;Dror&quot;},{&quot;family&quot;:&quot;Trussell&quot;,&quot;given&quot;:&quot;Geoffrey C.&quot;}],&quot;accessed&quot;:{&quot;date-parts&quot;:[[&quot;2020&quot;,1,13]]},&quot;issued&quot;:{&quot;date-parts&quot;:[[&quot;2010&quot;]]}}},{&quot;id&quot;:734,&quot;uris&quot;:[&quot;http://zotero.org/users/5871544/items/QEIKBZTQ&quot;],&quot;uri&quot;:[&quot;http://zotero.org/users/5871544/items/QEIKBZTQ&quot;],&quot;itemData&quot;:{&quot;id&quot;:734,&quot;type&quot;:&quot;article-journal&quot;,&quot;abstract&quot;:&quot;Recent advances in the ecology of food webs underscore the importance of detritus and indirect predator-prey effects. However, most research considers detritus as an invariable pool and predation as the only interaction between carnivores and prey. Carrion consumption, scavenging, is a type of detrital feeding that should have widespread consequences for the structure and stability of food webs. Providing access to high-quality resources, facultative scavenging is a ubiquitous and phylogenetically widespread strategy. In this review, we argue that scavenging is underestimated by 16-fold in food-web research, producing inflated predation rates and underestimated indirect effects. Furthermore, more energy is generally transferred per link via scavenging than predation. Thus, future food-web research should consider scavenging, especially in light of how major global changes can affect scavengers.&quot;,&quot;container-title&quot;:&quot;Trends in ecology &amp; evolution&quot;,&quot;DOI&quot;:&quot;10.1016/j.tree.2010.12.011&quot;,&quot;journalAbbreviation&quot;:&quot;Trends in ecology &amp; evolution&quot;,&quot;page&quot;:&quot;129-35&quot;,&quot;source&quot;:&quot;ResearchGate&quot;,&quot;title&quot;:&quot;Scavenging: How carnivores and carrion structure communities&quot;,&quot;title-short&quot;:&quot;Scavenging&quot;,&quot;volume&quot;:&quot;26&quot;,&quot;author&quot;:[{&quot;family&quot;:&quot;Wilson&quot;,&quot;given&quot;:&quot;Erin&quot;},{&quot;family&quot;:&quot;Wolkovich&quot;,&quot;given&quot;:&quot;Elizabeth&quot;}],&quot;issued&quot;:{&quot;date-parts&quot;:[[&quot;2011&quot;,3,1]]}}},{&quot;id&quot;:722,&quot;uris&quot;:[&quot;http://zotero.org/users/5871544/items/IYYEALTR&quot;],&quot;uri&quot;:[&quot;http://zotero.org/users/5871544/items/IYYEALTR&quot;],&quot;itemData&quot;:{&quot;id&quot;:722,&quot;type&quot;:&quot;article-journal&quot;,&quot;abstract&quot;:&quot;Sharks are considered the apex predator of coral reefs, but the consequences of their global depletion are uncertain. Here we explore the ecological roles of sharks on coral reefs and, conversely, the importance of reefs for sharks. We find that most reef-associated shark species do not act as apex predators but instead function as mesopredators along with a diverse group of reef fish. While sharks perform important direct and indirect ecological roles, the evidence to support hypothesised shark-driven trophic cascades that benefit corals is weak and equivocal. Coral reefs provide some functional benefits to sharks, but sharks do not appear to favour healthier reef environments. Restoring populations of sharks is important and can yet deliver ecological surprise.&quot;,&quot;container-title&quot;:&quot;Trends in Ecology &amp; Evolution&quot;,&quot;DOI&quot;:&quot;10.1016/j.tree.2016.02.014&quot;,&quot;ISSN&quot;:&quot;0169-5347&quot;,&quot;issue&quot;:&quot;5&quot;,&quot;journalAbbreviation&quot;:&quot;Trends in Ecology &amp; Evolution&quot;,&quot;language&quot;:&quot;en&quot;,&quot;page&quot;:&quot;395-407&quot;,&quot;source&quot;:&quot;ScienceDirect&quot;,&quot;title&quot;:&quot;The Ecological Role of Sharks on Coral Reefs&quot;,&quot;URL&quot;:&quot;http://www.sciencedirect.com/science/article/pii/S0169534716000598&quot;,&quot;volume&quot;:&quot;31&quot;,&quot;author&quot;:[{&quot;family&quot;:&quot;Roff&quot;,&quot;given&quot;:&quot;George&quot;},{&quot;family&quot;:&quot;Doropoulos&quot;,&quot;given&quot;:&quot;Christopher&quot;},{&quot;family&quot;:&quot;Rogers&quot;,&quot;given&quot;:&quot;Alice&quot;},{&quot;family&quot;:&quot;Bozec&quot;,&quot;given&quot;:&quot;Yves-Marie&quot;},{&quot;family&quot;:&quot;Krueck&quot;,&quot;given&quot;:&quot;Nils C.&quot;},{&quot;family&quot;:&quot;Aurellado&quot;,&quot;given&quot;:&quot;Eleanor&quot;},{&quot;family&quot;:&quot;Priest&quot;,&quot;given&quot;:&quot;Mark&quot;},{&quot;family&quot;:&quot;Birrell&quot;,&quot;given&quot;:&quot;Chico&quot;},{&quot;family&quot;:&quot;Mumby&quot;,&quot;given&quot;:&quot;Peter J.&quot;}],&quot;accessed&quot;:{&quot;date-parts&quot;:[[&quot;2020&quot;,1,13]]},&quot;issued&quot;:{&quot;date-parts&quot;:[[&quot;2016&quot;,5,1]]}}}],&quot;schema&quot;:&quot;https://github.com/citation-style-language/schema/raw/master/csl-citation.json&quot;} RNDLtbMOb4os4"/><text:span text:style-name="T180">. </text:span><text:span text:style-name="T186">Giving that top predators imparting top-down effects on marine food webs and w</text:span><text:span text:style-name="T177">arming generally results in reduced potential for predator persistence and declines in average community body size, </text:span><text:span text:style-name="T187">our findings support </text:span><text:span text:style-name="T186">t</text:span><text:span text:style-name="T187">he vast evidence</text:span><text:span text:style-name="T186"> <text:s/></text:span><text:span text:style-name="T188">and concern</text:span><text:span text:style-name="T186"> </text:span><text:span text:style-name="T188">about</text:span><text:span text:style-name="T186"> </text:span><text:span text:style-name="T187">reef ecosystems’ </text:span><text:span text:style-name="T186">stability will be seriously compromise </text:span><text:span text:style-name="T189">in the near-future</text:span><text:span text:style-name="T186"> </text:span><text:reference-mark-start text:name="ZOTERO_ITEM CSL_CITATION {&quot;citationID&quot;:&quot;Vg3slv44&quot;,&quot;properties&quot;:{&quot;formattedCitation&quot;:&quot;(McCauley et al. 2015; Sydeman et al. 2015; Lindmark et al. 2019)&quot;,&quot;plainCitation&quot;:&quot;(McCauley et al. 2015; Sydeman et al. 2015; Lindmark et al. 2019)&quot;,&quot;noteIndex&quot;:0},&quot;citationItems&quot;:[{&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313,&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13,&quot;uris&quot;:[&quot;http://zotero.org/users/5871544/items/8JMQB62D&quot;],&quot;uri&quot;:[&quot;http://zotero.org/users/5871544/items/8JMQB62D&quot;],&quot;itemData&quot;:{&quot;id&quot;:713,&quot;type&quot;:&quot;article-journal&quot;,&quot;abstract&quot;:&quot;Predicting climate change impacts on animal communities requires knowledge of how physiological effects are mediated by ecological interactions. Food-dependent growth and within-species size variation depend on temperature and affect community dynamics through feedbacks between individual performance and population size structure. Still, we know little about how warming affects these feedbacks. Using a dynamic stage-structured biomass model with food-, size- and temperature-dependent life history processes, we analyse how temperature affects coexistence, stability and size structure in a tri-trophic food chain, and find that warming effects on community stability depend on ecological interactions. Predator biomass densities generally decline with warming – gradually or through collapses – depending on which consumer life stage predators feed on. Collapses occur when warming induces alternative stable states via Allee effects. This suggests that predator persistence in warmer climates may be lower than previously acknowledged and that effects of warming on food web stability largely depend on species interactions.&quot;,&quot;container-title&quot;:&quot;Ecology Letters&quot;,&quot;DOI&quot;:&quot;10.1111/ele.13235&quot;,&quot;ISSN&quot;:&quot;1461-0248&quot;,&quot;issue&quot;:&quot;5&quot;,&quot;language&quot;:&quot;en&quot;,&quot;page&quot;:&quot;778-786&quot;,&quot;source&quot;:&quot;Wiley Online Library&quot;,&quot;title&quot;:&quot;Size-based ecological interactions drive food web responses to climate warming&quot;,&quot;URL&quot;:&quot;https://onlinelibrary.wiley.com/doi/abs/10.1111/ele.13235&quot;,&quot;volume&quot;:&quot;22&quot;,&quot;author&quot;:[{&quot;family&quot;:&quot;Lindmark&quot;,&quot;given&quot;:&quot;Max&quot;},{&quot;family&quot;:&quot;Ohlberger&quot;,&quot;given&quot;:&quot;Jan&quot;},{&quot;family&quot;:&quot;Huss&quot;,&quot;given&quot;:&quot;Magnus&quot;},{&quot;family&quot;:&quot;Gårdmark&quot;,&quot;given&quot;:&quot;Anna&quot;}],&quot;accessed&quot;:{&quot;date-parts&quot;:[[&quot;2020&quot;,1,13]]},&quot;issued&quot;:{&quot;date-parts&quot;:[[&quot;2019&quot;]]}}}],&quot;schema&quot;:&quot;https://github.com/citation-style-language/schema/raw/master/csl-citation.json&quot;} RNDO0oumh5116"/>(McCauley et al. 2015; Sydeman et al. 2015; Lindmark et al. 2019)<text:reference-mark-end text:name="ZOTERO_ITEM CSL_CITATION {&quot;citationID&quot;:&quot;Vg3slv44&quot;,&quot;properties&quot;:{&quot;formattedCitation&quot;:&quot;(McCauley et al. 2015; Sydeman et al. 2015; Lindmark et al. 2019)&quot;,&quot;plainCitation&quot;:&quot;(McCauley et al. 2015; Sydeman et al. 2015; Lindmark et al. 2019)&quot;,&quot;noteIndex&quot;:0},&quot;citationItems&quot;:[{&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313,&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13,&quot;uris&quot;:[&quot;http://zotero.org/users/5871544/items/8JMQB62D&quot;],&quot;uri&quot;:[&quot;http://zotero.org/users/5871544/items/8JMQB62D&quot;],&quot;itemData&quot;:{&quot;id&quot;:713,&quot;type&quot;:&quot;article-journal&quot;,&quot;abstract&quot;:&quot;Predicting climate change impacts on animal communities requires knowledge of how physiological effects are mediated by ecological interactions. Food-dependent growth and within-species size variation depend on temperature and affect community dynamics through feedbacks between individual performance and population size structure. Still, we know little about how warming affects these feedbacks. Using a dynamic stage-structured biomass model with food-, size- and temperature-dependent life history processes, we analyse how temperature affects coexistence, stability and size structure in a tri-trophic food chain, and find that warming effects on community stability depend on ecological interactions. Predator biomass densities generally decline with warming – gradually or through collapses – depending on which consumer life stage predators feed on. Collapses occur when warming induces alternative stable states via Allee effects. This suggests that predator persistence in warmer climates may be lower than previously acknowledged and that effects of warming on food web stability largely depend on species interactions.&quot;,&quot;container-title&quot;:&quot;Ecology Letters&quot;,&quot;DOI&quot;:&quot;10.1111/ele.13235&quot;,&quot;ISSN&quot;:&quot;1461-0248&quot;,&quot;issue&quot;:&quot;5&quot;,&quot;language&quot;:&quot;en&quot;,&quot;page&quot;:&quot;778-786&quot;,&quot;source&quot;:&quot;Wiley Online Library&quot;,&quot;title&quot;:&quot;Size-based ecological interactions drive food web responses to climate warming&quot;,&quot;URL&quot;:&quot;https://onlinelibrary.wiley.com/doi/abs/10.1111/ele.13235&quot;,&quot;volume&quot;:&quot;22&quot;,&quot;author&quot;:[{&quot;family&quot;:&quot;Lindmark&quot;,&quot;given&quot;:&quot;Max&quot;},{&quot;family&quot;:&quot;Ohlberger&quot;,&quot;given&quot;:&quot;Jan&quot;},{&quot;family&quot;:&quot;Huss&quot;,&quot;given&quot;:&quot;Magnus&quot;},{&quot;family&quot;:&quot;Gårdmark&quot;,&quot;given&quot;:&quot;Anna&quot;}],&quot;accessed&quot;:{&quot;date-parts&quot;:[[&quot;2020&quot;,1,13]]},&quot;issued&quot;:{&quot;date-parts&quot;:[[&quot;2019&quot;]]}}}],&quot;schema&quot;:&quot;https://github.com/citation-style-language/schema/raw/master/csl-citation.json&quot;} RNDO0oumh5116"/><text:span text:style-name="T177">. </text:span></text:p>
      <text:p text:style-name="Standard"><text:span text:style-name="T177"/></text:p>
      <text:p text:style-name="Standard"><text:span text:style-name="T175"/></text:p>
      <text:p text:style-name="P30"><text:span text:style-name="T214">C</text:span><text:span text:style-name="T175">limate change that have disrupted ecosystems and trophic interactions over time scales ranging from years to millennia by changing species’ relative abundances and geographic ranges, causing extinctions, and creating transient and novel communities dominated by generalist species and interactions </text:span><text:reference-mark-start text:name="ZOTERO_ITEM CSL_CITATION {&quot;citationID&quot;:&quot;orQSc95j&quot;,&quot;properties&quot;:{&quot;formattedCitation&quot;:&quot;(Blois et al. 2013; Sydeman et al. 2015)&quot;,&quot;plainCitation&quot;:&quot;(Blois et al. 2013; Sydeman et al. 2015)&quot;,&quot;noteIndex&quot;:0},&quot;citationItems&quot;:[{&quot;id&quot;:742,&quot;uris&quot;:[&quot;http://zotero.org/users/5871544/items/XK4NLGRN&quot;],&quot;uri&quot;:[&quot;http://zotero.org/users/5871544/items/XK4NLGRN&quot;],&quot;itemData&quot;:{&quot;id&quot;:742,&quot;type&quot;:&quot;article-journal&quot;,&quot;abstract&quot;:&quot;Biotic interactions drive key ecological and evolutionary processes and mediate ecosystem responses to climate change. The direction, frequency, and intensity of biotic interactions can in turn be altered by climate change. Understanding the complex interplay between climate and biotic interactions is thus essential for fully anticipating how ecosystems will respond to the fast rates of current warming, which are unprecedented since the end of the last glacial period. We highlight episodes of climate change that have disrupted ecosystems and trophic interactions over time scales ranging from years to millennia by changing species’ relative abundances and geographic ranges, causing extinctions, and creating transient and novel communities dominated by generalist species and interactions. These patterns emerge repeatedly across disparate temporal and spatial scales, suggesting the possibility of similar underlying processes. Based on these findings, we identify knowledge gaps and fruitful areas for research that will further our understanding of the effects of climate change on ecosystems.&quot;,&quot;container-title&quot;:&quot;Science&quot;,&quot;DOI&quot;:&quot;10.1126/science.1237184&quot;,&quot;ISSN&quot;:&quot;0036-8075, 1095-9203&quot;,&quot;issue&quot;:&quot;6145&quot;,&quot;language&quot;:&quot;en&quot;,&quot;note&quot;:&quot;PMID: 23908227&quot;,&quot;page&quot;:&quot;499-504&quot;,&quot;source&quot;:&quot;science.sciencemag.org&quot;,&quot;title&quot;:&quot;Climate Change and the Past, Present, and Future of Biotic Interactions&quot;,&quot;URL&quot;:&quot;https://science.sciencemag.org/content/341/6145/499&quot;,&quot;volume&quot;:&quot;341&quot;,&quot;author&quot;:[{&quot;family&quot;:&quot;Blois&quot;,&quot;given&quot;:&quot;Jessica L.&quot;},{&quot;family&quot;:&quot;Zarnetske&quot;,&quot;given&quot;:&quot;Phoebe L.&quot;},{&quot;family&quot;:&quot;Fitzpatrick&quot;,&quot;given&quot;:&quot;Matthew C.&quot;},{&quot;family&quot;:&quot;Finnegan&quot;,&quot;given&quot;:&quot;Seth&quot;}],&quot;accessed&quot;:{&quot;date-parts&quot;:[[&quot;2020&quot;,1,14]]},&quot;issued&quot;:{&quot;date-parts&quot;:[[&quot;2013&quot;,8,2]]}}},{&quot;id&quot;:313,&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schema&quot;:&quot;https://github.com/citation-style-language/schema/raw/master/csl-citation.json&quot;} RNDpZp3a6g7cw"/><text:span text:style-name="T175">(Blois et al. 2013; Sydeman et al. 2015)</text:span><text:reference-mark-end text:name="ZOTERO_ITEM CSL_CITATION {&quot;citationID&quot;:&quot;orQSc95j&quot;,&quot;properties&quot;:{&quot;formattedCitation&quot;:&quot;(Blois et al. 2013; Sydeman et al. 2015)&quot;,&quot;plainCitation&quot;:&quot;(Blois et al. 2013; Sydeman et al. 2015)&quot;,&quot;noteIndex&quot;:0},&quot;citationItems&quot;:[{&quot;id&quot;:742,&quot;uris&quot;:[&quot;http://zotero.org/users/5871544/items/XK4NLGRN&quot;],&quot;uri&quot;:[&quot;http://zotero.org/users/5871544/items/XK4NLGRN&quot;],&quot;itemData&quot;:{&quot;id&quot;:742,&quot;type&quot;:&quot;article-journal&quot;,&quot;abstract&quot;:&quot;Biotic interactions drive key ecological and evolutionary processes and mediate ecosystem responses to climate change. The direction, frequency, and intensity of biotic interactions can in turn be altered by climate change. Understanding the complex interplay between climate and biotic interactions is thus essential for fully anticipating how ecosystems will respond to the fast rates of current warming, which are unprecedented since the end of the last glacial period. We highlight episodes of climate change that have disrupted ecosystems and trophic interactions over time scales ranging from years to millennia by changing species’ relative abundances and geographic ranges, causing extinctions, and creating transient and novel communities dominated by generalist species and interactions. These patterns emerge repeatedly across disparate temporal and spatial scales, suggesting the possibility of similar underlying processes. Based on these findings, we identify knowledge gaps and fruitful areas for research that will further our understanding of the effects of climate change on ecosystems.&quot;,&quot;container-title&quot;:&quot;Science&quot;,&quot;DOI&quot;:&quot;10.1126/science.1237184&quot;,&quot;ISSN&quot;:&quot;0036-8075, 1095-9203&quot;,&quot;issue&quot;:&quot;6145&quot;,&quot;language&quot;:&quot;en&quot;,&quot;note&quot;:&quot;PMID: 23908227&quot;,&quot;page&quot;:&quot;499-504&quot;,&quot;source&quot;:&quot;science.sciencemag.org&quot;,&quot;title&quot;:&quot;Climate Change and the Past, Present, and Future of Biotic Interactions&quot;,&quot;URL&quot;:&quot;https://science.sciencemag.org/content/341/6145/499&quot;,&quot;volume&quot;:&quot;341&quot;,&quot;author&quot;:[{&quot;family&quot;:&quot;Blois&quot;,&quot;given&quot;:&quot;Jessica L.&quot;},{&quot;family&quot;:&quot;Zarnetske&quot;,&quot;given&quot;:&quot;Phoebe L.&quot;},{&quot;family&quot;:&quot;Fitzpatrick&quot;,&quot;given&quot;:&quot;Matthew C.&quot;},{&quot;family&quot;:&quot;Finnegan&quot;,&quot;given&quot;:&quot;Seth&quot;}],&quot;accessed&quot;:{&quot;date-parts&quot;:[[&quot;2020&quot;,1,14]]},&quot;issued&quot;:{&quot;date-parts&quot;:[[&quot;2013&quot;,8,2]]}}},{&quot;id&quot;:313,&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schema&quot;:&quot;https://github.com/citation-style-language/schema/raw/master/csl-citation.json&quot;} RNDpZp3a6g7cw"/><text:span text:style-name="T175">.</text:span><text:span text:style-name="T101"> </text:span><text:span text:style-name="T102">Our results report a </text:span><text:span text:style-name="T109">g</text:span><text:span text:style-name="T110">reat</text:span><text:span text:style-name="T102"> negative impact on primary production, herbivore/</text:span><text:span text:style-name="T105">detritivore</text:span><text:span text:style-name="T102"> </text:span><text:span text:style-name="T104">and corals’ </text:span><text:span text:style-name="T103">standing </text:span><text:span text:style-name="T102">biomass by sea warming. </text:span><text:span text:style-name="T103">H</text:span><text:span text:style-name="T207">erbivor</text:span><text:span text:style-name="T206">e </text:span><text:span text:style-name="T207">invertebrates </text:span><text:span text:style-name="T206">and </text:span><text:span text:style-name="T215">herbivore </text:span><text:span text:style-name="T206">fish maintain a critical ecosystem function on reefs </text:span><text:span text:style-name="T208">ecosystems</text:span><text:span text:style-name="T206"> by grazing algae, </text:span><text:span text:style-name="T211">improving nutrient cycling</text:span><text:span text:style-name="T206"> and maintaining highly productive algal turf assemblages. </text:span><text:span text:style-name="T209">But also abiotic factors were important predictors of </text:span><text:span text:style-name="T210">reef </text:span><text:span text:style-name="T209">benthic community state, with the influence of sea surface temperature stronger than all other covariates </text:span><text:span text:style-name="T216">on primary production, herbivore fish and corals s</text:span><text:span text:style-name="T217">tanding biomass</text:span><text:span text:style-name="T209"> </text:span><text:reference-mark-start text:name="ZOTERO_ITEM CSL_CITATION {&quot;citationID&quot;:&quot;a9Hi0DPw&quot;,&quot;properties&quot;:{&quot;formattedCitation&quot;:&quot;(Robinson et al. 2018)&quot;,&quot;plainCitation&quot;:&quot;(Robinson et al. 2018)&quot;,&quot;noteIndex&quot;:0},&quot;citationItems&quot;:[{&quot;id&quot;:740,&quot;uris&quot;:[&quot;http://zotero.org/users/5871544/items/NDGS2WVX&quot;],&quot;uri&quot;:[&quot;http://zotero.org/users/5871544/items/NDGS2WVX&quot;],&quot;itemData&quot;:{&quot;id&quot;:740,&quot;type&quot;:&quot;article-journal&quot;,&quot;abstract&quot;:&quot;Our ability to understand natural constraints on coral reef benthic communities requires quantitative assessment of the relative strengths of abiotic and biotic processes across large spatial scales. Here, we combine underwater images, visual censuses and remote sensing data for 1566 sites across 34 islands spanning the central-western Pacific Ocean, to empirically assess the relative roles of abiotic and grazing processes in determining the prevalence of calcifying organisms and fleshy algae on coral reefs. We used regression trees to identify the major predictors of benthic composition and to test whether anthropogenic stress at inhabited islands decouples natural relationships. We show that sea surface temperature, wave energy, oceanic productivity and aragonite saturation strongly influence benthic community composition; overlooking these factors may bias expectations of calcified reef states. Maintenance of grazing biomass above a relatively low threshold (~ 10–20 kg ha−1) may also prevent transitions to algal-dominated states, providing a tangible management target for rebuilding overexploited herbivore populations. Biophysical relationships did not decouple at inhabited islands, indicating that abiotic influences remain important macroscale processes, even at chronically disturbed reefs. However, spatial autocorrelation among inhabited reefs was substantial and exceeded abiotic and grazing influences, suggesting that natural constraints on reef benthos were superseded by unmeasured anthropogenic impacts. Evidence of strong abiotic influences on reef benthic communities underscores their importance in specifying quantitative targets for coral reef management and restoration that are realistic within the context of local conditions.&quot;,&quot;container-title&quot;:&quot;Coral Reefs&quot;,&quot;DOI&quot;:&quot;10.1007/s00338-018-01737-w&quot;,&quot;ISSN&quot;:&quot;1432-0975&quot;,&quot;issue&quot;:&quot;4&quot;,&quot;journalAbbreviation&quot;:&quot;Coral Reefs&quot;,&quot;language&quot;:&quot;en&quot;,&quot;page&quot;:&quot;1157-1168&quot;,&quot;source&quot;:&quot;Springer Link&quot;,&quot;title&quot;:&quot;Environmental conditions and herbivore biomass determine coral reef benthic community composition: implications for quantitative baselines&quot;,&quot;title-short&quot;:&quot;Environmental conditions and herbivore biomass determine coral reef benthic community composition&quot;,&quot;URL&quot;:&quot;https://doi.org/10.1007/s00338-018-01737-w&quot;,&quot;volume&quot;:&quot;37&quot;,&quot;author&quot;:[{&quot;family&quot;:&quot;Robinson&quot;,&quot;given&quot;:&quot;James P. W.&quot;},{&quot;family&quot;:&quot;Williams&quot;,&quot;given&quot;:&quot;Ivor D.&quot;},{&quot;family&quot;:&quot;Yeager&quot;,&quot;given&quot;:&quot;Lauren A.&quot;},{&quot;family&quot;:&quot;McPherson&quot;,&quot;given&quot;:&quot;Jana M.&quot;},{&quot;family&quot;:&quot;Clark&quot;,&quot;given&quot;:&quot;Jeanette&quot;},{&quot;family&quot;:&quot;Oliver&quot;,&quot;given&quot;:&quot;Thomas A.&quot;},{&quot;family&quot;:&quot;Baum&quot;,&quot;given&quot;:&quot;Julia K.&quot;}],&quot;accessed&quot;:{&quot;date-parts&quot;:[[&quot;2020&quot;,1,14]]},&quot;issued&quot;:{&quot;date-parts&quot;:[[&quot;2018&quot;,12,1]]}}}],&quot;schema&quot;:&quot;https://github.com/citation-style-language/schema/raw/master/csl-citation.json&quot;} RNDJV4D3lBYKV"/><text:span text:style-name="T209">(Robinson et al. 2018)</text:span><text:reference-mark-end text:name="ZOTERO_ITEM CSL_CITATION {&quot;citationID&quot;:&quot;a9Hi0DPw&quot;,&quot;properties&quot;:{&quot;formattedCitation&quot;:&quot;(Robinson et al. 2018)&quot;,&quot;plainCitation&quot;:&quot;(Robinson et al. 2018)&quot;,&quot;noteIndex&quot;:0},&quot;citationItems&quot;:[{&quot;id&quot;:740,&quot;uris&quot;:[&quot;http://zotero.org/users/5871544/items/NDGS2WVX&quot;],&quot;uri&quot;:[&quot;http://zotero.org/users/5871544/items/NDGS2WVX&quot;],&quot;itemData&quot;:{&quot;id&quot;:740,&quot;type&quot;:&quot;article-journal&quot;,&quot;abstract&quot;:&quot;Our ability to understand natural constraints on coral reef benthic communities requires quantitative assessment of the relative strengths of abiotic and biotic processes across large spatial scales. Here, we combine underwater images, visual censuses and remote sensing data for 1566 sites across 34 islands spanning the central-western Pacific Ocean, to empirically assess the relative roles of abiotic and grazing processes in determining the prevalence of calcifying organisms and fleshy algae on coral reefs. We used regression trees to identify the major predictors of benthic composition and to test whether anthropogenic stress at inhabited islands decouples natural relationships. We show that sea surface temperature, wave energy, oceanic productivity and aragonite saturation strongly influence benthic community composition; overlooking these factors may bias expectations of calcified reef states. Maintenance of grazing biomass above a relatively low threshold (~ 10–20 kg ha−1) may also prevent transitions to algal-dominated states, providing a tangible management target for rebuilding overexploited herbivore populations. Biophysical relationships did not decouple at inhabited islands, indicating that abiotic influences remain important macroscale processes, even at chronically disturbed reefs. However, spatial autocorrelation among inhabited reefs was substantial and exceeded abiotic and grazing influences, suggesting that natural constraints on reef benthos were superseded by unmeasured anthropogenic impacts. Evidence of strong abiotic influences on reef benthic communities underscores their importance in specifying quantitative targets for coral reef management and restoration that are realistic within the context of local conditions.&quot;,&quot;container-title&quot;:&quot;Coral Reefs&quot;,&quot;DOI&quot;:&quot;10.1007/s00338-018-01737-w&quot;,&quot;ISSN&quot;:&quot;1432-0975&quot;,&quot;issue&quot;:&quot;4&quot;,&quot;journalAbbreviation&quot;:&quot;Coral Reefs&quot;,&quot;language&quot;:&quot;en&quot;,&quot;page&quot;:&quot;1157-1168&quot;,&quot;source&quot;:&quot;Springer Link&quot;,&quot;title&quot;:&quot;Environmental conditions and herbivore biomass determine coral reef benthic community composition: implications for quantitative baselines&quot;,&quot;title-short&quot;:&quot;Environmental conditions and herbivore biomass determine coral reef benthic community composition&quot;,&quot;URL&quot;:&quot;https://doi.org/10.1007/s00338-018-01737-w&quot;,&quot;volume&quot;:&quot;37&quot;,&quot;author&quot;:[{&quot;family&quot;:&quot;Robinson&quot;,&quot;given&quot;:&quot;James P. W.&quot;},{&quot;family&quot;:&quot;Williams&quot;,&quot;given&quot;:&quot;Ivor D.&quot;},{&quot;family&quot;:&quot;Yeager&quot;,&quot;given&quot;:&quot;Lauren A.&quot;},{&quot;family&quot;:&quot;McPherson&quot;,&quot;given&quot;:&quot;Jana M.&quot;},{&quot;family&quot;:&quot;Clark&quot;,&quot;given&quot;:&quot;Jeanette&quot;},{&quot;family&quot;:&quot;Oliver&quot;,&quot;given&quot;:&quot;Thomas A.&quot;},{&quot;family&quot;:&quot;Baum&quot;,&quot;given&quot;:&quot;Julia K.&quot;}],&quot;accessed&quot;:{&quot;date-parts&quot;:[[&quot;2020&quot;,1,14]]},&quot;issued&quot;:{&quot;date-parts&quot;:[[&quot;2018&quot;,12,1]]}}}],&quot;schema&quot;:&quot;https://github.com/citation-style-language/schema/raw/master/csl-citation.json&quot;} RNDJV4D3lBYKV"/><text:span text:style-name="T209">. Because reef‐associated fish are highly dependent on complex </text:span><text:span text:style-name="T212">structured</text:span><text:span text:style-name="T209"> habitat, </text:span><text:span text:style-name="T217">our projected </text:span><text:span text:style-name="T212">primary producers and herbivore standing biomass </text:span><text:span text:style-name="T217">loss</text:span><text:span text:style-name="T209"> may lead to permanent </text:span><text:span text:style-name="T213">and negative</text:span><text:span text:style-name="T209"> changes in r</text:span><text:span text:style-name="T213">eef ecosystems.</text:span></text:p>
      <text:p text:style-name="P30"><text:span text:style-name="T213"><text:s/></text:span></text:p>
      <text:p text:style-name="P25"><text:span text:style-name="T162">Several assumptions underlie the patterns shown in </text:span><text:span text:style-name="T163">this study.</text:span><text:span text:style-name="T164"> </text:span><text:span text:style-name="T194">In the current version of E</text:span><text:span text:style-name="T195">copath software</text:span><text:span text:style-name="T194">, temperature functional responses are only capable of driving group consumption rates, they are not directly linked to group production or respiration rates, nor can we consider</text:span><text:span text:style-name="T195">ed</text:span><text:span text:style-name="T194"> the impact of temperature on recruitment or species physiological adaptations.</text:span><text:span text:style-name="T80"> These impacts might </text:span><text:soft-page-break/><text:span text:style-name="T80">have unforeseen consequences to the outcome of these simulations and for ecosystem interactions in general, which warrants more study in future. </text:span><text:span text:style-name="T81">Moreover, </text:span><text:span text:style-name="T76">ecosystems </text:span><text:span text:style-name="T82">are also driven by the cumulative impact of numerous climate change effects not considered in this study, such as salinity, ocean acidification and ocean deoxygenation. Therefore, conclusions drawn from modelling the impact of temperature in isolation may differ from those that consider the impact of interacting climate change effects. </text:span><text:span text:style-name="T253">Integration of climate, oceanographic, ecosystem, and population models that incorporate evolutionary processes,</text:span><text:span text:style-name="T254"> </text:span><text:span text:style-name="T251">life histories </text:span><text:span text:style-name="T252">and distribution </text:span><text:span text:style-name="T253">is needed to prioritize the climate-related conservation needs for these species. </text:span><text:span text:style-name="T82">Despite these assumptions and limitations, </text:span><text:span text:style-name="T76">t</text:span><text:span text:style-name="T77">he modelling approach used in this study</text:span><text:span text:style-name="T82"> deal with uncertainty associated with the </text:span><text:span text:style-name="T76">m</text:span><text:span text:style-name="T78">odel</text:span><text:span text:style-name="T82"> basic estimates </text:span><text:span text:style-name="T83">via via Monte Carlo simulations </text:span><text:span text:style-name="T82">and ascertain important trophic interactions through model fitting </text:span><text:span text:style-name="T84">to time series data</text:span><text:span text:style-name="T82">, which further our fundamental and quantitative understanding of the </text:span><text:span text:style-name="T84">consequences</text:span><text:span text:style-name="T77"> </text:span><text:span text:style-name="T78">of sea warming on </text:span><text:span text:style-name="T79">fish biomass dynamics and </text:span><text:span text:style-name="T78">ecosystem structure. </text:span></text:p>
      <text:p text:style-name="P26"><text:span text:style-name="T282"/></text:p>
      <text:p text:style-name="P11">Conclusions</text:p>
      <text:p text:style-name="P28"><text:span text:style-name="T34">There is considerable uncertainty on how the interplay of changing species interactions with climate change effects is altering the structure of ecosystems </text:span><text:span text:style-name="T35">globally</text:span><text:span text:style-name="T34">. Our </text:span><text:span text:style-name="T46">s</text:span><text:span text:style-name="T49">tudy show</text:span><text:span text:style-name="T34"> that, </text:span><text:span text:style-name="T37">under </text:span><text:span text:style-name="T174">higher RCP scenarios</text:span><text:span text:style-name="T34">, </text:span><text:span text:style-name="T46">s</text:span><text:span text:style-name="T51">ea</text:span><text:span text:style-name="T34"> warming is expected to transform </text:span><text:span text:style-name="T46">a </text:span><text:span text:style-name="T47">near-pristine reef</text:span><text:span text:style-name="T34"> ecosystem in terms of</text:span><text:span text:style-name="T246"> </text:span><text:span text:style-name="T247">a strong </text:span><text:span text:style-name="T249">decrease </text:span><text:span text:style-name="T250">of f</text:span><text:span text:style-name="T246">ish </text:span><text:span text:style-name="T247">standing </text:span><text:span text:style-name="T246">biomass </text:span><text:span text:style-name="T248">and its relative proportion </text:span><text:span text:style-name="T246">among trophic levels</text:span><text:span text:style-name="T34">. </text:span><text:span text:style-name="T46">F</text:span><text:span text:style-name="T34">ish </text:span><text:span text:style-name="T39">standing</text:span><text:span text:style-name="T34"> biomass is expected to decrease between 1</text:span><text:span text:style-name="T38">7</text:span><text:span text:style-name="T34">% and </text:span><text:span text:style-name="T46">8</text:span><text:span text:style-name="T50">6</text:span><text:span text:style-name="T34">% </text:span><text:span text:style-name="T36">while the food web </text:span><text:span text:style-name="T48">structure </text:span><text:span text:style-name="T174">disproportionately lose top predators and herbivores, </text:span><text:span text:style-name="T174">and become increasingly dominated by i</text:span><text:span text:style-name="T220">nvertivores</text:span><text:span text:style-name="T174">. </text:span><text:span text:style-name="T225">Comparable changes in f</text:span><text:span text:style-name="T226">ood web</text:span><text:span text:style-name="T225"> structure and s</text:span><text:span text:style-name="T227">tanding biomass</text:span><text:span text:style-name="T225"> m</text:span><text:span text:style-name="T229">ay </text:span><text:span text:style-name="T225">alter trophic interactions, resulting in trophic mismatches and community instability, producing an important feedback between global warming and e</text:span><text:span text:style-name="T228">cosystem functioning. </text:span></text:p>
      <text:p text:style-name="P43"><text:s/></text:p>
      <text:p text:style-name="P32"><text:span text:style-name="T144">Materials and methods</text:span><text:span text:style-name="T143"> </text:span></text:p>
      <text:p text:style-name="P47">A brief description of our modelling approach and data is outlined below. Materials and methods are supplemented with tables, figures and appendices (supplementary materials file), as well as all raw data <text:s/>and programming code to reproduce figures are publicly available at Git Hub public repository (<text:a xlink:type="simple" xlink:href="https://github.com/leomarameo7/Atoll_Rocas_project" text:style-name="ListLabel_20_3" text:visited-style-name="ListLabel_20_3"><text:span text:style-name="Internet_20_link">https://github.com/leomarameo7/Atoll_Rocas_project</text:span></text:a>). <text:span text:style-name="T288">All analysis and figures were implemented in R software version 3.6.1 <text:s/>(R Core Team 2019).</text:span></text:p>
      <text:p text:style-name="P27">Study area </text:p>
      <text:p text:style-name="P32"><text:span text:style-name="T289">Rocas atoll is located in the South Atlantic Ocean, approximately 230 km off the NE coast of Brazil (03°50’S, 33°49’W). Rocas is the only atoll formation in the South Atlantic and is part of a seamount chain in the E-W direction known as the Fracture Zone of Fernando de Noronha island. </text:span><text:soft-page-break/><text:span text:style-name="T257">The atoll surface area is 7.5 km</text:span><text:span text:style-name="T258">2</text:span><text:span text:style-name="T257">.</text:span><text:span text:style-name="T289"> <text:s/>Average sea surface temperature is 27.3 ºC and it varies between 26° and 29°C (Longo et al. 2015). The Rocas Atoll was established as a marine reserve in 1978, and effective enforcement was implemented in 1991 through the establishment of a permanent monitoring research station at the atoll. Currently, it is a Brazilian integral protected marine reserve, in which visual censuses of fish are made at least once a year (Figure 4). Being one of the few reef ecosystems in the western South Atlantic Ocean without direct human impacts (fishing, tourism, pollution), it can be considered as a natural laboratory where it is possible to test the current and future effects of climate change.</text:span></text:p>
      <text:p text:style-name="P36"/>
      <text:p text:style-name="P32"><text:span text:style-name="T244">Fig. 4 </text:span><text:span text:style-name="T243">Study location Rocas Atoll ecosystem (3°50’S, 33°49’W), with the different reef habitats. The illustration was retrieved from Longo et al. (2015) with permissions. </text:span></text:p>
      <text:p text:style-name="P37"/>
      <text:p text:style-name="P39">The food web model</text:p>
      <text:p text:style-name="P32"><text:span text:style-name="T137">The model was built in Ecopath with Ecosim (EwE) software version 6.6 beta 5 (details of the EwE modeling approach can be obtained from </text:span><text:span text:style-name="T290">www.ecopath.org</text:span><text:span text:style-name="T137">). The Ecopath module comprises a series of linear equations that define a mass-balance state of an aquatic food web (Polovina 1984). Individual species or groups of species are represented as functional groups, i.e., which have approximately the same growth rates, consumption rates, diets, and predators. The functional groups are regulated by gains (consumption, production, and immigration) and losses (mortality and emigration), and are linked to each other by predatory relationships (Christensen and Walters 2004). A set of linear equations describes flows of biomass into and out of discrete biomass functional group of the form (1):</text:span></text:p>
      <text:p text:style-name="P41"><text:span text:style-name="T2"><text:s text:c="2"/><text:tab/>(1)</text:span></text:p>
      <text:p text:style-name="P32"><text:span text:style-name="T2">where, for each functional group </text:span><text:span text:style-name="T9">i</text:span><text:span text:style-name="T2">, B stands for biomass, (P/B) stands for the production rate per unit of biomass, (Q/B) stands for the consumption rate per unit of biomass of predator </text:span><text:span text:style-name="T9">j</text:span><text:span text:style-name="T2">, DC</text:span><text:span text:style-name="T139">ji</text:span><text:span text:style-name="T2"> is the fraction of prey </text:span><text:span text:style-name="T9">i</text:span><text:span text:style-name="T2"> in the average diet of predator </text:span><text:span text:style-name="T9">j</text:span><text:span text:style-name="T2">, E is the net emigration rate, and BA is the biomass accumulation rate (Christensen and Walters 2004). EE is the ecotrophic efficiency representing the proportion of the production that is utilized in the system. </text:span></text:p>
      <text:p text:style-name="P24"/>
      <text:p text:style-name="P42"><text:span text:style-name="T141">Model parameterization</text:span><text:span text:style-name="T2"> </text:span></text:p>
      <text:p text:style-name="P47"><text:span text:style-name="T2">The Rocas Atoll Ecopath model was parameterized using data from visual censuses surveys, stock assessments, literature, FishBase </text:span><text:bookmark-start text:name="__UnoMark__50683_2234826371"/><text:bookmark-start text:name="__UnoMark__49151_2234826371"/><text:bookmark-start text:name="__UnoMark__49911_2234826371"/><text:span text:style-name="T2">(Froese and Pauly 2019),</text:span><text:bookmark-end text:name="__UnoMark__50683_2234826371"/><text:bookmark-end text:name="__UnoMark__49151_2234826371"/><text:bookmark-end text:name="__UnoMark__49911_2234826371"/><text:span text:style-name="T2"> and existing ecosystem models (Supplementary materials_1, Table S1). </text:span><text:span text:style-name="T237">All data were converted to biomass per unit area of reef (g·</text:span><text:span text:style-name="T238">m</text:span><text:span text:style-name="T241">-2</text:span><text:span text:style-name="T237">) using conversion factors from the literature for fish and most mobile invertebrates, and our </text:span><text:soft-page-break/><text:span text:style-name="T237">own determinations of coral and algal biomass per unit surface area (</text:span><text:span text:style-name="T240">Longo</text:span><text:span text:style-name="T237">, unpublished data, 20</text:span><text:span text:style-name="T238">15</text:span><text:span text:style-name="T237">).</text:span><text:span text:style-name="T239"> </text:span><text:span text:style-name="T2">Biomass estimates for single fish species groups were taken from underwater visual censuses (UVC) by the year 2012 until 2018. It was calculated from abundance-by-length data using length–weight relationships estimated with the local data. UVC consisted of belt transects in which a diver identified, counted, and estimated the total length of fish species inside an area of 40 m</text:span><text:span text:style-name="T121">2</text:span><text:span text:style-name="T2"> (20·2 m). The same diver returned searching for small, cryptic, and hidden species. A total of 153 UVC were performed in March 2012 (the year of the baseline model), and the number of transects in each habitat varied from 5 to 25, depending on the available area. It was generally acknowledged that counting fish that enter the survey boundaries after the census started could generate bias in the counts. We accounted for this general bias produced by fish speeds and survey procedures by standardizing observed fish abundances by relative biases values for different reef fish speeds. The biases for each combination of the survey parameters (fish speed, survey time, visibility, transect width, diver speed, fish turning angle) were taken in Ward-Paige et al. </text:span><text:bookmark-start text:name="__UnoMark__50694_2234826371"/><text:bookmark-start text:name="__UnoMark__49922_2234826371"/><text:bookmark-start text:name="__UnoMark__49162_2234826371"/><text:span text:style-name="T2">(2010)</text:span><text:bookmark-end text:name="__UnoMark__50694_2234826371"/><text:bookmark-end text:name="__UnoMark__49922_2234826371"/><text:bookmark-end text:name="__UnoMark__49162_2234826371"/><text:span text:style-name="T2">. Underwater visual censuses for 2013-2018 had the same methodology and a very similar observation effort and in several years, the same driver from 2012. </text:span></text:p>
      <text:p text:style-name="P47"><text:span text:style-name="T2">There are no biomass estimates for macroinvertebrates and microinvertebrates. Since these were not harvested in Rocas Atoll ecosystems, it was not possible to estimate biomass, and as such, the Ecotrophic Efficiency (EE) value was used instead. The EE of macroinvertebrates and skate rays was set to 0.9, and for microinvertebrates EE was set to 0.85. The choice of EE values was made based on recommendations in the literature </text:span><text:bookmark-start text:name="__UnoMark__50682_2234826371"/><text:bookmark-start text:name="__UnoMark__49910_2234826371"/><text:bookmark-start text:name="__UnoMark__49150_2234826371"/><text:span text:style-name="T2">(Heymans et al. 2016)</text:span><text:bookmark-end text:name="__UnoMark__50682_2234826371"/><text:bookmark-end text:name="__UnoMark__49910_2234826371"/><text:bookmark-end text:name="__UnoMark__49150_2234826371"/><text:span text:style-name="T2">. </text:span></text:p>
      <text:p text:style-name="P52"><text:span text:style-name="T2">For groups with multiple species, their biomasses were summed and then divided by the model area (7.5 km</text:span><text:span text:style-name="T121">2</text:span><text:span text:style-name="T2">). For species that only occupy part of the area, the biomass parameter was pro-rated by area.</text:span></text:p>
      <text:p text:style-name="P46">Diet composition</text:p>
      <text:p text:style-name="P47"><text:span text:style-name="T94">The fish diet mainly came from stomach contents analysis, stable isotopes analysis, and primary literature. Diet information for lower trophic levels was taken from primary literature (Supplementary materials, Table S1) (Longo et al. 2015; Andrades 2018). Estimates of P/B and Q/B of fish can be obtained from empirical equations (Pauly 1980; Palomares and Pauly 1998). For invertebrates, estimates for P/B and Q/B ratios were obtained from another South Atlantic Ecopath model (Ara</text:span>újo et al. 2017)<text:span text:style-name="T94">.</text:span></text:p>
      <text:p text:style-name="P38">Fish biomass accumulation </text:p>
      <text:p text:style-name="P24">Biomass accumulation of zero for all the groups in the Ecopath model is the same as assuming steady-state with the same biomass the start and at the end of the modeled year. In this study, <text:soft-page-break/>biomass accumulation values for fish species were calculated as the biomass in one year less previous biomass year averaged over six years (2012-2018). The values of biomass accumulation are given in Table S3, Supplementary materials_1. </text:p>
      <text:p text:style-name="P29"/>
      <text:p text:style-name="P52"><text:span text:style-name="T141">Development of temporal simulations using Ecosim</text:span><text:span text:style-name="T142"> </text:span><text:span text:style-name="T141">module</text:span></text:p>
      <text:p text:style-name="P24">In the time dynamic module of EwE (Ecosim), dynamics of a state variable are defined with a differential equation composed of sources and sink terms. Each state variable represents the biomass of a functional group (Christensen and Walters 2004). The definition of such a differential equation in Ecosim is as follows:</text:p>
      <text:p text:style-name="P40"><text:span text:style-name="T2"><draw:frame draw:style-name="fr1" draw:name="Object2" text:anchor-type="as-char" svg:width="2.8866in" svg:height="0.4492in" draw:z-index="1"><draw:object-ole xlink:href="./Object 7" xlink:type="simple" xlink:show="embed" xlink:actuate="onLoad"/><draw:image xlink:href="./ObjectReplacements/Object 7" xlink:type="simple" xlink:show="embed" xlink:actuate="onLoad"/><svg:desc>OLE-object</svg:desc></draw:frame></text:span><text:span text:style-name="T2"><text:tab/><text:tab/>(2)</text:span></text:p>
      <text:p text:style-name="P32"><text:span text:style-name="T2">where </text:span><text:span text:style-name="T9">d</text:span><text:span text:style-name="T2">B</text:span><text:span text:style-name="T139">i</text:span><text:span text:style-name="T2">/d</text:span><text:span text:style-name="T9">t </text:span><text:span text:style-name="T2">is the rate of change of biomass (B) of group </text:span><text:span text:style-name="T9">i</text:span><text:span text:style-name="T2"> over time t, γ is the growth efficiency of group </text:span><text:span text:style-name="T9">i</text:span><text:span text:style-name="T2">, </text:span><text:span text:style-name="T141">∑</text:span><text:span text:style-name="T2"> Q</text:span><text:span text:style-name="T139">ji</text:span><text:span text:style-name="T2"> is the sum of the consumptions of group </text:span><text:span text:style-name="T9">i</text:span><text:span text:style-name="T2"> over all of its preys, </text:span><text:span text:style-name="T141">∑</text:span><text:span text:style-name="T2"> Q</text:span><text:span text:style-name="T139">ij</text:span><text:span text:style-name="T2"> is the sum of the predation on group </text:span><text:span text:style-name="T9">i</text:span><text:span text:style-name="T2"> by all of its predators, I is the immigration, M is the non-predation mortality and </text:span><text:span text:style-name="T9">e</text:span><text:span text:style-name="T2"> is the emigration rate of group </text:span><text:span text:style-name="T9">i</text:span><text:span text:style-name="T2"> (Christensen and Walters 2004). Consumption rate (Q</text:span><text:span text:style-name="T139">ij</text:span><text:span text:style-name="T2">)</text:span><text:span text:style-name="T139"> </text:span><text:span text:style-name="T2">is defined on the basis of biomasses of predator and prey in a form that represents a modified version of the Holling type I functional response in order to consider only the part of the biomass of the prey </text:span><text:span text:style-name="T9">i</text:span><text:span text:style-name="T2"> that is accessible to the predator</text:span><text:span text:style-name="T9"> j</text:span><text:span text:style-name="T2"> (Ahrens et al. 2012). For each trophic interaction, the accessible biomass is dynamically defined on the basis of a parameter called “vulnerability” (for details, refer to Walters and Christensen 2007; Ahrens et al. 2012). <text:s/>For each predator-prey interaction, consumption rates are calculated as (3): </text:span></text:p>
      <text:p text:style-name="P40"><draw:frame draw:style-name="fr1" draw:name="Object3" text:anchor-type="as-char" svg:width="3.9563in" svg:height="0.4425in" draw:z-index="0"><draw:object-ole xlink:href="./Object 3" xlink:type="simple" xlink:show="embed" xlink:actuate="onLoad"/><draw:image xlink:href="./ObjectReplacements/Object 3" xlink:type="simple" xlink:show="embed" xlink:actuate="onLoad"/><svg:desc>OLE-object</svg:desc></draw:frame></text:p>
      <text:p text:style-name="P42"><text:span text:style-name="T138"><text:s/></text:span><text:span text:style-name="T2">where a</text:span><text:span text:style-name="T139">ij</text:span><text:span text:style-name="T2"> is the rate of effective search for prey (</text:span><text:span text:style-name="T9">i</text:span><text:span text:style-name="T2">) by predator (</text:span><text:span text:style-name="T9">j</text:span><text:span text:style-name="T2">), vij is the vulnerability parameter, T</text:span><text:span text:style-name="T139">i</text:span><text:span text:style-name="T2"> represents prey relative feeding time, T</text:span><text:span text:style-name="T139">j</text:span><text:span text:style-name="T2"> is the predator relative feeding time, B</text:span><text:span text:style-name="T139">i</text:span><text:span text:style-name="T2"> is prey biomass, P</text:span><text:span text:style-name="T139">j</text:span><text:span text:style-name="T2"> is predator abundance, M</text:span><text:span text:style-name="T139">ij</text:span><text:span text:style-name="T2"> is the mediation forcing effects, and D</text:span><text:span text:style-name="T139">j</text:span><text:span text:style-name="T2"> represents effects of handing time as a limit to consumption rate. Environmental response functions (</text:span><text:span text:style-name="T9">Env</text:span><text:span text:style-name="T140">function</text:span><text:span text:style-name="T9">, t</text:span><text:span text:style-name="T2">), which represent the tolerance relationship of a species to an environmental parameter (here defined with a minimum and maximum levels and the 5th and 90th preferable percentiles), can be used to account for environmental drivers that change overtime, such as temperature. It has to be noted that in EwE, non-living compartments (detritus) are set to be flow-based so their dynamic is almost insensitive to their initial biomass. In this study, Ecosim module was used to create time dynamic simulations, as initially represented by the mass-balanced Ecopath model for 2012 year, in response to observed data (</text:span>2012-2018<text:span text:style-name="T2">) and ocean warming scenarios (2018-2100).</text:span></text:p>
      <text:p text:style-name="P49"><text:soft-page-break/>Model fitting </text:p>
      <text:p text:style-name="P52"><text:span text:style-name="T2">The Rocas Atoll Ecopath model for the reference year 2012 was fitted to the fish time series (14 species, period 2012-2018) by conducting vulnerability parameters searches for each predator/prey diet combination. Vulnerability parameters are estimated using an optimization search routine in Ecosim, which reduces the sum of squares difference between the predicted and observed data </text:span><text:bookmark-start text:name="__UnoMark__50674_2234826371"/><text:bookmark-start text:name="__UnoMark__49902_2234826371"/><text:bookmark-start text:name="__UnoMark__49142_2234826371"/><text:span text:style-name="T2">(Scott et al. 2016)</text:span><text:bookmark-end text:name="__UnoMark__50674_2234826371"/><text:bookmark-end text:name="__UnoMark__49902_2234826371"/><text:bookmark-end text:name="__UnoMark__49142_2234826371"/><text:span text:style-name="T2">. The ‘best-fit’ model is found and determined by the minimum difference between model predictions to time-series observations using the weighted sum of squared differences (SS) and the Akaike Information Criterion (AIC) </text:span><text:bookmark-start text:name="__UnoMark__50675_2234826371"/><text:bookmark-start text:name="__UnoMark__49903_2234826371"/><text:bookmark-start text:name="__UnoMark__49143_2234826371"/><text:span text:style-name="T2">(Akaike 1974)</text:span><text:bookmark-end text:name="__UnoMark__50675_2234826371"/><text:bookmark-end text:name="__UnoMark__49903_2234826371"/><text:bookmark-end text:name="__UnoMark__49143_2234826371"/><text:span text:style-name="T2">, which penalizes for fitting too many parameters based on the number of time series available for estimating the SS. </text:span></text:p>
      <text:p text:style-name="P53">Fish biomass dynamics projections under ocean warming scenarios</text:p>
      <text:p text:style-name="P52"><text:span text:style-name="T2">Future </text:span>sea surface temperature<text:span text:style-name="T2"> projections were extracted from the Royal Netherlands Meteorological Institute Climate Explorer portal (http://climexp.knmi.nl) within the study area rectangle from the climate changing multi-model ensemble means (RCP2.6, RCP4.5 and RCP8.5 scenarios, Fig. S2, Supplementary Materials_2). Thirty-two model outputs, sourced from the Coupled Model Intercomparison Project phase 5 (CMIP5), were extracted for the study area with temperatures fluctuating around their mean.</text:span></text:p>
      <text:p text:style-name="P47"><text:span text:style-name="T2">Optimal temperatures and tolerances were defined for each species using estimates for minimum and maximum preferable and survivable temperatures from AquaMaps </text:span><text:bookmark-start text:name="__UnoMark__50693_2234826371"/><text:bookmark-start text:name="__UnoMark__49921_2234826371"/><text:bookmark-start text:name="__UnoMark__49161_2234826371"/><text:span text:style-name="T2">(Kaschner et al. 2019)</text:span><text:bookmark-end text:name="__UnoMark__50693_2234826371"/><text:bookmark-end text:name="__UnoMark__49921_2234826371"/><text:bookmark-end text:name="__UnoMark__49161_2234826371"/><text:span text:style-name="T2">. </text:span>Optimum temperatures were calculated by averaging 10th and 90th preferable temperature quantiles (Supplementary materials_2, Fig. S3). For groups with multiple species, temperature parameters were averaged and weighted by biomass. I<text:span text:style-name="T1">n Ecosim, optimal temperatures and tolerances were included as species temperature Gaussian response functions, as has already been done in other research using the Ewe approach in analyzing the temporal dynamics of fish biomass under increasing sea temperature </text:span><text:bookmark-start text:name="__UnoMark__50676_2234826371"/><text:bookmark-start text:name="__UnoMark__49904_2234826371"/><text:bookmark-start text:name="__UnoMark__49144_2234826371"/>(Bentley et al. 2017; Serpetti et al. 2017; Corrales et al. 2018)<text:bookmark-end text:name="__UnoMark__50676_2234826371"/><text:bookmark-end text:name="__UnoMark__49904_2234826371"/><text:bookmark-end text:name="__UnoMark__49144_2234826371"/><text:span text:style-name="T1">. The Gaussian function has been used widely throughout optimality studies of thermal performance curves </text:span><text:bookmark-start text:name="__UnoMark__50678_2234826371"/><text:bookmark-start text:name="__UnoMark__49906_2234826371"/><text:bookmark-start text:name="__UnoMark__49146_2234826371"/><text:span text:style-name="T1">(Cheung et al. 2009; Sunday et al. 2012; Betini et al. 2019)</text:span><text:bookmark-end text:name="__UnoMark__50678_2234826371"/><text:bookmark-end text:name="__UnoMark__49906_2234826371"/><text:bookmark-end text:name="__UnoMark__49146_2234826371"/><text:span text:style-name="T1">. </text:span></text:p>
      <text:p text:style-name="P47"><text:span text:style-name="T2">The intercept between each specific response function and the annual water temperature were used to calculate a factor to modify the predator consumption rates with a maximum multiplier of 1 which declines as the water temperature deviates from the optimum at a rate determined by the function standard deviations </text:span><text:bookmark-start text:name="__UnoMark__50680_2234826371"/><text:bookmark-start text:name="__UnoMark__49908_2234826371"/><text:bookmark-start text:name="__UnoMark__49148_2234826371"/><text:span text:style-name="T2">(Bentley et al. 2017)</text:span><text:bookmark-end text:name="__UnoMark__50680_2234826371"/><text:bookmark-end text:name="__UnoMark__49908_2234826371"/><text:bookmark-end text:name="__UnoMark__49148_2234826371"/><text:span text:style-name="T2">.</text:span></text:p>
      <text:p text:style-name="P50">Assessing uncertainty</text:p>
      <text:p text:style-name="P44"><text:soft-page-break/>The Monte Carlo routine in Ecosim was used to perform sensitivity analyses for <text:s/>projections of biomass dynamics under ocean warming. This routine tests the sensitivity of Ecosim's output to Ecopath input parameters by drawing input parameters from a uniform distribution centered on the base Ecopath value with the coefficients of variation set to default 0.1 <text:bookmark-start text:name="__UnoMark__49141_2234826371"/><text:bookmark-start text:name="__UnoMark__49901_2234826371"/><text:bookmark-start text:name="__UnoMark__50673_2234826371"/>(Christensen and Walters 2004)<text:bookmark-end text:name="__UnoMark__49141_2234826371"/><text:bookmark-end text:name="__UnoMark__49901_2234826371"/><text:bookmark-end text:name="__UnoMark__50673_2234826371"/>. In our study, we set coefficients of variation as 0.1 for P/B, Q/B, and Biomass Accumulation parameters. Fish biomass coefficients of variation were defined as the ratio between the standard deviation and the mean of each fish time series (Supplementary materials_2, Table S2). We ran 250 Monte Carlo simulations for each scenario based on coefficients of variation to determine the 95% confidence intervals.</text:p>
      <text:p text:style-name="P44"/>
      <text:p text:style-name="P45">References</text:p>
      <text:section text:style-name="Sect1" text:name="ZOTERO_BIBL {&quot;uncited&quot;:[],&quot;omitted&quot;:[],&quot;custom&quot;:[]} CSL_BIBLIOGRAPHY RND0ArxpI6RIs">
        <text:p text:style-name="Bibliography_20_1">Amarasekare P (2015) Effects of temperature on consumer–resource interactions. Journal of Animal Ecology 84:665–679. https://doi.org/10.1111/1365-2656.12320</text:p>
        <text:p text:style-name="Bibliography_20_1">Betini GS, Avgar T, McCann KS, Fryxell JM (2019) Temperature triggers a non-linear response in resource–consumer interaction strength. Ecosphere 10:e02787. https://doi.org/10.1002/ecs2.2787</text:p>
        <text:p text:style-name="Bibliography_20_1">Bideault A, Loreau M, Gravel D (2019) Temperature Modifies Consumer-Resource Interaction Strength Through Its Effects on Biological Rates and Body Mass. Front Ecol Evol 7:. https://doi.org/10.3389/fevo.2019.00045</text:p>
        <text:p text:style-name="Bibliography_20_1">Blois JL, Zarnetske PL, Fitzpatrick MC, Finnegan S (2013) Climate Change and the Past, Present, and Future of Biotic Interactions. Science 341:499–504. https://doi.org/10.1126/science.1237184</text:p>
        <text:p text:style-name="Bibliography_20_1">Bryndum‐Buchholz A, Tittensor DP, Blanchard JL, et al (2019) Twenty-first-century climate change impacts on marine animal biomass and ecosystem structure across ocean basins. Global Change Biology 25:459–472. https://doi.org/10.1111/gcb.14512</text:p>
        <text:p text:style-name="Bibliography_20_1">Estes JA, Terborgh J, Brashares JS, et al (2011) Trophic Downgrading of Planet Earth. Science 333:301–306. https://doi.org/10.1126/science.1205106</text:p>
        <text:p text:style-name="Bibliography_20_1">Hazen EL, Abrahms B, Brodie S, et al (2019) Marine top predators as climate and ecosystem sentinels. Frontiers in Ecology and the Environment 17:565–574. https://doi.org/10.1002/fee.2125</text:p>
        <text:p text:style-name="Bibliography_20_1">Lindmark M, Ohlberger J, Huss M, Gårdmark A (2019) Size-based ecological interactions drive food web responses to climate warming. Ecology Letters 22:778–786. https://doi.org/10.1111/ele.13235</text:p>
        <text:p text:style-name="Bibliography_20_1">Lotze HK, Tittensor DP, Bryndum-Buchholz A, et al (2019) Global ensemble projections reveal trophic amplification of ocean biomass declines with climate change. PNAS 116:12907–12912. https://doi.org/10.1073/pnas.1900194116</text:p>
        <text:p text:style-name="Bibliography_20_1"><text:soft-page-break/>McCauley DJ, Pinsky ML, Palumbi SR, et al (2015) Marine defaunation: Animal loss in the global ocean. Science 347:. https://doi.org/10.1126/science.1255641</text:p>
        <text:p text:style-name="Bibliography_20_1">McDonald-Madden E, Sabbadin R, Game ET, et al (2016) Using food-web theory to conserve ecosystems. Nature Communications 7:1–8. https://doi.org/10.1038/ncomms10245</text:p>
        <text:p text:style-name="Bibliography_20_1">Nolan C, Overpeck JT, Allen JRM, et al (2018) Past and future global transformation of terrestrial ecosystems under climate change. Science 361:920–923. https://doi.org/10.1126/science.aan5360</text:p>
        <text:p text:style-name="Bibliography_20_1">Paine RT (1980) Food Webs: Linkage, Interaction Strength and Community Infrastructure. Journal of Animal Ecology 49:667–685. https://doi.org/10.2307/4220</text:p>
        <text:p text:style-name="Bibliography_20_1">Petchey OL, McPhearson PT, Casey TM, Morin PJ (1999) Environmental warming alters food-web structure and ecosystem function. Nature 402:69–72. https://doi.org/10.1038/47023</text:p>
        <text:p text:style-name="Bibliography_20_1">Pimm S (1982) Food Webs. The University of Chicago Press</text:p>
        <text:p text:style-name="Bibliography_20_1">Pinsky ML, Eikeset AM, McCauley DJ, et al (2019) Greater vulnerability to warming of marine versus terrestrial ectotherms. Nature 569:108–111. https://doi.org/10.1038/s41586-019-1132-4</text:p>
        <text:p text:style-name="Bibliography_20_1">Polis GA, Winemiller KO (1996) Food Webs: Integration of Patterns &amp; Dynamics. Springer Science &amp; Business Media</text:p>
        <text:p text:style-name="Bibliography_20_1">Pörtner H-. O (2019) Special Report on the Ocean and Cryosphere in a Changing Climate</text:p>
        <text:p text:style-name="Bibliography_20_1">Pörtner HO, Knust R (2007) Climate Change Affects Marine Fishes Through the Oxygen Limitation of Thermal Tolerance. Science 315:95–97. https://doi.org/10.1126/science.1135471</text:p>
        <text:p text:style-name="Bibliography_20_1">Raftery AE, Zimmer A, Frierson DMW, et al (2017) Less than 2 °C warming by 2100 unlikely. Nature Climate Change 7:637–641. https://doi.org/10.1038/nclimate3352</text:p>
        <text:p text:style-name="Bibliography_20_1">Robinson JPW, Williams ID, Yeager LA, et al (2018) Environmental conditions and herbivore biomass determine coral reef benthic community composition: implications for quantitative baselines. Coral Reefs 37:1157–1168. https://doi.org/10.1007/s00338-018-01737-w</text:p>
        <text:p text:style-name="Bibliography_20_1">Roff G, Doropoulos C, Rogers A, et al (2016) The Ecological Role of Sharks on Coral Reefs. Trends in Ecology &amp; Evolution 31:395–407. https://doi.org/10.1016/j.tree.2016.02.014</text:p>
        <text:p text:style-name="Bibliography_20_1">Rooney N, McCann KS (2012) Integrating food web diversity, structure and stability. Trends in Ecology &amp; Evolution 27:40–46. https://doi.org/10.1016/j.tree.2011.09.001</text:p>
        <text:p text:style-name="Bibliography_20_1">Schmitz OJ, Hawlena D, Trussell GC (2010) Predator control of ecosystem nutrient dynamics. Ecology Letters 13:1199–1209. https://doi.org/10.1111/j.1461-0248.2010.01511.x</text:p>
        <text:p text:style-name="Bibliography_20_1">Sunday JM, Bates AE, Dulvy NK (2012) Thermal tolerance and the global redistribution of animals. Nature Climate Change 2:686–690. https://doi.org/10.1038/nclimate1539</text:p>
        <text:p text:style-name="Bibliography_20_1">Sydeman WJ, Poloczanska E, Reed TE, Thompson SA (2015) Climate change and marine vertebrates. Science 350:772–777. https://doi.org/10.1126/science.aac9874</text:p>
        <text:p text:style-name="Bibliography_20_1"><text:soft-page-break/>Ullah H, Nagelkerken I, Goldenberg SU, Fordham DA (2018) Climate change could drive marine food web collapse through altered trophic flows and cyanobacterial proliferation. PLOS Biology 16:e2003446. https://doi.org/10.1371/journal.pbio.2003446</text:p>
        <text:p text:style-name="Bibliography_20_1">Uszko W, Diehl S, Englund G, Amarasekare P (2017) Effects of warming on predator–prey interactions – a resource-based approach and a theoretical synthesis. Ecology Letters 20:513–523. https://doi.org/10.1111/ele.12755</text:p>
        <text:p text:style-name="Bibliography_20_1">Warren R, Price J, Graham E, et al (2018) The projected effect on insects, vertebrates, and plants of limiting global warming to 1.5°C rather than 2°C. Science 360:791–795. https://doi.org/10.1126/science.aar3646</text:p>
        <text:p text:style-name="Bibliography_20_1">Williams RJ, Martinez ND (2000) Simple rules yield complex food webs. Nature 404:180–183. https://doi.org/10.1038/35004572</text:p>
        <text:p text:style-name="Bibliography_20_1">Wilson E, Wolkovich E (2011) Scavenging: How carnivores and carrion structure communities. Trends in ecology &amp; evolution 26:129–35. https://doi.org/10.1016/j.tree.2010.12.011</text:p>
      </text:section>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dvTT3713a231" svg:font-family="AdvTT3713a231"/>
    <style:font-face style:name="AdvTT50a2f13e.I" svg:font-family="AdvTT50a2f13e.I"/>
    <style:font-face style:name="AdvTT911bbacd" svg:font-family="AdvTT911bbacd"/>
    <style:font-face style:name="AdvTTd7835f12" svg:font-family="AdvTTd7835f12"/>
    <style:font-face style:name="Arial" svg:font-family="Arial"/>
    <style:font-face style:name="Arial1" svg:font-family="Arial, sans-serif"/>
    <style:font-face style:name="Corbel" svg:font-family="Corbel"/>
    <style:font-face style:name="Georgia" svg:font-family="Georgia, serif"/>
    <style:font-face style:name="Helvetica" svg:font-family="Helvetica"/>
    <style:font-face style:name="Lora" svg:font-family="Lora, Palatino, Times, 'Times New Roman', serif"/>
    <style:font-face style:name="MinionPro" svg:font-family="MinionPro"/>
    <style:font-face style:name="NexusSerif" svg:font-family="NexusSerif, Georgia, 'Times New Roman', Times, STIXGeneral, 'Cambria Math', 'Lucida Sans Unicode', 'Microsoft Sans Serif', 'Segoe UI Symbol', 'Arial Unicode MS', serif"/>
    <style:font-face style:name="Open Sans1" svg:font-family="'Open Sans', HelveticaNeue, 'Helvetica Neue', Helvetica, Arial, sans-serif"/>
    <style:font-face style:name="Open Sans" svg:font-family="'Open Sans', icomoon, sans-serif"/>
    <style:font-face style:name="Roboto" svg:font-family="Roboto, 'Helvetica Neue', Helvetica, Arial, sans-serif"/>
    <style:font-face style:name="Lucida Sans1" svg:font-family="'Lucida Sans'" style:font-family-generic="swiss"/>
    <style:font-face style:name="AdvOT82c4f4c4" svg:font-family="AdvOT82c4f4c4" style:font-family-generic="roman" style:font-pitch="variable"/>
    <style:font-face style:name="GulliverIT" svg:font-family="GulliverIT"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Bold" svg:font-family="'Times Bold'"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Roman" svg:font-family="'Times Roman', '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Bold1" svg:font-family="'Times Bold'" style:font-family-generic="system" style:font-pitch="variable"/>
    <style:font-face style:name="Times New Roman" svg:font-family="'Times New Roman'" style:font-family-generic="system" style:font-pitch="variable"/>
    <style:font-face style:name="Times Roman1" svg:font-family="'Times Roman', '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fo:font-style="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1" style:display-name="Bibliography 1" style:family="paragraph" style:parent-style-name="Index" style:class="index">
      <style:paragraph-properties fo:margin-left="0.5in" fo:margin-right="0in" fo:margin-top="0in" fo:margin-bottom="0.1665in" loext:contextual-spacing="false" style:line-height-at-least="0.1665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07T16:14:24.472484446</meta:creation-date>
    <dc:date>2020-01-14T19:23:15.409658570</dc:date>
    <meta:editing-duration>PT7H55M38S</meta:editing-duration>
    <meta:editing-cycles>88</meta:editing-cycles>
    <meta:generator>LibreOffice/6.3.2.2$MacOSX_X86_64 LibreOffice_project/98b30e735bda24bc04ab42594c85f7fd8be07b9c</meta:generator>
    <dc:creator>Leonardo Capitani</dc:creator>
    <meta:document-statistic meta:table-count="0" meta:image-count="0" meta:object-count="2" meta:page-count="13" meta:paragraph-count="96" meta:word-count="4986" meta:character-count="33884" meta:non-whitespace-character-count="28963"/>
    <meta:user-defined meta:name="ZOTERO_PREF_1">&lt;data data-version="3" zotero-version="5.0.81"&gt;&lt;session id="3Mc2PtiH"/&gt;&lt;style id="http://www.zotero.org/styles/springer-basic-author-date" hasBibliography="1" bibliographyStyleHasBeenSet="0"/&gt;&lt;prefs&gt;&lt;pref name="fieldType" value="ReferenceMark"/&gt;&lt;/prefs&gt;&lt;/</meta:user-defined>
    <meta:user-defined meta:name="ZOTERO_PREF_2">data&gt;</meta:user-defined>
  </office:meta>
</office:document-meta>
</file>